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71.6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51.54pt"/>
    </style:style>
    <style:style style:name="co9" style:family="table-column">
      <style:table-column-properties fo:break-before="auto" style:column-width="177.76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68.49pt"/>
    </style:style>
    <style:style style:name="co12" style:family="table-column">
      <style:table-column-properties fo:break-before="auto" style:column-width="153.04pt"/>
    </style:style>
    <style:style style:name="co13" style:family="table-column">
      <style:table-column-properties fo:break-before="auto" style:column-width="179.29pt"/>
    </style:style>
    <style:style style:name="co14" style:family="table-column">
      <style:table-column-properties fo:break-before="auto" style:column-width="160.81pt"/>
    </style:style>
    <style:style style:name="co15" style:family="table-column">
      <style:table-column-properties fo:break-before="auto" style:column-width="187.06pt"/>
    </style:style>
    <style:style style:name="co16" style:family="table-column">
      <style:table-column-properties fo:break-before="auto" style:column-width="169.31pt"/>
    </style:style>
    <style:style style:name="co17" style:family="table-column">
      <style:table-column-properties fo:break-before="auto" style:column-width="195.56pt"/>
    </style:style>
    <style:style style:name="co18" style:family="table-column">
      <style:table-column-properties fo:break-before="auto" style:column-width="91.3pt"/>
    </style:style>
    <style:style style:name="co19" style:family="table-column">
      <style:table-column-properties fo:break-before="auto" style:column-width="117.55pt"/>
    </style:style>
    <style:style style:name="co20" style:family="table-column">
      <style:table-column-properties fo:break-before="auto" style:column-width="163.11pt"/>
    </style:style>
    <style:style style:name="co21" style:family="table-column">
      <style:table-column-properties fo:break-before="auto" style:column-width="189.35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180.11pt"/>
    </style:style>
    <style:style style:name="co24" style:family="table-column">
      <style:table-column-properties fo:break-before="auto" style:column-width="164.64pt"/>
    </style:style>
    <style:style style:name="co25" style:family="table-column">
      <style:table-column-properties fo:break-before="auto" style:column-width="190.91pt"/>
    </style:style>
    <style:style style:name="co26" style:family="table-column">
      <style:table-column-properties fo:break-before="auto" style:column-width="172.35pt"/>
    </style:style>
    <style:style style:name="co27" style:family="table-column">
      <style:table-column-properties fo:break-before="auto" style:column-width="198.6pt"/>
    </style:style>
    <style:style style:name="co28" style:family="table-column">
      <style:table-column-properties fo:break-before="auto" style:column-width="180.85pt"/>
    </style:style>
    <style:style style:name="co29" style:family="table-column">
      <style:table-column-properties fo:break-before="auto" style:column-width="207.1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B01001C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  <table:table-cell office:value-type="string" calcext:value-type="string">
            <text:p>HD01_VD18</text:p>
          </table:table-cell>
          <table:table-cell office:value-type="string" calcext:value-type="string">
            <text:p>HD02_VD18</text:p>
          </table:table-cell>
          <table:table-cell office:value-type="string" calcext:value-type="string">
            <text:p>HD01_VD19</text:p>
          </table:table-cell>
          <table:table-cell office:value-type="string" calcext:value-type="string">
            <text:p>HD02_VD19</text:p>
          </table:table-cell>
          <table:table-cell office:value-type="string" calcext:value-type="string">
            <text:p>HD01_VD20</text:p>
          </table:table-cell>
          <table:table-cell office:value-type="string" calcext:value-type="string">
            <text:p>HD02_VD20</text:p>
          </table:table-cell>
          <table:table-cell office:value-type="string" calcext:value-type="string">
            <text:p>HD01_VD21</text:p>
          </table:table-cell>
          <table:table-cell office:value-type="string" calcext:value-type="string">
            <text:p>HD02_VD21</text:p>
          </table:table-cell>
          <table:table-cell office:value-type="string" calcext:value-type="string">
            <text:p>HD01_VD22</text:p>
          </table:table-cell>
          <table:table-cell office:value-type="string" calcext:value-type="string">
            <text:p>HD02_VD22</text:p>
          </table:table-cell>
          <table:table-cell office:value-type="string" calcext:value-type="string">
            <text:p>HD01_VD23</text:p>
          </table:table-cell>
          <table:table-cell office:value-type="string" calcext:value-type="string">
            <text:p>HD02_VD23</text:p>
          </table:table-cell>
          <table:table-cell office:value-type="string" calcext:value-type="string">
            <text:p>HD01_VD24</text:p>
          </table:table-cell>
          <table:table-cell office:value-type="string" calcext:value-type="string">
            <text:p>HD02_VD24</text:p>
          </table:table-cell>
          <table:table-cell office:value-type="string" calcext:value-type="string">
            <text:p>HD01_VD25</text:p>
          </table:table-cell>
          <table:table-cell office:value-type="string" calcext:value-type="string">
            <text:p>HD02_VD25</text:p>
          </table:table-cell>
          <table:table-cell office:value-type="string" calcext:value-type="string">
            <text:p>HD01_VD26</text:p>
          </table:table-cell>
          <table:table-cell office:value-type="string" calcext:value-type="string">
            <text:p>HD02_VD26</text:p>
          </table:table-cell>
          <table:table-cell office:value-type="string" calcext:value-type="string">
            <text:p>HD01_VD27</text:p>
          </table:table-cell>
          <table:table-cell office:value-type="string" calcext:value-type="string">
            <text:p>HD02_VD27</text:p>
          </table:table-cell>
          <table:table-cell office:value-type="string" calcext:value-type="string">
            <text:p>HD01_VD28</text:p>
          </table:table-cell>
          <table:table-cell office:value-type="string" calcext:value-type="string">
            <text:p>HD02_VD28</text:p>
          </table:table-cell>
          <table:table-cell office:value-type="string" calcext:value-type="string">
            <text:p>HD01_VD29</text:p>
          </table:table-cell>
          <table:table-cell office:value-type="string" calcext:value-type="string">
            <text:p>HD02_VD29</text:p>
          </table:table-cell>
          <table:table-cell office:value-type="string" calcext:value-type="string">
            <text:p>HD01_VD30</text:p>
          </table:table-cell>
          <table:table-cell office:value-type="string" calcext:value-type="string">
            <text:p>HD02_VD30</text:p>
          </table:table-cell>
          <table:table-cell office:value-type="string" calcext:value-type="string">
            <text:p>HD01_VD31</text:p>
          </table:table-cell>
          <table:table-cell office:value-type="string" calcext:value-type="string">
            <text:p>HD02_VD3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Male:</text:p>
          </table:table-cell>
          <table:table-cell office:value-type="string" calcext:value-type="string">
            <text:p>Margin of Error; Male:</text:p>
          </table:table-cell>
          <table:table-cell office:value-type="string" calcext:value-type="string">
            <text:p>Estimate; Male: - Under 5 years</text:p>
          </table:table-cell>
          <table:table-cell office:value-type="string" calcext:value-type="string">
            <text:p>Margin of Error; Male: - Under 5 years</text:p>
          </table:table-cell>
          <table:table-cell office:value-type="string" calcext:value-type="string">
            <text:p>Estimate; Male: - 5 to 9 years</text:p>
          </table:table-cell>
          <table:table-cell office:value-type="string" calcext:value-type="string">
            <text:p>Margin of Error; Male: - 5 to 9 years</text:p>
          </table:table-cell>
          <table:table-cell office:value-type="string" calcext:value-type="string">
            <text:p>Estimate; Male: - 10 to 14 years</text:p>
          </table:table-cell>
          <table:table-cell office:value-type="string" calcext:value-type="string">
            <text:p>Margin of Error; Male: - 10 to 14 years</text:p>
          </table:table-cell>
          <table:table-cell office:value-type="string" calcext:value-type="string">
            <text:p>Estimate; Male: - 15 to 17 years</text:p>
          </table:table-cell>
          <table:table-cell office:value-type="string" calcext:value-type="string">
            <text:p>Margin of Error; Male: - 15 to 17 years</text:p>
          </table:table-cell>
          <table:table-cell office:value-type="string" calcext:value-type="string">
            <text:p>Estimate; Male: - 18 and 19 years</text:p>
          </table:table-cell>
          <table:table-cell office:value-type="string" calcext:value-type="string">
            <text:p>Margin of Error; Male: - 18 and 19 years</text:p>
          </table:table-cell>
          <table:table-cell office:value-type="string" calcext:value-type="string">
            <text:p>Estimate; Male: - 20 to 24 years</text:p>
          </table:table-cell>
          <table:table-cell office:value-type="string" calcext:value-type="string">
            <text:p>Margin of Error; Male: - 20 to 24 years</text:p>
          </table:table-cell>
          <table:table-cell office:value-type="string" calcext:value-type="string">
            <text:p>Estimate; Male: - 25 to 29 years</text:p>
          </table:table-cell>
          <table:table-cell office:value-type="string" calcext:value-type="string">
            <text:p>Margin of Error; Male: - 25 to 29 years</text:p>
          </table:table-cell>
          <table:table-cell office:value-type="string" calcext:value-type="string">
            <text:p>Estimate; Male: - 30 to 34 years</text:p>
          </table:table-cell>
          <table:table-cell office:value-type="string" calcext:value-type="string">
            <text:p>Margin of Error; Male: - 30 to 34 years</text:p>
          </table:table-cell>
          <table:table-cell office:value-type="string" calcext:value-type="string">
            <text:p>Estimate; Male: - 35 to 44 years</text:p>
          </table:table-cell>
          <table:table-cell office:value-type="string" calcext:value-type="string">
            <text:p>Margin of Error; Male: - 35 to 44 years</text:p>
          </table:table-cell>
          <table:table-cell office:value-type="string" calcext:value-type="string">
            <text:p>Estimate; Male: - 45 to 54 years</text:p>
          </table:table-cell>
          <table:table-cell office:value-type="string" calcext:value-type="string">
            <text:p>Margin of Error; Male: - 45 to 54 years</text:p>
          </table:table-cell>
          <table:table-cell office:value-type="string" calcext:value-type="string">
            <text:p>Estimate; Male: - 55 to 64 years</text:p>
          </table:table-cell>
          <table:table-cell office:value-type="string" calcext:value-type="string">
            <text:p>Margin of Error; Male: - 55 to 64 years</text:p>
          </table:table-cell>
          <table:table-cell office:value-type="string" calcext:value-type="string">
            <text:p>Estimate; Male: - 65 to 74 years</text:p>
          </table:table-cell>
          <table:table-cell office:value-type="string" calcext:value-type="string">
            <text:p>Margin of Error; Male: - 65 to 74 years</text:p>
          </table:table-cell>
          <table:table-cell office:value-type="string" calcext:value-type="string">
            <text:p>Estimate; Male: - 75 to 84 years</text:p>
          </table:table-cell>
          <table:table-cell office:value-type="string" calcext:value-type="string">
            <text:p>Margin of Error; Male: - 75 to 84 years</text:p>
          </table:table-cell>
          <table:table-cell office:value-type="string" calcext:value-type="string">
            <text:p>Estimate; Male: - 85 years and over</text:p>
          </table:table-cell>
          <table:table-cell office:value-type="string" calcext:value-type="string">
            <text:p>Margin of Error; Male: - 85 years and over</text:p>
          </table:table-cell>
          <table:table-cell office:value-type="string" calcext:value-type="string">
            <text:p>Estimate; Female:</text:p>
          </table:table-cell>
          <table:table-cell office:value-type="string" calcext:value-type="string">
            <text:p>Margin of Error; Female:</text:p>
          </table:table-cell>
          <table:table-cell office:value-type="string" calcext:value-type="string">
            <text:p>Estimate; Female: - Under 5 years</text:p>
          </table:table-cell>
          <table:table-cell office:value-type="string" calcext:value-type="string">
            <text:p>Margin of Error; Female: - Under 5 years</text:p>
          </table:table-cell>
          <table:table-cell office:value-type="string" calcext:value-type="string">
            <text:p>Estimate; Female: - 5 to 9 years</text:p>
          </table:table-cell>
          <table:table-cell office:value-type="string" calcext:value-type="string">
            <text:p>Margin of Error; Female: - 5 to 9 years</text:p>
          </table:table-cell>
          <table:table-cell office:value-type="string" calcext:value-type="string">
            <text:p>Estimate; Female: - 10 to 14 years</text:p>
          </table:table-cell>
          <table:table-cell office:value-type="string" calcext:value-type="string">
            <text:p>Margin of Error; Female: - 10 to 14 years</text:p>
          </table:table-cell>
          <table:table-cell office:value-type="string" calcext:value-type="string">
            <text:p>Estimate; Female: - 15 to 17 years</text:p>
          </table:table-cell>
          <table:table-cell office:value-type="string" calcext:value-type="string">
            <text:p>Margin of Error; Female: - 15 to 17 years</text:p>
          </table:table-cell>
          <table:table-cell office:value-type="string" calcext:value-type="string">
            <text:p>Estimate; Female: - 18 and 19 years</text:p>
          </table:table-cell>
          <table:table-cell office:value-type="string" calcext:value-type="string">
            <text:p>Margin of Error; Female: - 18 and 19 years</text:p>
          </table:table-cell>
          <table:table-cell office:value-type="string" calcext:value-type="string">
            <text:p>Estimate; Female: - 20 to 24 years</text:p>
          </table:table-cell>
          <table:table-cell office:value-type="string" calcext:value-type="string">
            <text:p>Margin of Error; Female: - 20 to 24 years</text:p>
          </table:table-cell>
          <table:table-cell office:value-type="string" calcext:value-type="string">
            <text:p>Estimate; Female: - 25 to 29 years</text:p>
          </table:table-cell>
          <table:table-cell office:value-type="string" calcext:value-type="string">
            <text:p>Margin of Error; Female: - 25 to 29 years</text:p>
          </table:table-cell>
          <table:table-cell office:value-type="string" calcext:value-type="string">
            <text:p>Estimate; Female: - 30 to 34 years</text:p>
          </table:table-cell>
          <table:table-cell office:value-type="string" calcext:value-type="string">
            <text:p>Margin of Error; Female: - 30 to 34 years</text:p>
          </table:table-cell>
          <table:table-cell office:value-type="string" calcext:value-type="string">
            <text:p>Estimate; Female: - 35 to 44 years</text:p>
          </table:table-cell>
          <table:table-cell office:value-type="string" calcext:value-type="string">
            <text:p>Margin of Error; Female: - 35 to 44 years</text:p>
          </table:table-cell>
          <table:table-cell office:value-type="string" calcext:value-type="string">
            <text:p>Estimate; Female: - 45 to 54 years</text:p>
          </table:table-cell>
          <table:table-cell office:value-type="string" calcext:value-type="string">
            <text:p>Margin of Error; Female: - 45 to 54 years</text:p>
          </table:table-cell>
          <table:table-cell office:value-type="string" calcext:value-type="string">
            <text:p>Estimate; Female: - 55 to 64 years</text:p>
          </table:table-cell>
          <table:table-cell office:value-type="string" calcext:value-type="string">
            <text:p>Margin of Error; Female: - 55 to 64 years</text:p>
          </table:table-cell>
          <table:table-cell office:value-type="string" calcext:value-type="string">
            <text:p>Estimate; Female: - 65 to 74 years</text:p>
          </table:table-cell>
          <table:table-cell office:value-type="string" calcext:value-type="string">
            <text:p>Margin of Error; Female: - 65 to 74 years</text:p>
          </table:table-cell>
          <table:table-cell office:value-type="string" calcext:value-type="string">
            <text:p>Estimate; Female: - 75 to 84 years</text:p>
          </table:table-cell>
          <table:table-cell office:value-type="string" calcext:value-type="string">
            <text:p>Margin of Error; Female: - 75 to 84 years</text:p>
          </table:table-cell>
          <table:table-cell office:value-type="string" calcext:value-type="string">
            <text:p>Estimate; Female: - 85 years and over</text:p>
          </table:table-cell>
          <table:table-cell office:value-type="string" calcext:value-type="string">
            <text:p>Margin of Error; Female: - 85 years and over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21787" calcext:value-type="float">
            <text:p>21787</text:p>
          </table:table-cell>
          <table:table-cell office:value-type="float" office:value="2373" calcext:value-type="float">
            <text:p>2373</text:p>
          </table:table-cell>
          <table:table-cell office:value-type="float" office:value="10135" calcext:value-type="float">
            <text:p>10135</text:p>
          </table:table-cell>
          <table:table-cell office:value-type="float" office:value="1577" calcext:value-type="float">
            <text:p>1577</text:p>
          </table:table-cell>
          <table:table-cell office:value-type="float" office:value="878" calcext:value-type="float">
            <text:p>878</text:p>
          </table:table-cell>
          <table:table-cell office:value-type="float" office:value="483" calcext:value-type="float">
            <text:p>483</text:p>
          </table:table-cell>
          <table:table-cell office:value-type="float" office:value="996" calcext:value-type="float">
            <text:p>996</text:p>
          </table:table-cell>
          <table:table-cell office:value-type="float" office:value="561" calcext:value-type="float">
            <text:p>561</text:p>
          </table:table-cell>
          <table:table-cell office:value-type="float" office:value="797" calcext:value-type="float">
            <text:p>797</text:p>
          </table:table-cell>
          <table:table-cell office:value-type="float" office:value="441" calcext:value-type="float">
            <text:p>441</text:p>
          </table:table-cell>
          <table:table-cell office:value-type="float" office:value="937" calcext:value-type="float">
            <text:p>937</text:p>
          </table:table-cell>
          <table:table-cell office:value-type="float" office:value="347" calcext:value-type="float">
            <text:p>347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019" calcext:value-type="float">
            <text:p>1019</text:p>
          </table:table-cell>
          <table:table-cell office:value-type="float" office:value="327" calcext:value-type="float">
            <text:p>327</text:p>
          </table:table-cell>
          <table:table-cell office:value-type="float" office:value="491" calcext:value-type="float">
            <text:p>491</text:p>
          </table:table-cell>
          <table:table-cell office:value-type="float" office:value="334" calcext:value-type="float">
            <text:p>334</text:p>
          </table:table-cell>
          <table:table-cell office:value-type="float" office:value="867" calcext:value-type="float">
            <text:p>867</text:p>
          </table:table-cell>
          <table:table-cell office:value-type="float" office:value="205" calcext:value-type="float">
            <text:p>205</text:p>
          </table:table-cell>
          <table:table-cell office:value-type="float" office:value="1482" calcext:value-type="float">
            <text:p>1482</text:p>
          </table:table-cell>
          <table:table-cell office:value-type="float" office:value="570" calcext:value-type="float">
            <text:p>570</text:p>
          </table:table-cell>
          <table:table-cell office:value-type="float" office:value="1375" calcext:value-type="float">
            <text:p>1375</text:p>
          </table:table-cell>
          <table:table-cell office:value-type="float" office:value="600" calcext:value-type="float">
            <text:p>600</text:p>
          </table:table-cell>
          <table:table-cell office:value-type="float" office:value="927" calcext:value-type="float">
            <text:p>927</text:p>
          </table:table-cell>
          <table:table-cell office:value-type="float" office:value="354" calcext:value-type="float">
            <text:p>354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652" calcext:value-type="float">
            <text:p>11652</text:p>
          </table:table-cell>
          <table:table-cell office:value-type="float" office:value="1545" calcext:value-type="float">
            <text:p>1545</text:p>
          </table:table-cell>
          <table:table-cell office:value-type="float" office:value="1150" calcext:value-type="float">
            <text:p>1150</text:p>
          </table:table-cell>
          <table:table-cell office:value-type="float" office:value="304" calcext:value-type="float">
            <text:p>304</text:p>
          </table:table-cell>
          <table:table-cell office:value-type="float" office:value="1072" calcext:value-type="float">
            <text:p>1072</text:p>
          </table:table-cell>
          <table:table-cell office:value-type="float" office:value="419" calcext:value-type="float">
            <text:p>419</text:p>
          </table:table-cell>
          <table:table-cell office:value-type="float" office:value="959" calcext:value-type="float">
            <text:p>959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office:value-type="float" office:value="252" calcext:value-type="float">
            <text:p>252</text:p>
          </table:table-cell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office:value-type="float" office:value="1011" calcext:value-type="float">
            <text:p>1011</text:p>
          </table:table-cell>
          <table:table-cell office:value-type="float" office:value="467" calcext:value-type="float">
            <text:p>467</text:p>
          </table:table-cell>
          <table:table-cell office:value-type="float" office:value="1001" calcext:value-type="float">
            <text:p>1001</text:p>
          </table:table-cell>
          <table:table-cell office:value-type="float" office:value="358" calcext:value-type="float">
            <text:p>358</text:p>
          </table:table-cell>
          <table:table-cell office:value-type="float" office:value="856" calcext:value-type="float">
            <text:p>856</text:p>
          </table:table-cell>
          <table:table-cell office:value-type="float" office:value="298" calcext:value-type="float">
            <text:p>298</text:p>
          </table:table-cell>
          <table:table-cell office:value-type="float" office:value="1505" calcext:value-type="float">
            <text:p>1505</text:p>
          </table:table-cell>
          <table:table-cell office:value-type="float" office:value="608" calcext:value-type="float">
            <text:p>608</text:p>
          </table:table-cell>
          <table:table-cell office:value-type="float" office:value="1338" calcext:value-type="float">
            <text:p>1338</text:p>
          </table:table-cell>
          <table:table-cell office:value-type="float" office:value="477" calcext:value-type="float">
            <text:p>477</text:p>
          </table:table-cell>
          <table:table-cell office:value-type="float" office:value="1081" calcext:value-type="float">
            <text:p>1081</text:p>
          </table:table-cell>
          <table:table-cell office:value-type="float" office:value="319" calcext:value-type="float">
            <text:p>319</text:p>
          </table:table-cell>
          <table:table-cell office:value-type="float" office:value="730" calcext:value-type="float">
            <text:p>730</text:p>
          </table:table-cell>
          <table:table-cell office:value-type="float" office:value="216" calcext:value-type="float">
            <text:p>216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4736" calcext:value-type="float">
            <text:p>4736</text:p>
          </table:table-cell>
          <table:table-cell office:value-type="float" office:value="855" calcext:value-type="float">
            <text:p>855</text:p>
          </table:table-cell>
          <table:table-cell office:value-type="float" office:value="2285" calcext:value-type="float">
            <text:p>2285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31" calcext:value-type="float">
            <text:p>531</text:p>
          </table:table-cell>
          <table:table-cell office:value-type="float" office:value="269" calcext:value-type="float">
            <text:p>269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342" calcext:value-type="float">
            <text:p>342</text:p>
          </table:table-cell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51" calcext:value-type="float">
            <text:p>2451</text:p>
          </table:table-cell>
          <table:table-cell office:value-type="float" office:value="558" calcext:value-type="float">
            <text:p>558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198" calcext:value-type="float">
            <text:p>198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521" calcext:value-type="float">
            <text:p>521</text:p>
          </table:table-cell>
          <table:table-cell office:value-type="float" office:value="221" calcext:value-type="float">
            <text:p>221</text:p>
          </table:table-cell>
          <table:table-cell office:value-type="float" office:value="365" calcext:value-type="float">
            <text:p>365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52727" calcext:value-type="float">
            <text:p>52727</text:p>
          </table:table-cell>
          <table:table-cell office:value-type="float" office:value="568" calcext:value-type="float">
            <text:p>568</text:p>
          </table:table-cell>
          <table:table-cell office:value-type="float" office:value="25937" calcext:value-type="float">
            <text:p>25937</text:p>
          </table:table-cell>
          <table:table-cell office:value-type="float" office:value="276" calcext:value-type="float">
            <text:p>276</text:p>
          </table:table-cell>
          <table:table-cell office:value-type="float" office:value="2331" calcext:value-type="float">
            <text:p>2331</text:p>
          </table:table-cell>
          <table:table-cell office:value-type="float" office:value="305" calcext:value-type="float">
            <text:p>305</text:p>
          </table:table-cell>
          <table:table-cell office:value-type="float" office:value="2304" calcext:value-type="float">
            <text:p>2304</text:p>
          </table:table-cell>
          <table:table-cell office:value-type="float" office:value="417" calcext:value-type="float">
            <text:p>417</text:p>
          </table:table-cell>
          <table:table-cell office:value-type="float" office:value="2713" calcext:value-type="float">
            <text:p>2713</text:p>
          </table:table-cell>
          <table:table-cell office:value-type="float" office:value="427" calcext:value-type="float">
            <text:p>427</text:p>
          </table:table-cell>
          <table:table-cell office:value-type="float" office:value="1772" calcext:value-type="float">
            <text:p>1772</text:p>
          </table:table-cell>
          <table:table-cell office:value-type="float" office:value="305" calcext:value-type="float">
            <text:p>305</text:p>
          </table:table-cell>
          <table:table-cell office:value-type="float" office:value="1112" calcext:value-type="float">
            <text:p>1112</text:p>
          </table:table-cell>
          <table:table-cell office:value-type="float" office:value="305" calcext:value-type="float">
            <text:p>305</text:p>
          </table:table-cell>
          <table:table-cell office:value-type="float" office:value="1931" calcext:value-type="float">
            <text:p>1931</text:p>
          </table:table-cell>
          <table:table-cell office:value-type="float" office:value="102" calcext:value-type="float">
            <text:p>102</text:p>
          </table:table-cell>
          <table:table-cell office:value-type="float" office:value="1682" calcext:value-type="float">
            <text:p>1682</text:p>
          </table:table-cell>
          <table:table-cell office:value-type="float" office:value="182" calcext:value-type="float">
            <text:p>182</text:p>
          </table:table-cell>
          <table:table-cell office:value-type="float" office:value="1434" calcext:value-type="float">
            <text:p>1434</text:p>
          </table:table-cell>
          <table:table-cell office:value-type="float" office:value="69" calcext:value-type="float">
            <text:p>69</text:p>
          </table:table-cell>
          <table:table-cell office:value-type="float" office:value="2983" calcext:value-type="float">
            <text:p>2983</text:p>
          </table:table-cell>
          <table:table-cell office:value-type="float" office:value="102" calcext:value-type="float">
            <text:p>102</text:p>
          </table:table-cell>
          <table:table-cell office:value-type="float" office:value="3216" calcext:value-type="float">
            <text:p>3216</text:p>
          </table:table-cell>
          <table:table-cell office:value-type="float" office:value="305" calcext:value-type="float">
            <text:p>305</text:p>
          </table:table-cell>
          <table:table-cell office:value-type="float" office:value="2260" calcext:value-type="float">
            <text:p>2260</text:p>
          </table:table-cell>
          <table:table-cell office:value-type="float" office:value="305" calcext:value-type="float">
            <text:p>305</text:p>
          </table:table-cell>
          <table:table-cell office:value-type="float" office:value="1355" calcext:value-type="float">
            <text:p>1355</text:p>
          </table:table-cell>
          <table:table-cell office:value-type="float" office:value="54" calcext:value-type="float">
            <text:p>54</text:p>
          </table:table-cell>
          <table:table-cell office:value-type="float" office:value="453" calcext:value-type="float">
            <text:p>453</text:p>
          </table:table-cell>
          <table:table-cell office:value-type="float" office:value="251" calcext:value-type="float">
            <text:p>251</text:p>
          </table:table-cell>
          <table:table-cell office:value-type="float" office:value="391" calcext:value-type="float">
            <text:p>391</text:p>
          </table:table-cell>
          <table:table-cell office:value-type="float" office:value="251" calcext:value-type="float">
            <text:p>251</text:p>
          </table:table-cell>
          <table:table-cell office:value-type="float" office:value="26790" calcext:value-type="float">
            <text:p>26790</text:p>
          </table:table-cell>
          <table:table-cell office:value-type="float" office:value="411" calcext:value-type="float">
            <text:p>411</text:p>
          </table:table-cell>
          <table:table-cell office:value-type="float" office:value="2213" calcext:value-type="float">
            <text:p>2213</text:p>
          </table:table-cell>
          <table:table-cell office:value-type="float" office:value="139" calcext:value-type="float">
            <text:p>139</text:p>
          </table:table-cell>
          <table:table-cell office:value-type="float" office:value="2202" calcext:value-type="float">
            <text:p>2202</text:p>
          </table:table-cell>
          <table:table-cell office:value-type="float" office:value="618" calcext:value-type="float">
            <text:p>618</text:p>
          </table:table-cell>
          <table:table-cell office:value-type="float" office:value="2732" calcext:value-type="float">
            <text:p>2732</text:p>
          </table:table-cell>
          <table:table-cell office:value-type="float" office:value="634" calcext:value-type="float">
            <text:p>634</text:p>
          </table:table-cell>
          <table:table-cell office:value-type="float" office:value="1706" calcext:value-type="float">
            <text:p>1706</text:p>
          </table:table-cell>
          <table:table-cell office:value-type="float" office:value="104" calcext:value-type="float">
            <text:p>104</text:p>
          </table:table-cell>
          <table:table-cell office:value-type="float" office:value="1023" calcext:value-type="float">
            <text:p>1023</text:p>
          </table:table-cell>
          <table:table-cell office:value-type="float" office:value="123" calcext:value-type="float">
            <text:p>123</text:p>
          </table:table-cell>
          <table:table-cell office:value-type="float" office:value="1876" calcext:value-type="float">
            <text:p>1876</text:p>
          </table:table-cell>
          <table:table-cell office:value-type="float" office:value="47" calcext:value-type="float">
            <text:p>47</text:p>
          </table:table-cell>
          <table:table-cell office:value-type="float" office:value="1483" calcext:value-type="float">
            <text:p>1483</text:p>
          </table:table-cell>
          <table:table-cell office:value-type="float" office:value="305" calcext:value-type="float">
            <text:p>305</text:p>
          </table:table-cell>
          <table:table-cell office:value-type="float" office:value="1476" calcext:value-type="float">
            <text:p>1476</text:p>
          </table:table-cell>
          <table:table-cell office:value-type="float" office:value="109" calcext:value-type="float">
            <text:p>109</text:p>
          </table:table-cell>
          <table:table-cell office:value-type="float" office:value="3095" calcext:value-type="float">
            <text:p>3095</text:p>
          </table:table-cell>
          <table:table-cell office:value-type="float" office:value="128" calcext:value-type="float">
            <text:p>128</text:p>
          </table:table-cell>
          <table:table-cell office:value-type="float" office:value="3452" calcext:value-type="float">
            <text:p>3452</text:p>
          </table:table-cell>
          <table:table-cell office:value-type="float" office:value="118" calcext:value-type="float">
            <text:p>118</text:p>
          </table:table-cell>
          <table:table-cell office:value-type="float" office:value="2532" calcext:value-type="float">
            <text:p>2532</text:p>
          </table:table-cell>
          <table:table-cell office:value-type="float" office:value="305" calcext:value-type="float">
            <text:p>305</text:p>
          </table:table-cell>
          <table:table-cell office:value-type="float" office:value="1715" calcext:value-type="float">
            <text:p>1715</text:p>
          </table:table-cell>
          <table:table-cell office:value-type="float" office:value="305" calcext:value-type="float">
            <text:p>305</text:p>
          </table:table-cell>
          <table:table-cell office:value-type="float" office:value="895" calcext:value-type="float">
            <text:p>895</text:p>
          </table:table-cell>
          <table:table-cell office:value-type="float" office:value="185" calcext:value-type="float">
            <text:p>185</text:p>
          </table:table-cell>
          <table:table-cell office:value-type="float" office:value="390" calcext:value-type="float">
            <text:p>39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36230" calcext:value-type="float">
            <text:p>36230</text:p>
          </table:table-cell>
          <table:table-cell office:value-type="float" office:value="1551" calcext:value-type="float">
            <text:p>1551</text:p>
          </table:table-cell>
          <table:table-cell office:value-type="float" office:value="17081" calcext:value-type="float">
            <text:p>17081</text:p>
          </table:table-cell>
          <table:table-cell office:value-type="float" office:value="1125" calcext:value-type="float">
            <text:p>1125</text:p>
          </table:table-cell>
          <table:table-cell office:value-type="float" office:value="1638" calcext:value-type="float">
            <text:p>1638</text:p>
          </table:table-cell>
          <table:table-cell office:value-type="float" office:value="167" calcext:value-type="float">
            <text:p>167</text:p>
          </table:table-cell>
          <table:table-cell office:value-type="float" office:value="1236" calcext:value-type="float">
            <text:p>1236</text:p>
          </table:table-cell>
          <table:table-cell office:value-type="float" office:value="532" calcext:value-type="float">
            <text:p>532</text:p>
          </table:table-cell>
          <table:table-cell office:value-type="float" office:value="1655" calcext:value-type="float">
            <text:p>1655</text:p>
          </table:table-cell>
          <table:table-cell office:value-type="float" office:value="614" calcext:value-type="float">
            <text:p>614</text:p>
          </table:table-cell>
          <table:table-cell office:value-type="float" office:value="1008" calcext:value-type="float">
            <text:p>1008</text:p>
          </table:table-cell>
          <table:table-cell office:value-type="float" office:value="165" calcext:value-type="float">
            <text:p>165</text:p>
          </table:table-cell>
          <table:table-cell office:value-type="float" office:value="829" calcext:value-type="float">
            <text:p>829</text:p>
          </table:table-cell>
          <table:table-cell office:value-type="float" office:value="273" calcext:value-type="float">
            <text:p>273</text:p>
          </table:table-cell>
          <table:table-cell office:value-type="float" office:value="1835" calcext:value-type="float">
            <text:p>1835</text:p>
          </table:table-cell>
          <table:table-cell office:value-type="float" office:value="305" calcext:value-type="float">
            <text:p>305</text:p>
          </table:table-cell>
          <table:table-cell office:value-type="float" office:value="1346" calcext:value-type="float">
            <text:p>1346</text:p>
          </table:table-cell>
          <table:table-cell office:value-type="float" office:value="172" calcext:value-type="float">
            <text:p>172</text:p>
          </table:table-cell>
          <table:table-cell office:value-type="float" office:value="1183" calcext:value-type="float">
            <text:p>1183</text:p>
          </table:table-cell>
          <table:table-cell office:value-type="float" office:value="97" calcext:value-type="float">
            <text:p>97</text:p>
          </table:table-cell>
          <table:table-cell office:value-type="float" office:value="2211" calcext:value-type="float">
            <text:p>2211</text:p>
          </table:table-cell>
          <table:table-cell office:value-type="float" office:value="211" calcext:value-type="float">
            <text:p>211</text:p>
          </table:table-cell>
          <table:table-cell office:value-type="float" office:value="1788" calcext:value-type="float">
            <text:p>1788</text:p>
          </table:table-cell>
          <table:table-cell office:value-type="float" office:value="225" calcext:value-type="float">
            <text:p>225</text:p>
          </table:table-cell>
          <table:table-cell office:value-type="float" office:value="1236" calcext:value-type="float">
            <text:p>1236</text:p>
          </table:table-cell>
          <table:table-cell office:value-type="float" office:value="56" calcext:value-type="float">
            <text:p>56</text:p>
          </table:table-cell>
          <table:table-cell office:value-type="float" office:value="637" calcext:value-type="float">
            <text:p>637</text:p>
          </table:table-cell>
          <table:table-cell office:value-type="float" office:value="305" calcext:value-type="float">
            <text:p>305</text:p>
          </table:table-cell>
          <table:table-cell office:value-type="float" office:value="208" calcext:value-type="float">
            <text:p>208</text:p>
          </table:table-cell>
          <table:table-cell office:value-type="float" office:value="146" calcext:value-type="float">
            <text:p>146</text:p>
          </table:table-cell>
          <table:table-cell office:value-type="float" office:value="271" calcext:value-type="float">
            <text:p>271</text:p>
          </table:table-cell>
          <table:table-cell office:value-type="float" office:value="146" calcext:value-type="float">
            <text:p>146</text:p>
          </table:table-cell>
          <table:table-cell office:value-type="float" office:value="19149" calcext:value-type="float">
            <text:p>19149</text:p>
          </table:table-cell>
          <table:table-cell office:value-type="float" office:value="684" calcext:value-type="float">
            <text:p>684</text:p>
          </table:table-cell>
          <table:table-cell office:value-type="float" office:value="1586" calcext:value-type="float">
            <text:p>1586</text:p>
          </table:table-cell>
          <table:table-cell office:value-type="float" office:value="267" calcext:value-type="float">
            <text:p>267</text:p>
          </table:table-cell>
          <table:table-cell office:value-type="float" office:value="1811" calcext:value-type="float">
            <text:p>1811</text:p>
          </table:table-cell>
          <table:table-cell office:value-type="float" office:value="538" calcext:value-type="float">
            <text:p>538</text:p>
          </table:table-cell>
          <table:table-cell office:value-type="float" office:value="1840" calcext:value-type="float">
            <text:p>1840</text:p>
          </table:table-cell>
          <table:table-cell office:value-type="float" office:value="542" calcext:value-type="float">
            <text:p>542</text:p>
          </table:table-cell>
          <table:table-cell office:value-type="float" office:value="1114" calcext:value-type="float">
            <text:p>1114</text:p>
          </table:table-cell>
          <table:table-cell office:value-type="float" office:value="305" calcext:value-type="float">
            <text:p>305</text:p>
          </table:table-cell>
          <table:table-cell office:value-type="float" office:value="775" calcext:value-type="float">
            <text:p>775</text:p>
          </table:table-cell>
          <table:table-cell office:value-type="float" office:value="122" calcext:value-type="float">
            <text:p>122</text:p>
          </table:table-cell>
          <table:table-cell office:value-type="float" office:value="1723" calcext:value-type="float">
            <text:p>1723</text:p>
          </table:table-cell>
          <table:table-cell office:value-type="float" office:value="310" calcext:value-type="float">
            <text:p>310</text:p>
          </table:table-cell>
          <table:table-cell office:value-type="float" office:value="1337" calcext:value-type="float">
            <text:p>1337</text:p>
          </table:table-cell>
          <table:table-cell office:value-type="float" office:value="140" calcext:value-type="float">
            <text:p>140</text:p>
          </table:table-cell>
          <table:table-cell office:value-type="float" office:value="1130" calcext:value-type="float">
            <text:p>1130</text:p>
          </table:table-cell>
          <table:table-cell office:value-type="float" office:value="175" calcext:value-type="float">
            <text:p>175</text:p>
          </table:table-cell>
          <table:table-cell office:value-type="float" office:value="2286" calcext:value-type="float">
            <text:p>2286</text:p>
          </table:table-cell>
          <table:table-cell office:value-type="float" office:value="305" calcext:value-type="float">
            <text:p>305</text:p>
          </table:table-cell>
          <table:table-cell office:value-type="float" office:value="2399" calcext:value-type="float">
            <text:p>2399</text:p>
          </table:table-cell>
          <table:table-cell office:value-type="float" office:value="70" calcext:value-type="float">
            <text:p>70</text:p>
          </table:table-cell>
          <table:table-cell office:value-type="float" office:value="1537" calcext:value-type="float">
            <text:p>1537</text:p>
          </table:table-cell>
          <table:table-cell office:value-type="float" office:value="61" calcext:value-type="float">
            <text:p>61</text:p>
          </table:table-cell>
          <table:table-cell office:value-type="float" office:value="893" calcext:value-type="float">
            <text:p>893</text:p>
          </table:table-cell>
          <table:table-cell office:value-type="float" office:value="305" calcext:value-type="float">
            <text:p>305</text:p>
          </table:table-cell>
          <table:table-cell office:value-type="float" office:value="516" calcext:value-type="float">
            <text:p>516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68963" calcext:value-type="float">
            <text:p>68963</text:p>
          </table:table-cell>
          <table:table-cell office:value-type="float" office:value="3637" calcext:value-type="float">
            <text:p>3637</text:p>
          </table:table-cell>
          <table:table-cell office:value-type="float" office:value="33998" calcext:value-type="float">
            <text:p>33998</text:p>
          </table:table-cell>
          <table:table-cell office:value-type="float" office:value="2371" calcext:value-type="float">
            <text:p>2371</text:p>
          </table:table-cell>
          <table:table-cell office:value-type="float" office:value="3198" calcext:value-type="float">
            <text:p>3198</text:p>
          </table:table-cell>
          <table:table-cell office:value-type="float" office:value="955" calcext:value-type="float">
            <text:p>955</text:p>
          </table:table-cell>
          <table:table-cell office:value-type="float" office:value="3442" calcext:value-type="float">
            <text:p>3442</text:p>
          </table:table-cell>
          <table:table-cell office:value-type="float" office:value="920" calcext:value-type="float">
            <text:p>920</text:p>
          </table:table-cell>
          <table:table-cell office:value-type="float" office:value="3212" calcext:value-type="float">
            <text:p>3212</text:p>
          </table:table-cell>
          <table:table-cell office:value-type="float" office:value="737" calcext:value-type="float">
            <text:p>737</text:p>
          </table:table-cell>
          <table:table-cell office:value-type="float" office:value="1507" calcext:value-type="float">
            <text:p>1507</text:p>
          </table:table-cell>
          <table:table-cell office:value-type="float" office:value="595" calcext:value-type="float">
            <text:p>595</text:p>
          </table:table-cell>
          <table:table-cell office:value-type="float" office:value="1050" calcext:value-type="float">
            <text:p>1050</text:p>
          </table:table-cell>
          <table:table-cell office:value-type="float" office:value="615" calcext:value-type="float">
            <text:p>615</text:p>
          </table:table-cell>
          <table:table-cell office:value-type="float" office:value="4431" calcext:value-type="float">
            <text:p>4431</text:p>
          </table:table-cell>
          <table:table-cell office:value-type="float" office:value="665" calcext:value-type="float">
            <text:p>665</text:p>
          </table:table-cell>
          <table:table-cell office:value-type="float" office:value="3407" calcext:value-type="float">
            <text:p>3407</text:p>
          </table:table-cell>
          <table:table-cell office:value-type="float" office:value="609" calcext:value-type="float">
            <text:p>609</text:p>
          </table:table-cell>
          <table:table-cell office:value-type="float" office:value="2540" calcext:value-type="float">
            <text:p>2540</text:p>
          </table:table-cell>
          <table:table-cell office:value-type="float" office:value="529" calcext:value-type="float">
            <text:p>529</text:p>
          </table:table-cell>
          <table:table-cell office:value-type="float" office:value="4355" calcext:value-type="float">
            <text:p>4355</text:p>
          </table:table-cell>
          <table:table-cell office:value-type="float" office:value="427" calcext:value-type="float">
            <text:p>427</text:p>
          </table:table-cell>
          <table:table-cell office:value-type="float" office:value="3736" calcext:value-type="float">
            <text:p>3736</text:p>
          </table:table-cell>
          <table:table-cell office:value-type="float" office:value="625" calcext:value-type="float">
            <text:p>625</text:p>
          </table:table-cell>
          <table:table-cell office:value-type="float" office:value="1996" calcext:value-type="float">
            <text:p>1996</text:p>
          </table:table-cell>
          <table:table-cell office:value-type="float" office:value="357" calcext:value-type="float">
            <text:p>357</text:p>
          </table:table-cell>
          <table:table-cell office:value-type="float" office:value="543" calcext:value-type="float">
            <text:p>543</text:p>
          </table:table-cell>
          <table:table-cell office:value-type="float" office:value="346" calcext:value-type="float">
            <text:p>346</text:p>
          </table:table-cell>
          <table:table-cell office:value-type="float" office:value="581" calcext:value-type="float">
            <text:p>58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4965" calcext:value-type="float">
            <text:p>34965</text:p>
          </table:table-cell>
          <table:table-cell office:value-type="float" office:value="1957" calcext:value-type="float">
            <text:p>1957</text:p>
          </table:table-cell>
          <table:table-cell office:value-type="float" office:value="2739" calcext:value-type="float">
            <text:p>2739</text:p>
          </table:table-cell>
          <table:table-cell office:value-type="float" office:value="505" calcext:value-type="float">
            <text:p>505</text:p>
          </table:table-cell>
          <table:table-cell office:value-type="float" office:value="3050" calcext:value-type="float">
            <text:p>3050</text:p>
          </table:table-cell>
          <table:table-cell office:value-type="float" office:value="800" calcext:value-type="float">
            <text:p>800</text:p>
          </table:table-cell>
          <table:table-cell office:value-type="float" office:value="2477" calcext:value-type="float">
            <text:p>2477</text:p>
          </table:table-cell>
          <table:table-cell office:value-type="float" office:value="691" calcext:value-type="float">
            <text:p>691</text:p>
          </table:table-cell>
          <table:table-cell office:value-type="float" office:value="1640" calcext:value-type="float">
            <text:p>1640</text:p>
          </table:table-cell>
          <table:table-cell office:value-type="float" office:value="492" calcext:value-type="float">
            <text:p>492</text:p>
          </table:table-cell>
          <table:table-cell office:value-type="float" office:value="930" calcext:value-type="float">
            <text:p>930</text:p>
          </table:table-cell>
          <table:table-cell office:value-type="float" office:value="421" calcext:value-type="float">
            <text:p>421</text:p>
          </table:table-cell>
          <table:table-cell office:value-type="float" office:value="3935" calcext:value-type="float">
            <text:p>3935</text:p>
          </table:table-cell>
          <table:table-cell office:value-type="float" office:value="430" calcext:value-type="float">
            <text:p>430</text:p>
          </table:table-cell>
          <table:table-cell office:value-type="float" office:value="3678" calcext:value-type="float">
            <text:p>3678</text:p>
          </table:table-cell>
          <table:table-cell office:value-type="float" office:value="450" calcext:value-type="float">
            <text:p>450</text:p>
          </table:table-cell>
          <table:table-cell office:value-type="float" office:value="3011" calcext:value-type="float">
            <text:p>3011</text:p>
          </table:table-cell>
          <table:table-cell office:value-type="float" office:value="397" calcext:value-type="float">
            <text:p>397</text:p>
          </table:table-cell>
          <table:table-cell office:value-type="float" office:value="4930" calcext:value-type="float">
            <text:p>4930</text:p>
          </table:table-cell>
          <table:table-cell office:value-type="float" office:value="659" calcext:value-type="float">
            <text:p>659</text:p>
          </table:table-cell>
          <table:table-cell office:value-type="float" office:value="4563" calcext:value-type="float">
            <text:p>4563</text:p>
          </table:table-cell>
          <table:table-cell office:value-type="float" office:value="598" calcext:value-type="float">
            <text:p>598</text:p>
          </table:table-cell>
          <table:table-cell office:value-type="float" office:value="2572" calcext:value-type="float">
            <text:p>2572</text:p>
          </table:table-cell>
          <table:table-cell office:value-type="float" office:value="302" calcext:value-type="float">
            <text:p>302</text:p>
          </table:table-cell>
          <table:table-cell office:value-type="float" office:value="813" calcext:value-type="float">
            <text:p>813</text:p>
          </table:table-cell>
          <table:table-cell office:value-type="float" office:value="360" calcext:value-type="float">
            <text:p>360</text:p>
          </table:table-cell>
          <table:table-cell office:value-type="float" office:value="471" calcext:value-type="float">
            <text:p>471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46269" calcext:value-type="float">
            <text:p>46269</text:p>
          </table:table-cell>
          <table:table-cell office:value-type="float" office:value="2336" calcext:value-type="float">
            <text:p>2336</text:p>
          </table:table-cell>
          <table:table-cell office:value-type="float" office:value="21931" calcext:value-type="float">
            <text:p>21931</text:p>
          </table:table-cell>
          <table:table-cell office:value-type="float" office:value="1296" calcext:value-type="float">
            <text:p>1296</text:p>
          </table:table-cell>
          <table:table-cell office:value-type="float" office:value="2155" calcext:value-type="float">
            <text:p>2155</text:p>
          </table:table-cell>
          <table:table-cell office:value-type="float" office:value="254" calcext:value-type="float">
            <text:p>254</text:p>
          </table:table-cell>
          <table:table-cell office:value-type="float" office:value="2038" calcext:value-type="float">
            <text:p>2038</text:p>
          </table:table-cell>
          <table:table-cell office:value-type="float" office:value="697" calcext:value-type="float">
            <text:p>697</text:p>
          </table:table-cell>
          <table:table-cell office:value-type="float" office:value="2160" calcext:value-type="float">
            <text:p>2160</text:p>
          </table:table-cell>
          <table:table-cell office:value-type="float" office:value="488" calcext:value-type="float">
            <text:p>488</text:p>
          </table:table-cell>
          <table:table-cell office:value-type="float" office:value="1440" calcext:value-type="float">
            <text:p>144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office:value-type="float" office:value="81" calcext:value-type="float">
            <text:p>81</text:p>
          </table:table-cell>
          <table:table-cell office:value-type="float" office:value="1964" calcext:value-type="float">
            <text:p>1964</text:p>
          </table:table-cell>
          <table:table-cell office:value-type="float" office:value="68" calcext:value-type="float">
            <text:p>68</text:p>
          </table:table-cell>
          <table:table-cell office:value-type="float" office:value="1512" calcext:value-type="float">
            <text:p>1512</text:p>
          </table:table-cell>
          <table:table-cell office:value-type="float" office:value="305" calcext:value-type="float">
            <text:p>305</text:p>
          </table:table-cell>
          <table:table-cell office:value-type="float" office:value="1349" calcext:value-type="float">
            <text:p>1349</text:p>
          </table:table-cell>
          <table:table-cell office:value-type="float" office:value="119" calcext:value-type="float">
            <text:p>119</text:p>
          </table:table-cell>
          <table:table-cell office:value-type="float" office:value="2416" calcext:value-type="float">
            <text:p>2416</text:p>
          </table:table-cell>
          <table:table-cell office:value-type="float" office:value="382" calcext:value-type="float">
            <text:p>382</text:p>
          </table:table-cell>
          <table:table-cell office:value-type="float" office:value="2529" calcext:value-type="float">
            <text:p>2529</text:p>
          </table:table-cell>
          <table:table-cell office:value-type="float" office:value="309" calcext:value-type="float">
            <text:p>309</text:p>
          </table:table-cell>
          <table:table-cell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  <table:table-cell office:value-type="float" office:value="775" calcext:value-type="float">
            <text:p>775</text:p>
          </table:table-cell>
          <table:table-cell office:value-type="float" office:value="214" calcext:value-type="float">
            <text:p>214</text:p>
          </table:table-cell>
          <table:table-cell office:value-type="float" office:value="611" calcext:value-type="float">
            <text:p>611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4338" calcext:value-type="float">
            <text:p>24338</text:p>
          </table:table-cell>
          <table:table-cell office:value-type="float" office:value="1136" calcext:value-type="float">
            <text:p>1136</text:p>
          </table:table-cell>
          <table:table-cell office:value-type="float" office:value="1885" calcext:value-type="float">
            <text:p>1885</text:p>
          </table:table-cell>
          <table:table-cell office:value-type="float" office:value="551" calcext:value-type="float">
            <text:p>551</text:p>
          </table:table-cell>
          <table:table-cell office:value-type="float" office:value="1687" calcext:value-type="float">
            <text:p>1687</text:p>
          </table:table-cell>
          <table:table-cell office:value-type="float" office:value="438" calcext:value-type="float">
            <text:p>438</text:p>
          </table:table-cell>
          <table:table-cell office:value-type="float" office:value="2706" calcext:value-type="float">
            <text:p>2706</text:p>
          </table:table-cell>
          <table:table-cell office:value-type="float" office:value="493" calcext:value-type="float">
            <text:p>493</text:p>
          </table:table-cell>
          <table:table-cell office:value-type="float" office:value="1553" calcext:value-type="float">
            <text:p>1553</text:p>
          </table:table-cell>
          <table:table-cell office:value-type="float" office:value="367" calcext:value-type="float">
            <text:p>367</text:p>
          </table:table-cell>
          <table:table-cell office:value-type="float" office:value="1011" calcext:value-type="float">
            <text:p>1011</text:p>
          </table:table-cell>
          <table:table-cell office:value-type="float" office:value="144" calcext:value-type="float">
            <text:p>144</text:p>
          </table:table-cell>
          <table:table-cell office:value-type="float" office:value="1810" calcext:value-type="float">
            <text:p>1810</text:p>
          </table:table-cell>
          <table:table-cell office:value-type="float" office:value="54" calcext:value-type="float">
            <text:p>54</text:p>
          </table:table-cell>
          <table:table-cell office:value-type="float" office:value="1728" calcext:value-type="float">
            <text:p>1728</text:p>
          </table:table-cell>
          <table:table-cell office:value-type="float" office:value="283" calcext:value-type="float">
            <text:p>283</text:p>
          </table:table-cell>
          <table:table-cell office:value-type="float" office:value="1212" calcext:value-type="float">
            <text:p>1212</text:p>
          </table:table-cell>
          <table:table-cell office:value-type="float" office:value="187" calcext:value-type="float">
            <text:p>187</text:p>
          </table:table-cell>
          <table:table-cell office:value-type="float" office:value="2852" calcext:value-type="float">
            <text:p>2852</text:p>
          </table:table-cell>
          <table:table-cell office:value-type="float" office:value="305" calcext:value-type="float">
            <text:p>305</text:p>
          </table:table-cell>
          <table:table-cell office:value-type="float" office:value="2964" calcext:value-type="float">
            <text:p>2964</text:p>
          </table:table-cell>
          <table:table-cell office:value-type="float" office:value="227" calcext:value-type="float">
            <text:p>227</text:p>
          </table:table-cell>
          <table:table-cell office:value-type="float" office:value="2483" calcext:value-type="float">
            <text:p>2483</text:p>
          </table:table-cell>
          <table:table-cell office:value-type="float" office:value="349" calcext:value-type="float">
            <text:p>349</text:p>
          </table:table-cell>
          <table:table-cell office:value-type="float" office:value="1387" calcext:value-type="float">
            <text:p>1387</text:p>
          </table:table-cell>
          <table:table-cell office:value-type="float" office:value="305" calcext:value-type="float">
            <text:p>305</text:p>
          </table:table-cell>
          <table:table-cell office:value-type="float" office:value="537" calcext:value-type="float">
            <text:p>537</text:p>
          </table:table-cell>
          <table:table-cell office:value-type="float" office:value="198" calcext:value-type="float">
            <text:p>198</text:p>
          </table:table-cell>
          <table:table-cell office:value-type="float" office:value="523" calcext:value-type="float">
            <text:p>52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31974" calcext:value-type="float">
            <text:p>31974</text:p>
          </table:table-cell>
          <table:table-cell office:value-type="float" office:value="2582" calcext:value-type="float">
            <text:p>2582</text:p>
          </table:table-cell>
          <table:table-cell office:value-type="float" office:value="15890" calcext:value-type="float">
            <text:p>15890</text:p>
          </table:table-cell>
          <table:table-cell office:value-type="float" office:value="1525" calcext:value-type="float">
            <text:p>1525</text:p>
          </table:table-cell>
          <table:table-cell office:value-type="float" office:value="1280" calcext:value-type="float">
            <text:p>1280</text:p>
          </table:table-cell>
          <table:table-cell office:value-type="float" office:value="489" calcext:value-type="float">
            <text:p>489</text:p>
          </table:table-cell>
          <table:table-cell office:value-type="float" office:value="1479" calcext:value-type="float">
            <text:p>1479</text:p>
          </table:table-cell>
          <table:table-cell office:value-type="float" office:value="655" calcext:value-type="float">
            <text:p>655</text:p>
          </table:table-cell>
          <table:table-cell office:value-type="float" office:value="1767" calcext:value-type="float">
            <text:p>1767</text:p>
          </table:table-cell>
          <table:table-cell office:value-type="float" office:value="670" calcext:value-type="float">
            <text:p>670</text:p>
          </table:table-cell>
          <table:table-cell office:value-type="float" office:value="783" calcext:value-type="float">
            <text:p>783</text:p>
          </table:table-cell>
          <table:table-cell office:value-type="float" office:value="515" calcext:value-type="float">
            <text:p>515</text:p>
          </table:table-cell>
          <table:table-cell office:value-type="float" office:value="351" calcext:value-type="float">
            <text:p>351</text:p>
          </table:table-cell>
          <table:table-cell office:value-type="float" office:value="187" calcext:value-type="float">
            <text:p>187</text:p>
          </table:table-cell>
          <table:table-cell office:value-type="float" office:value="1547" calcext:value-type="float">
            <text:p>1547</text:p>
          </table:table-cell>
          <table:table-cell office:value-type="float" office:value="434" calcext:value-type="float">
            <text:p>434</text:p>
          </table:table-cell>
          <table:table-cell office:value-type="float" office:value="1634" calcext:value-type="float">
            <text:p>1634</text:p>
          </table:table-cell>
          <table:table-cell office:value-type="float" office:value="395" calcext:value-type="float">
            <text:p>395</text:p>
          </table:table-cell>
          <table:table-cell office:value-type="float" office:value="1215" calcext:value-type="float">
            <text:p>1215</text:p>
          </table:table-cell>
          <table:table-cell office:value-type="float" office:value="273" calcext:value-type="float">
            <text:p>273</text:p>
          </table:table-cell>
          <table:table-cell office:value-type="float" office:value="1854" calcext:value-type="float">
            <text:p>1854</text:p>
          </table:table-cell>
          <table:table-cell office:value-type="float" office:value="301" calcext:value-type="float">
            <text:p>301</text:p>
          </table:table-cell>
          <table:table-cell office:value-type="float" office:value="1716" calcext:value-type="float">
            <text:p>1716</text:p>
          </table:table-cell>
          <table:table-cell office:value-type="float" office:value="293" calcext:value-type="float">
            <text:p>293</text:p>
          </table:table-cell>
          <table:table-cell office:value-type="float" office:value="1276" calcext:value-type="float">
            <text:p>1276</text:p>
          </table:table-cell>
          <table:table-cell office:value-type="float" office:value="320" calcext:value-type="float">
            <text:p>320</text:p>
          </table:table-cell>
          <table:table-cell office:value-type="float" office:value="530" calcext:value-type="float">
            <text:p>530</text:p>
          </table:table-cell>
          <table:table-cell office:value-type="float" office:value="261" calcext:value-type="float">
            <text:p>261</text:p>
          </table:table-cell>
          <table:table-cell office:value-type="float" office:value="385" calcext:value-type="float">
            <text:p>385</text:p>
          </table:table-cell>
          <table:table-cell office:value-type="float" office:value="291" calcext:value-type="float">
            <text:p>291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16084" calcext:value-type="float">
            <text:p>16084</text:p>
          </table:table-cell>
          <table:table-cell office:value-type="float" office:value="1462" calcext:value-type="float">
            <text:p>1462</text:p>
          </table:table-cell>
          <table:table-cell office:value-type="float" office:value="1122" calcext:value-type="float">
            <text:p>1122</text:p>
          </table:table-cell>
          <table:table-cell office:value-type="float" office:value="475" calcext:value-type="float">
            <text:p>475</text:p>
          </table:table-cell>
          <table:table-cell office:value-type="float" office:value="1543" calcext:value-type="float">
            <text:p>1543</text:p>
          </table:table-cell>
          <table:table-cell office:value-type="float" office:value="681" calcext:value-type="float">
            <text:p>681</text:p>
          </table:table-cell>
          <table:table-cell office:value-type="float" office:value="1443" calcext:value-type="float">
            <text:p>1443</text:p>
          </table:table-cell>
          <table:table-cell office:value-type="float" office:value="694" calcext:value-type="float">
            <text:p>694</text:p>
          </table:table-cell>
          <table:table-cell office:value-type="float" office:value="621" calcext:value-type="float">
            <text:p>621</text:p>
          </table:table-cell>
          <table:table-cell office:value-type="float" office:value="483" calcext:value-type="float">
            <text:p>483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1396" calcext:value-type="float">
            <text:p>1396</text:p>
          </table:table-cell>
          <table:table-cell office:value-type="float" office:value="429" calcext:value-type="float">
            <text:p>429</text:p>
          </table:table-cell>
          <table:table-cell office:value-type="float" office:value="1395" calcext:value-type="float">
            <text:p>1395</text:p>
          </table:table-cell>
          <table:table-cell office:value-type="float" office:value="204" calcext:value-type="float">
            <text:p>204</text:p>
          </table:table-cell>
          <table:table-cell office:value-type="float" office:value="1342" calcext:value-type="float">
            <text:p>1342</text:p>
          </table:table-cell>
          <table:table-cell office:value-type="float" office:value="312" calcext:value-type="float">
            <text:p>312</text:p>
          </table:table-cell>
          <table:table-cell office:value-type="float" office:value="2377" calcext:value-type="float">
            <text:p>2377</text:p>
          </table:table-cell>
          <table:table-cell office:value-type="float" office:value="509" calcext:value-type="float">
            <text:p>509</text:p>
          </table:table-cell>
          <table:table-cell office:value-type="float" office:value="2032" calcext:value-type="float">
            <text:p>2032</text:p>
          </table:table-cell>
          <table:table-cell office:value-type="float" office:value="323" calcext:value-type="float">
            <text:p>323</text:p>
          </table:table-cell>
          <table:table-cell office:value-type="float" office:value="1431" calcext:value-type="float">
            <text:p>1431</text:p>
          </table:table-cell>
          <table:table-cell office:value-type="float" office:value="427" calcext:value-type="float">
            <text:p>427</text:p>
          </table:table-cell>
          <table:table-cell office:value-type="float" office:value="782" calcext:value-type="float">
            <text:p>782</text:p>
          </table:table-cell>
          <table:table-cell office:value-type="float" office:value="309" calcext:value-type="float">
            <text:p>309</text:p>
          </table:table-cell>
          <table:table-cell office:value-type="float" office:value="288" calcext:value-type="float">
            <text:p>288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0286" calcext:value-type="float">
            <text:p>20286</text:p>
          </table:table-cell>
          <table:table-cell office:value-type="float" office:value="2741" calcext:value-type="float">
            <text:p>2741</text:p>
          </table:table-cell>
          <table:table-cell office:value-type="float" office:value="10622" calcext:value-type="float">
            <text:p>10622</text:p>
          </table:table-cell>
          <table:table-cell office:value-type="float" office:value="1536" calcext:value-type="float">
            <text:p>1536</text:p>
          </table:table-cell>
          <table:table-cell office:value-type="float" office:value="780" calcext:value-type="float">
            <text:p>780</text:p>
          </table:table-cell>
          <table:table-cell office:value-type="float" office:value="468" calcext:value-type="float">
            <text:p>468</text:p>
          </table:table-cell>
          <table:table-cell office:value-type="float" office:value="1109" calcext:value-type="float">
            <text:p>1109</text:p>
          </table:table-cell>
          <table:table-cell office:value-type="float" office:value="431" calcext:value-type="float">
            <text:p>431</text:p>
          </table:table-cell>
          <table:table-cell office:value-type="float" office:value="488" calcext:value-type="float">
            <text:p>488</text:p>
          </table:table-cell>
          <table:table-cell office:value-type="float" office:value="450" calcext:value-type="float">
            <text:p>450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693" calcext:value-type="float">
            <text:p>693</text:p>
          </table:table-cell>
          <table:table-cell office:value-type="float" office:value="623" calcext:value-type="float">
            <text:p>623</text:p>
          </table:table-cell>
          <table:table-cell office:value-type="float" office:value="1654" calcext:value-type="float">
            <text:p>1654</text:p>
          </table:table-cell>
          <table:table-cell office:value-type="float" office:value="1154" calcext:value-type="float">
            <text:p>1154</text:p>
          </table:table-cell>
          <table:table-cell office:value-type="float" office:value="453" calcext:value-type="float">
            <text:p>453</text:p>
          </table:table-cell>
          <table:table-cell office:value-type="float" office:value="367" calcext:value-type="float">
            <text:p>367</text:p>
          </table:table-cell>
          <table:table-cell office:value-type="float" office:value="1202" calcext:value-type="float">
            <text:p>1202</text:p>
          </table:table-cell>
          <table:table-cell office:value-type="float" office:value="717" calcext:value-type="float">
            <text:p>717</text:p>
          </table:table-cell>
          <table:table-cell office:value-type="float" office:value="1716" calcext:value-type="float">
            <text:p>1716</text:p>
          </table:table-cell>
          <table:table-cell office:value-type="float" office:value="560" calcext:value-type="float">
            <text:p>560</text:p>
          </table:table-cell>
          <table:table-cell office:value-type="float" office:value="1216" calcext:value-type="float">
            <text:p>1216</text:p>
          </table:table-cell>
          <table:table-cell office:value-type="float" office:value="501" calcext:value-type="float">
            <text:p>501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 office:value-type="float" office:value="9664" calcext:value-type="float">
            <text:p>9664</text:p>
          </table:table-cell>
          <table:table-cell office:value-type="float" office:value="1513" calcext:value-type="float">
            <text:p>1513</text:p>
          </table:table-cell>
          <table:table-cell office:value-type="float" office:value="696" calcext:value-type="float">
            <text:p>696</text:p>
          </table:table-cell>
          <table:table-cell office:value-type="float" office:value="370" calcext:value-type="float">
            <text:p>370</text:p>
          </table:table-cell>
          <table:table-cell office:value-type="float" office:value="964" calcext:value-type="float">
            <text:p>964</text:p>
          </table:table-cell>
          <table:table-cell office:value-type="float" office:value="579" calcext:value-type="float">
            <text:p>579</text:p>
          </table:table-cell>
          <table:table-cell office:value-type="float" office:value="725" calcext:value-type="float">
            <text:p>725</text:p>
          </table:table-cell>
          <table:table-cell office:value-type="float" office:value="437" calcext:value-type="float">
            <text:p>437</text:p>
          </table:table-cell>
          <table:table-cell office:value-type="float" office:value="701" calcext:value-type="float">
            <text:p>701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office:value-type="float" office:value="186" calcext:value-type="float">
            <text:p>186</text:p>
          </table:table-cell>
          <table:table-cell office:value-type="float" office:value="1400" calcext:value-type="float">
            <text:p>1400</text:p>
          </table:table-cell>
          <table:table-cell office:value-type="float" office:value="751" calcext:value-type="float">
            <text:p>751</text:p>
          </table:table-cell>
          <table:table-cell office:value-type="float" office:value="555" calcext:value-type="float">
            <text:p>555</text:p>
          </table:table-cell>
          <table:table-cell office:value-type="float" office:value="382" calcext:value-type="float">
            <text:p>382</text:p>
          </table:table-cell>
          <table:table-cell office:value-type="float" office:value="662" calcext:value-type="float">
            <text:p>662</text:p>
          </table:table-cell>
          <table:table-cell office:value-type="float" office:value="529" calcext:value-type="float">
            <text:p>529</text:p>
          </table:table-cell>
          <table:table-cell office:value-type="float" office:value="1192" calcext:value-type="float">
            <text:p>1192</text:p>
          </table:table-cell>
          <table:table-cell office:value-type="float" office:value="623" calcext:value-type="float">
            <text:p>623</text:p>
          </table:table-cell>
          <table:table-cell office:value-type="float" office:value="1100" calcext:value-type="float">
            <text:p>1100</text:p>
          </table:table-cell>
          <table:table-cell office:value-type="float" office:value="685" calcext:value-type="float">
            <text:p>685</text:p>
          </table:table-cell>
          <table:table-cell office:value-type="float" office:value="796" calcext:value-type="float">
            <text:p>796</text:p>
          </table:table-cell>
          <table:table-cell office:value-type="float" office:value="305" calcext:value-type="float">
            <text:p>305</text:p>
          </table:table-cell>
          <table:table-cell office:value-type="float" office:value="565" calcext:value-type="float">
            <text:p>565</text:p>
          </table:table-cell>
          <table:table-cell office:value-type="float" office:value="303" calcext:value-type="float">
            <text:p>303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8596" calcext:value-type="float">
            <text:p>8596</text:p>
          </table:table-cell>
          <table:table-cell office:value-type="float" office:value="2955" calcext:value-type="float">
            <text:p>2955</text:p>
          </table:table-cell>
          <table:table-cell office:value-type="float" office:value="3867" calcext:value-type="float">
            <text:p>3867</text:p>
          </table:table-cell>
          <table:table-cell office:value-type="float" office:value="1322" calcext:value-type="float">
            <text:p>1322</text:p>
          </table:table-cell>
          <table:table-cell office:value-type="float" office:value="267" calcext:value-type="float">
            <text:p>267</text:p>
          </table:table-cell>
          <table:table-cell office:value-type="float" office:value="310" calcext:value-type="float">
            <text:p>310</text:p>
          </table:table-cell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263" calcext:value-type="float">
            <text:p>263</text:p>
          </table:table-cell>
          <table:table-cell office:value-type="float" office:value="581" calcext:value-type="float">
            <text:p>581</text:p>
          </table:table-cell>
          <table:table-cell office:value-type="float" office:value="392" calcext:value-type="float">
            <text:p>392</text:p>
          </table:table-cell>
          <table:table-cell office:value-type="float" office:value="362" calcext:value-type="float">
            <text:p>362</text:p>
          </table:table-cell>
          <table:table-cell office:value-type="float" office:value="301" calcext:value-type="float">
            <text:p>301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333" calcext:value-type="float">
            <text:p>333</text:p>
          </table:table-cell>
          <table:table-cell office:value-type="float" office:value="215" calcext:value-type="float">
            <text:p>215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602" calcext:value-type="float">
            <text:p>602</text:p>
          </table:table-cell>
          <table:table-cell office:value-type="float" office:value="344" calcext:value-type="float">
            <text:p>344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729" calcext:value-type="float">
            <text:p>4729</text:p>
          </table:table-cell>
          <table:table-cell office:value-type="float" office:value="1864" calcext:value-type="float">
            <text:p>1864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office:value-type="float" office:value="362" calcext:value-type="float">
            <text:p>362</text:p>
          </table:table-cell>
          <table:table-cell office:value-type="float" office:value="752" calcext:value-type="float">
            <text:p>752</text:p>
          </table:table-cell>
          <table:table-cell office:value-type="float" office:value="591" calcext:value-type="float">
            <text:p>591</text:p>
          </table:table-cell>
          <table:table-cell office:value-type="float" office:value="380" calcext:value-type="float">
            <text:p>380</text:p>
          </table:table-cell>
          <table:table-cell office:value-type="float" office:value="402" calcext:value-type="float">
            <text:p>402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315" calcext:value-type="float">
            <text:p>315</text:p>
          </table:table-cell>
          <table:table-cell office:value-type="float" office:value="193" calcext:value-type="float">
            <text:p>193</text:p>
          </table:table-cell>
          <table:table-cell office:value-type="float" office:value="325" calcext:value-type="float">
            <text:p>325</text:p>
          </table:table-cell>
          <table:table-cell office:value-type="float" office:value="345" calcext:value-type="float">
            <text:p>345</text:p>
          </table:table-cell>
          <table:table-cell office:value-type="float" office:value="818" calcext:value-type="float">
            <text:p>818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507" calcext:value-type="float">
            <text:p>507</text:p>
          </table:table-cell>
          <table:table-cell office:value-type="float" office:value="288" calcext:value-type="float">
            <text:p>288</text:p>
          </table:table-cell>
          <table:table-cell office:value-type="float" office:value="383" calcext:value-type="float">
            <text:p>383</text:p>
          </table:table-cell>
          <table:table-cell office:value-type="float" office:value="278" calcext:value-type="float">
            <text:p>278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8726" calcext:value-type="float">
            <text:p>8726</text:p>
          </table:table-cell>
          <table:table-cell office:value-type="float" office:value="922" calcext:value-type="float">
            <text:p>922</text:p>
          </table:table-cell>
          <table:table-cell office:value-type="float" office:value="4941" calcext:value-type="float">
            <text:p>4941</text:p>
          </table:table-cell>
          <table:table-cell office:value-type="float" office:value="462" calcext:value-type="float">
            <text:p>462</text:p>
          </table:table-cell>
          <table:table-cell office:value-type="float" office:value="672" calcext:value-type="float">
            <text:p>672</text:p>
          </table:table-cell>
          <table:table-cell office:value-type="float" office:value="186" calcext:value-type="float">
            <text:p>186</text:p>
          </table:table-cell>
          <table:table-cell office:value-type="float" office:value="681" calcext:value-type="float">
            <text:p>681</text:p>
          </table:table-cell>
          <table:table-cell office:value-type="float" office:value="350" calcext:value-type="float">
            <text:p>350</text:p>
          </table:table-cell>
          <table:table-cell office:value-type="float" office:value="267" calcext:value-type="float">
            <text:p>267</text:p>
          </table:table-cell>
          <table:table-cell office:value-type="float" office:value="318" calcext:value-type="float">
            <text:p>318</text:p>
          </table:table-cell>
          <table:table-cell office:value-type="float" office:value="290" calcext:value-type="float">
            <text:p>290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516" calcext:value-type="float">
            <text:p>516</text:p>
          </table:table-cell>
          <table:table-cell office:value-type="float" office:value="342" calcext:value-type="float">
            <text:p>342</text:p>
          </table:table-cell>
          <table:table-cell office:value-type="float" office:value="506" calcext:value-type="float">
            <text:p>506</text:p>
          </table:table-cell>
          <table:table-cell office:value-type="float" office:value="233" calcext:value-type="float">
            <text:p>233</text:p>
          </table:table-cell>
          <table:table-cell office:value-type="float" office:value="312" calcext:value-type="float">
            <text:p>312</text:p>
          </table:table-cell>
          <table:table-cell office:value-type="float" office:value="211" calcext:value-type="float">
            <text:p>211</text:p>
          </table:table-cell>
          <table:table-cell office:value-type="float" office:value="595" calcext:value-type="float">
            <text:p>59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785" calcext:value-type="float">
            <text:p>3785</text:p>
          </table:table-cell>
          <table:table-cell office:value-type="float" office:value="793" calcext:value-type="float">
            <text:p>793</text:p>
          </table:table-cell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float" office:value="538" calcext:value-type="float">
            <text:p>538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415" calcext:value-type="float">
            <text:p>415</text:p>
          </table:table-cell>
          <table:table-cell office:value-type="float" office:value="288" calcext:value-type="float">
            <text:p>288</text:p>
          </table:table-cell>
          <table:table-cell office:value-type="float" office:value="258" calcext:value-type="float">
            <text:p>258</text:p>
          </table:table-cell>
          <table:table-cell office:value-type="float" office:value="191" calcext:value-type="float">
            <text:p>191</text:p>
          </table:table-cell>
          <table:table-cell office:value-type="float" office:value="597" calcext:value-type="float">
            <text:p>597</text:p>
          </table:table-cell>
          <table:table-cell office:value-type="float" office:value="341" calcext:value-type="float">
            <text:p>341</text:p>
          </table:table-cell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436" calcext:value-type="float">
            <text:p>436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0337" calcext:value-type="float">
            <text:p>10337</text:p>
          </table:table-cell>
          <table:table-cell office:value-type="float" office:value="2429" calcext:value-type="float">
            <text:p>2429</text:p>
          </table:table-cell>
          <table:table-cell office:value-type="float" office:value="5265" calcext:value-type="float">
            <text:p>5265</text:p>
          </table:table-cell>
          <table:table-cell office:value-type="float" office:value="1361" calcext:value-type="float">
            <text:p>1361</text:p>
          </table:table-cell>
          <table:table-cell office:value-type="float" office:value="520" calcext:value-type="float">
            <text:p>520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442" calcext:value-type="float">
            <text:p>442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360" calcext:value-type="float">
            <text:p>360</text:p>
          </table:table-cell>
          <table:table-cell office:value-type="float" office:value="258" calcext:value-type="float">
            <text:p>258</text:p>
          </table:table-cell>
          <table:table-cell office:value-type="float" office:value="226" calcext:value-type="float">
            <text:p>226</text:p>
          </table:table-cell>
          <table:table-cell office:value-type="float" office:value="159" calcext:value-type="float">
            <text:p>159</text:p>
          </table:table-cell>
          <table:table-cell office:value-type="float" office:value="544" calcext:value-type="float">
            <text:p>544</text:p>
          </table:table-cell>
          <table:table-cell office:value-type="float" office:value="366" calcext:value-type="float">
            <text:p>366</text:p>
          </table:table-cell>
          <table:table-cell office:value-type="float" office:value="933" calcext:value-type="float">
            <text:p>933</text:p>
          </table:table-cell>
          <table:table-cell office:value-type="float" office:value="381" calcext:value-type="float">
            <text:p>381</text:p>
          </table:table-cell>
          <table:table-cell office:value-type="float" office:value="552" calcext:value-type="float">
            <text:p>552</text:p>
          </table:table-cell>
          <table:table-cell office:value-type="float" office:value="301" calcext:value-type="float">
            <text:p>301</text:p>
          </table:table-cell>
          <table:table-cell office:value-type="float" office:value="778" calcext:value-type="float">
            <text:p>778</text:p>
          </table:table-cell>
          <table:table-cell office:value-type="float" office:value="388" calcext:value-type="float">
            <text:p>388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072" calcext:value-type="float">
            <text:p>5072</text:p>
          </table:table-cell>
          <table:table-cell office:value-type="float" office:value="1383" calcext:value-type="float">
            <text:p>1383</text:p>
          </table:table-cell>
          <table:table-cell office:value-type="float" office:value="516" calcext:value-type="float">
            <text:p>516</text:p>
          </table:table-cell>
          <table:table-cell office:value-type="float" office:value="612" calcext:value-type="float">
            <text:p>612</text:p>
          </table:table-cell>
          <table:table-cell office:value-type="float" office:value="248" calcext:value-type="float">
            <text:p>248</text:p>
          </table:table-cell>
          <table:table-cell office:value-type="float" office:value="283" calcext:value-type="float">
            <text:p>283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679" calcext:value-type="float">
            <text:p>679</text:p>
          </table:table-cell>
          <table:table-cell office:value-type="float" office:value="643" calcext:value-type="float">
            <text:p>643</text:p>
          </table:table-cell>
          <table:table-cell office:value-type="float" office:value="288" calcext:value-type="float">
            <text:p>288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311" calcext:value-type="float">
            <text:p>311</text:p>
          </table:table-cell>
          <table:table-cell office:value-type="float" office:value="1122" calcext:value-type="float">
            <text:p>1122</text:p>
          </table:table-cell>
          <table:table-cell office:value-type="float" office:value="637" calcext:value-type="float">
            <text:p>637</text:p>
          </table:table-cell>
          <table:table-cell office:value-type="float" office:value="555" calcext:value-type="float">
            <text:p>555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2060" calcext:value-type="float">
            <text:p>42060</text:p>
          </table:table-cell>
          <table:table-cell office:value-type="float" office:value="4561" calcext:value-type="float">
            <text:p>4561</text:p>
          </table:table-cell>
          <table:table-cell office:value-type="float" office:value="21400" calcext:value-type="float">
            <text:p>21400</text:p>
          </table:table-cell>
          <table:table-cell office:value-type="float" office:value="2815" calcext:value-type="float">
            <text:p>2815</text:p>
          </table:table-cell>
          <table:table-cell office:value-type="float" office:value="1516" calcext:value-type="float">
            <text:p>1516</text:p>
          </table:table-cell>
          <table:table-cell office:value-type="float" office:value="833" calcext:value-type="float">
            <text:p>833</text:p>
          </table:table-cell>
          <table:table-cell office:value-type="float" office:value="1337" calcext:value-type="float">
            <text:p>1337</text:p>
          </table:table-cell>
          <table:table-cell office:value-type="float" office:value="683" calcext:value-type="float">
            <text:p>683</text:p>
          </table:table-cell>
          <table:table-cell office:value-type="float" office:value="1553" calcext:value-type="float">
            <text:p>1553</text:p>
          </table:table-cell>
          <table:table-cell office:value-type="float" office:value="493" calcext:value-type="float">
            <text:p>493</text:p>
          </table:table-cell>
          <table:table-cell office:value-type="float" office:value="924" calcext:value-type="float">
            <text:p>924</text:p>
          </table:table-cell>
          <table:table-cell office:value-type="float" office:value="441" calcext:value-type="float">
            <text:p>441</text:p>
          </table:table-cell>
          <table:table-cell office:value-type="float" office:value="1034" calcext:value-type="float">
            <text:p>1034</text:p>
          </table:table-cell>
          <table:table-cell office:value-type="float" office:value="471" calcext:value-type="float">
            <text:p>471</text:p>
          </table:table-cell>
          <table:table-cell office:value-type="float" office:value="1588" calcext:value-type="float">
            <text:p>1588</text:p>
          </table:table-cell>
          <table:table-cell office:value-type="float" office:value="601" calcext:value-type="float">
            <text:p>601</text:p>
          </table:table-cell>
          <table:table-cell office:value-type="float" office:value="1352" calcext:value-type="float">
            <text:p>1352</text:p>
          </table:table-cell>
          <table:table-cell office:value-type="float" office:value="556" calcext:value-type="float">
            <text:p>556</text:p>
          </table:table-cell>
          <table:table-cell office:value-type="float" office:value="1507" calcext:value-type="float">
            <text:p>1507</text:p>
          </table:table-cell>
          <table:table-cell office:value-type="float" office:value="518" calcext:value-type="float">
            <text:p>518</text:p>
          </table:table-cell>
          <table:table-cell office:value-type="float" office:value="3592" calcext:value-type="float">
            <text:p>3592</text:p>
          </table:table-cell>
          <table:table-cell office:value-type="float" office:value="938" calcext:value-type="float">
            <text:p>938</text:p>
          </table:table-cell>
          <table:table-cell office:value-type="float" office:value="3638" calcext:value-type="float">
            <text:p>3638</text:p>
          </table:table-cell>
          <table:table-cell office:value-type="float" office:value="946" calcext:value-type="float">
            <text:p>946</text:p>
          </table:table-cell>
          <table:table-cell office:value-type="float" office:value="2101" calcext:value-type="float">
            <text:p>2101</text:p>
          </table:table-cell>
          <table:table-cell office:value-type="float" office:value="526" calcext:value-type="float">
            <text:p>526</text:p>
          </table:table-cell>
          <table:table-cell office:value-type="float" office:value="727" calcext:value-type="float">
            <text:p>727</text:p>
          </table:table-cell>
          <table:table-cell office:value-type="float" office:value="338" calcext:value-type="float">
            <text:p>338</text:p>
          </table:table-cell>
          <table:table-cell office:value-type="float" office:value="440" calcext:value-type="float">
            <text:p>440</text:p>
          </table:table-cell>
          <table:table-cell office:value-type="float" office:value="277" calcext:value-type="float">
            <text:p>277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20660" calcext:value-type="float">
            <text:p>20660</text:p>
          </table:table-cell>
          <table:table-cell office:value-type="float" office:value="2474" calcext:value-type="float">
            <text:p>2474</text:p>
          </table:table-cell>
          <table:table-cell office:value-type="float" office:value="970" calcext:value-type="float">
            <text:p>970</text:p>
          </table:table-cell>
          <table:table-cell office:value-type="float" office:value="428" calcext:value-type="float">
            <text:p>428</text:p>
          </table:table-cell>
          <table:table-cell office:value-type="float" office:value="1161" calcext:value-type="float">
            <text:p>1161</text:p>
          </table:table-cell>
          <table:table-cell office:value-type="float" office:value="553" calcext:value-type="float">
            <text:p>553</text:p>
          </table:table-cell>
          <table:table-cell office:value-type="float" office:value="1354" calcext:value-type="float">
            <text:p>1354</text:p>
          </table:table-cell>
          <table:table-cell office:value-type="float" office:value="501" calcext:value-type="float">
            <text:p>501</text:p>
          </table:table-cell>
          <table:table-cell office:value-type="float" office:value="1008" calcext:value-type="float">
            <text:p>1008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267" calcext:value-type="float">
            <text:p>267</text:p>
          </table:table-cell>
          <table:table-cell office:value-type="float" office:value="1231" calcext:value-type="float">
            <text:p>1231</text:p>
          </table:table-cell>
          <table:table-cell office:value-type="float" office:value="460" calcext:value-type="float">
            <text:p>460</text:p>
          </table:table-cell>
          <table:table-cell office:value-type="float" office:value="1719" calcext:value-type="float">
            <text:p>1719</text:p>
          </table:table-cell>
          <table:table-cell office:value-type="float" office:value="482" calcext:value-type="float">
            <text:p>482</text:p>
          </table:table-cell>
          <table:table-cell office:value-type="float" office:value="1854" calcext:value-type="float">
            <text:p>1854</text:p>
          </table:table-cell>
          <table:table-cell office:value-type="float" office:value="619" calcext:value-type="float">
            <text:p>619</text:p>
          </table:table-cell>
          <table:table-cell office:value-type="float" office:value="3483" calcext:value-type="float">
            <text:p>3483</text:p>
          </table:table-cell>
          <table:table-cell office:value-type="float" office:value="884" calcext:value-type="float">
            <text:p>884</text:p>
          </table:table-cell>
          <table:table-cell office:value-type="float" office:value="3439" calcext:value-type="float">
            <text:p>3439</text:p>
          </table:table-cell>
          <table:table-cell office:value-type="float" office:value="791" calcext:value-type="float">
            <text:p>791</text:p>
          </table:table-cell>
          <table:table-cell office:value-type="float" office:value="2150" calcext:value-type="float">
            <text:p>2150</text:p>
          </table:table-cell>
          <table:table-cell office:value-type="float" office:value="527" calcext:value-type="float">
            <text:p>527</text:p>
          </table:table-cell>
          <table:table-cell office:value-type="float" office:value="923" calcext:value-type="float">
            <text:p>923</text:p>
          </table:table-cell>
          <table:table-cell office:value-type="float" office:value="367" calcext:value-type="float">
            <text:p>367</text:p>
          </table:table-cell>
          <table:table-cell office:value-type="float" office:value="773" calcext:value-type="float">
            <text:p>773</text:p>
          </table:table-cell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1467" calcext:value-type="float">
            <text:p>11467</text:p>
          </table:table-cell>
          <table:table-cell office:value-type="float" office:value="2192" calcext:value-type="float">
            <text:p>2192</text:p>
          </table:table-cell>
          <table:table-cell office:value-type="float" office:value="5014" calcext:value-type="float">
            <text:p>5014</text:p>
          </table:table-cell>
          <table:table-cell office:value-type="float" office:value="1201" calcext:value-type="float">
            <text:p>1201</text:p>
          </table:table-cell>
          <table:table-cell office:value-type="float" office:value="424" calcext:value-type="float">
            <text:p>424</text:p>
          </table:table-cell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80" calcext:value-type="float">
            <text:p>580</text:p>
          </table:table-cell>
          <table:table-cell office:value-type="float" office:value="325" calcext:value-type="float">
            <text:p>325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office:value-type="float" office:value="710" calcext:value-type="float">
            <text:p>710</text:p>
          </table:table-cell>
          <table:table-cell office:value-type="float" office:value="344" calcext:value-type="float">
            <text:p>344</text:p>
          </table:table-cell>
          <table:table-cell office:value-type="float" office:value="1097" calcext:value-type="float">
            <text:p>1097</text:p>
          </table:table-cell>
          <table:table-cell office:value-type="float" office:value="522" calcext:value-type="float">
            <text:p>522</text:p>
          </table:table-cell>
          <table:table-cell office:value-type="float" office:value="663" calcext:value-type="float">
            <text:p>663</text:p>
          </table:table-cell>
          <table:table-cell office:value-type="float" office:value="320" calcext:value-type="float">
            <text:p>320</text:p>
          </table:table-cell>
          <table:table-cell office:value-type="float" office:value="610" calcext:value-type="float">
            <text:p>610</text:p>
          </table:table-cell>
          <table:table-cell office:value-type="float" office:value="394" calcext:value-type="float">
            <text:p>394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453" calcext:value-type="float">
            <text:p>6453</text:p>
          </table:table-cell>
          <table:table-cell office:value-type="float" office:value="1351" calcext:value-type="float">
            <text:p>1351</text:p>
          </table:table-cell>
          <table:table-cell office:value-type="float" office:value="209" calcext:value-type="float">
            <text:p>209</text:p>
          </table:table-cell>
          <table:table-cell office:value-type="float" office:value="184" calcext:value-type="float">
            <text:p>184</text:p>
          </table:table-cell>
          <table:table-cell office:value-type="float" office:value="770" calcext:value-type="float">
            <text:p>770</text:p>
          </table:table-cell>
          <table:table-cell office:value-type="float" office:value="436" calcext:value-type="float">
            <text:p>436</text:p>
          </table:table-cell>
          <table:table-cell office:value-type="float" office:value="588" calcext:value-type="float">
            <text:p>588</text:p>
          </table:table-cell>
          <table:table-cell office:value-type="float" office:value="398" calcext:value-type="float">
            <text:p>398</text:p>
          </table:table-cell>
          <table:table-cell office:value-type="float" office:value="149" calcext:value-type="float">
            <text:p>149</text:p>
          </table:table-cell>
          <table:table-cell office:value-type="float" office:value="256" calcext:value-type="float">
            <text:p>256</text:p>
          </table:table-cell>
          <table:table-cell office:value-type="float" office:value="97" calcext:value-type="float">
            <text:p>97</text:p>
          </table:table-cell>
          <table:table-cell office:value-type="float" office:value="157" calcext:value-type="float">
            <text:p>157</text:p>
          </table:table-cell>
          <table:table-cell office:value-type="float" office:value="760" calcext:value-type="float">
            <text:p>760</text:p>
          </table:table-cell>
          <table:table-cell office:value-type="float" office:value="454" calcext:value-type="float">
            <text:p>454</text:p>
          </table:table-cell>
          <table:table-cell office:value-type="float" office:value="352" calcext:value-type="float">
            <text:p>352</text:p>
          </table:table-cell>
          <table:table-cell office:value-type="float" office:value="262" calcext:value-type="float">
            <text:p>262</text:p>
          </table:table-cell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float" office:value="1318" calcext:value-type="float">
            <text:p>1318</text:p>
          </table:table-cell>
          <table:table-cell office:value-type="float" office:value="512" calcext:value-type="float">
            <text:p>512</text:p>
          </table:table-cell>
          <table:table-cell office:value-type="float" office:value="539" calcext:value-type="float">
            <text:p>539</text:p>
          </table:table-cell>
          <table:table-cell office:value-type="float" office:value="299" calcext:value-type="float">
            <text:p>299</text:p>
          </table:table-cell>
          <table:table-cell office:value-type="float" office:value="637" calcext:value-type="float">
            <text:p>637</text:p>
          </table:table-cell>
          <table:table-cell office:value-type="float" office:value="375" calcext:value-type="float">
            <text:p>375</text:p>
          </table:table-cell>
          <table:table-cell office:value-type="float" office:value="266" calcext:value-type="float">
            <text:p>266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20934" calcext:value-type="float">
            <text:p>20934</text:p>
          </table:table-cell>
          <table:table-cell office:value-type="float" office:value="4554" calcext:value-type="float">
            <text:p>4554</text:p>
          </table:table-cell>
          <table:table-cell office:value-type="float" office:value="10490" calcext:value-type="float">
            <text:p>10490</text:p>
          </table:table-cell>
          <table:table-cell office:value-type="float" office:value="2345" calcext:value-type="float">
            <text:p>2345</text:p>
          </table:table-cell>
          <table:table-cell office:value-type="float" office:value="1033" calcext:value-type="float">
            <text:p>1033</text:p>
          </table:table-cell>
          <table:table-cell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321" calcext:value-type="float">
            <text:p>321</text:p>
          </table:table-cell>
          <table:table-cell office:value-type="float" office:value="1186" calcext:value-type="float">
            <text:p>1186</text:p>
          </table:table-cell>
          <table:table-cell office:value-type="float" office:value="758" calcext:value-type="float">
            <text:p>758</text:p>
          </table:table-cell>
          <table:table-cell office:value-type="float" office:value="732" calcext:value-type="float">
            <text:p>732</text:p>
          </table:table-cell>
          <table:table-cell office:value-type="float" office:value="579" calcext:value-type="float">
            <text:p>579</text:p>
          </table:table-cell>
          <table:table-cell office:value-type="float" office:value="343" calcext:value-type="float">
            <text:p>343</text:p>
          </table:table-cell>
          <table:table-cell office:value-type="float" office:value="328" calcext:value-type="float">
            <text:p>328</text:p>
          </table:table-cell>
          <table:table-cell office:value-type="float" office:value="982" calcext:value-type="float">
            <text:p>982</text:p>
          </table:table-cell>
          <table:table-cell office:value-type="float" office:value="471" calcext:value-type="float">
            <text:p>471</text:p>
          </table:table-cell>
          <table:table-cell office:value-type="float" office:value="618" calcext:value-type="float">
            <text:p>618</text:p>
          </table:table-cell>
          <table:table-cell office:value-type="float" office:value="410" calcext:value-type="float">
            <text:p>410</text:p>
          </table:table-cell>
          <table:table-cell office:value-type="float" office:value="952" calcext:value-type="float">
            <text:p>952</text:p>
          </table:table-cell>
          <table:table-cell office:value-type="float" office:value="557" calcext:value-type="float">
            <text:p>557</text:p>
          </table:table-cell>
          <table:table-cell office:value-type="float" office:value="1702" calcext:value-type="float">
            <text:p>1702</text:p>
          </table:table-cell>
          <table:table-cell office:value-type="float" office:value="685" calcext:value-type="float">
            <text:p>685</text:p>
          </table:table-cell>
          <table:table-cell office:value-type="float" office:value="928" calcext:value-type="float">
            <text:p>928</text:p>
          </table:table-cell>
          <table:table-cell office:value-type="float" office:value="469" calcext:value-type="float">
            <text:p>469</text:p>
          </table:table-cell>
          <table:table-cell office:value-type="float" office:value="813" calcext:value-type="float">
            <text:p>813</text:p>
          </table:table-cell>
          <table:table-cell office:value-type="float" office:value="425" calcext:value-type="float">
            <text:p>425</text:p>
          </table:table-cell>
          <table:table-cell office:value-type="float" office:value="525" calcext:value-type="float">
            <text:p>525</text:p>
          </table:table-cell>
          <table:table-cell office:value-type="float" office:value="268" calcext:value-type="float">
            <text:p>268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0444" calcext:value-type="float">
            <text:p>10444</text:p>
          </table:table-cell>
          <table:table-cell office:value-type="float" office:value="2701" calcext:value-type="float">
            <text:p>2701</text:p>
          </table:table-cell>
          <table:table-cell office:value-type="float" office:value="1285" calcext:value-type="float">
            <text:p>1285</text:p>
          </table:table-cell>
          <table:table-cell office:value-type="float" office:value="765" calcext:value-type="float">
            <text:p>765</text:p>
          </table:table-cell>
          <table:table-cell office:value-type="float" office:value="400" calcext:value-type="float">
            <text:p>400</text:p>
          </table:table-cell>
          <table:table-cell office:value-type="float" office:value="342" calcext:value-type="float">
            <text:p>342</text:p>
          </table:table-cell>
          <table:table-cell office:value-type="float" office:value="1086" calcext:value-type="float">
            <text:p>1086</text:p>
          </table:table-cell>
          <table:table-cell office:value-type="float" office:value="640" calcext:value-type="float">
            <text:p>640</text:p>
          </table:table-cell>
          <table:table-cell office:value-type="float" office:value="880" calcext:value-type="float">
            <text:p>880</text:p>
          </table:table-cell>
          <table:table-cell office:value-type="float" office:value="650" calcext:value-type="float">
            <text:p>650</text:p>
          </table:table-cell>
          <table:table-cell office:value-type="float" office:value="353" calcext:value-type="float">
            <text:p>353</text:p>
          </table:table-cell>
          <table:table-cell office:value-type="float" office:value="395" calcext:value-type="float">
            <text:p>395</text:p>
          </table:table-cell>
          <table:table-cell office:value-type="float" office:value="986" calcext:value-type="float">
            <text:p>986</text:p>
          </table:table-cell>
          <table:table-cell office:value-type="float" office:value="428" calcext:value-type="float">
            <text:p>428</text:p>
          </table:table-cell>
          <table:table-cell office:value-type="float" office:value="765" calcext:value-type="float">
            <text:p>765</text:p>
          </table:table-cell>
          <table:table-cell office:value-type="float" office:value="243" calcext:value-type="float">
            <text:p>243</text:p>
          </table:table-cell>
          <table:table-cell office:value-type="float" office:value="974" calcext:value-type="float">
            <text:p>974</text:p>
          </table:table-cell>
          <table:table-cell office:value-type="float" office:value="514" calcext:value-type="float">
            <text:p>514</text:p>
          </table:table-cell>
          <table:table-cell office:value-type="float" office:value="766" calcext:value-type="float">
            <text:p>766</text:p>
          </table:table-cell>
          <table:table-cell office:value-type="float" office:value="409" calcext:value-type="float">
            <text:p>409</text:p>
          </table:table-cell>
          <table:table-cell office:value-type="float" office:value="1640" calcext:value-type="float">
            <text:p>1640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301" calcext:value-type="float">
            <text:p>301</text:p>
          </table:table-cell>
          <table:table-cell office:value-type="float" office:value="520" calcext:value-type="float">
            <text:p>520</text:p>
          </table:table-cell>
          <table:table-cell office:value-type="float" office:value="323" calcext:value-type="float">
            <text:p>323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4094" calcext:value-type="float">
            <text:p>14094</text:p>
          </table:table-cell>
          <table:table-cell office:value-type="float" office:value="3404" calcext:value-type="float">
            <text:p>3404</text:p>
          </table:table-cell>
          <table:table-cell office:value-type="float" office:value="7039" calcext:value-type="float">
            <text:p>7039</text:p>
          </table:table-cell>
          <table:table-cell office:value-type="float" office:value="1943" calcext:value-type="float">
            <text:p>1943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1103" calcext:value-type="float">
            <text:p>1103</text:p>
          </table:table-cell>
          <table:table-cell office:value-type="float" office:value="890" calcext:value-type="float">
            <text:p>890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648" calcext:value-type="float">
            <text:p>648</text:p>
          </table:table-cell>
          <table:table-cell office:value-type="float" office:value="437" calcext:value-type="float">
            <text:p>437</text:p>
          </table:table-cell>
          <table:table-cell office:value-type="float" office:value="363" calcext:value-type="float">
            <text:p>363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office:value-type="float" office:value="740" calcext:value-type="float">
            <text:p>740</text:p>
          </table:table-cell>
          <table:table-cell office:value-type="float" office:value="514" calcext:value-type="float">
            <text:p>514</text:p>
          </table:table-cell>
          <table:table-cell office:value-type="float" office:value="878" calcext:value-type="float">
            <text:p>878</text:p>
          </table:table-cell>
          <table:table-cell office:value-type="float" office:value="516" calcext:value-type="float">
            <text:p>516</text:p>
          </table:table-cell>
          <table:table-cell office:value-type="float" office:value="1237" calcext:value-type="float">
            <text:p>1237</text:p>
          </table:table-cell>
          <table:table-cell office:value-type="float" office:value="644" calcext:value-type="float">
            <text:p>644</text:p>
          </table:table-cell>
          <table:table-cell office:value-type="float" office:value="769" calcext:value-type="float">
            <text:p>769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055" calcext:value-type="float">
            <text:p>7055</text:p>
          </table:table-cell>
          <table:table-cell office:value-type="float" office:value="1784" calcext:value-type="float">
            <text:p>1784</text:p>
          </table:table-cell>
          <table:table-cell office:value-type="float" office:value="326" calcext:value-type="float">
            <text:p>326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317" calcext:value-type="float">
            <text:p>317</text:p>
          </table:table-cell>
          <table:table-cell office:value-type="float" office:value="1008" calcext:value-type="float">
            <text:p>1008</text:p>
          </table:table-cell>
          <table:table-cell office:value-type="float" office:value="567" calcext:value-type="float">
            <text:p>567</text:p>
          </table:table-cell>
          <table:table-cell office:value-type="float" office:value="480" calcext:value-type="float">
            <text:p>480</text:p>
          </table:table-cell>
          <table:table-cell office:value-type="float" office:value="322" calcext:value-type="float">
            <text:p>322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221" calcext:value-type="float">
            <text:p>221</text:p>
          </table:table-cell>
          <table:table-cell office:value-type="float" office:value="338" calcext:value-type="float">
            <text:p>338</text:p>
          </table:table-cell>
          <table:table-cell office:value-type="float" office:value="303" calcext:value-type="float">
            <text:p>303</text:p>
          </table:table-cell>
          <table:table-cell office:value-type="float" office:value="617" calcext:value-type="float">
            <text:p>617</text:p>
          </table:table-cell>
          <table:table-cell office:value-type="float" office:value="359" calcext:value-type="float">
            <text:p>359</text:p>
          </table:table-cell>
          <table:table-cell office:value-type="float" office:value="805" calcext:value-type="float">
            <text:p>805</text:p>
          </table:table-cell>
          <table:table-cell office:value-type="float" office:value="427" calcext:value-type="float">
            <text:p>427</text:p>
          </table:table-cell>
          <table:table-cell office:value-type="float" office:value="1446" calcext:value-type="float">
            <text:p>1446</text:p>
          </table:table-cell>
          <table:table-cell office:value-type="float" office:value="633" calcext:value-type="float">
            <text:p>633</text:p>
          </table:table-cell>
          <table:table-cell office:value-type="float" office:value="931" calcext:value-type="float">
            <text:p>931</text:p>
          </table:table-cell>
          <table:table-cell office:value-type="float" office:value="340" calcext:value-type="float">
            <text:p>340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9997" calcext:value-type="float">
            <text:p>19997</text:p>
          </table:table-cell>
          <table:table-cell office:value-type="float" office:value="4307" calcext:value-type="float">
            <text:p>4307</text:p>
          </table:table-cell>
          <table:table-cell office:value-type="float" office:value="9769" calcext:value-type="float">
            <text:p>9769</text:p>
          </table:table-cell>
          <table:table-cell office:value-type="float" office:value="2201" calcext:value-type="float">
            <text:p>2201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 office:value-type="float" office:value="541" calcext:value-type="float">
            <text:p>541</text:p>
          </table:table-cell>
          <table:table-cell office:value-type="float" office:value="446" calcext:value-type="float">
            <text:p>446</text:p>
          </table:table-cell>
          <table:table-cell office:value-type="float" office:value="724" calcext:value-type="float">
            <text:p>724</text:p>
          </table:table-cell>
          <table:table-cell office:value-type="float" office:value="442" calcext:value-type="float">
            <text:p>442</text:p>
          </table:table-cell>
          <table:table-cell office:value-type="float" office:value="732" calcext:value-type="float">
            <text:p>732</text:p>
          </table:table-cell>
          <table:table-cell office:value-type="float" office:value="473" calcext:value-type="float">
            <text:p>473</text:p>
          </table:table-cell>
          <table:table-cell office:value-type="float" office:value="279" calcext:value-type="float">
            <text:p>279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572" calcext:value-type="float">
            <text:p>572</text:p>
          </table:table-cell>
          <table:table-cell office:value-type="float" office:value="343" calcext:value-type="float">
            <text:p>343</text:p>
          </table:table-cell>
          <table:table-cell office:value-type="float" office:value="2220" calcext:value-type="float">
            <text:p>2220</text:p>
          </table:table-cell>
          <table:table-cell office:value-type="float" office:value="887" calcext:value-type="float">
            <text:p>887</text:p>
          </table:table-cell>
          <table:table-cell office:value-type="float" office:value="1516" calcext:value-type="float">
            <text:p>1516</text:p>
          </table:table-cell>
          <table:table-cell office:value-type="float" office:value="717" calcext:value-type="float">
            <text:p>717</text:p>
          </table:table-cell>
          <table:table-cell office:value-type="float" office:value="945" calcext:value-type="float">
            <text:p>945</text:p>
          </table:table-cell>
          <table:table-cell office:value-type="float" office:value="463" calcext:value-type="float">
            <text:p>463</text:p>
          </table:table-cell>
          <table:table-cell office:value-type="float" office:value="356" calcext:value-type="float">
            <text:p>356</text:p>
          </table:table-cell>
          <table:table-cell office:value-type="float" office:value="248" calcext:value-type="float">
            <text:p>248</text:p>
          </table:table-cell>
          <table:table-cell office:value-type="float" office:value="700" calcext:value-type="float">
            <text:p>70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0228" calcext:value-type="float">
            <text:p>10228</text:p>
          </table:table-cell>
          <table:table-cell office:value-type="float" office:value="2647" calcext:value-type="float">
            <text:p>2647</text:p>
          </table:table-cell>
          <table:table-cell office:value-type="float" office:value="899" calcext:value-type="float">
            <text:p>899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545" calcext:value-type="float">
            <text:p>545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697" calcext:value-type="float">
            <text:p>697</text:p>
          </table:table-cell>
          <table:table-cell office:value-type="float" office:value="496" calcext:value-type="float">
            <text:p>496</text:p>
          </table:table-cell>
          <table:table-cell office:value-type="float" office:value="693" calcext:value-type="float">
            <text:p>693</text:p>
          </table:table-cell>
          <table:table-cell office:value-type="float" office:value="530" calcext:value-type="float">
            <text:p>530</text:p>
          </table:table-cell>
          <table:table-cell office:value-type="float" office:value="977" calcext:value-type="float">
            <text:p>977</text:p>
          </table:table-cell>
          <table:table-cell office:value-type="float" office:value="622" calcext:value-type="float">
            <text:p>622</text:p>
          </table:table-cell>
          <table:table-cell office:value-type="float" office:value="786" calcext:value-type="float">
            <text:p>786</text:p>
          </table:table-cell>
          <table:table-cell office:value-type="float" office:value="523" calcext:value-type="float">
            <text:p>5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861" calcext:value-type="float">
            <text:p>861</text:p>
          </table:table-cell>
          <table:table-cell office:value-type="float" office:value="522" calcext:value-type="float">
            <text:p>522</text:p>
          </table:table-cell>
          <table:table-cell office:value-type="float" office:value="1989" calcext:value-type="float">
            <text:p>1989</text:p>
          </table:table-cell>
          <table:table-cell office:value-type="float" office:value="852" calcext:value-type="float">
            <text:p>852</text:p>
          </table:table-cell>
          <table:table-cell office:value-type="float" office:value="1107" calcext:value-type="float">
            <text:p>1107</text:p>
          </table:table-cell>
          <table:table-cell office:value-type="float" office:value="482" calcext:value-type="float">
            <text:p>482</text:p>
          </table:table-cell>
          <table:table-cell office:value-type="float" office:value="465" calcext:value-type="float">
            <text:p>465</text:p>
          </table:table-cell>
          <table:table-cell office:value-type="float" office:value="348" calcext:value-type="float">
            <text:p>348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8485" calcext:value-type="float">
            <text:p>18485</text:p>
          </table:table-cell>
          <table:table-cell office:value-type="float" office:value="3002" calcext:value-type="float">
            <text:p>3002</text:p>
          </table:table-cell>
          <table:table-cell office:value-type="float" office:value="9539" calcext:value-type="float">
            <text:p>9539</text:p>
          </table:table-cell>
          <table:table-cell office:value-type="float" office:value="1627" calcext:value-type="float">
            <text:p>1627</text:p>
          </table:table-cell>
          <table:table-cell office:value-type="float" office:value="695" calcext:value-type="float">
            <text:p>695</text:p>
          </table:table-cell>
          <table:table-cell office:value-type="float" office:value="296" calcext:value-type="float">
            <text:p>296</text:p>
          </table:table-cell>
          <table:table-cell office:value-type="float" office:value="548" calcext:value-type="float">
            <text:p>548</text:p>
          </table:table-cell>
          <table:table-cell office:value-type="float" office:value="265" calcext:value-type="float">
            <text:p>265</text:p>
          </table:table-cell>
          <table:table-cell office:value-type="float" office:value="407" calcext:value-type="float">
            <text:p>407</text:p>
          </table:table-cell>
          <table:table-cell office:value-type="float" office:value="229" calcext:value-type="float">
            <text:p>229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532" calcext:value-type="float">
            <text:p>532</text:p>
          </table:table-cell>
          <table:table-cell office:value-type="float" office:value="327" calcext:value-type="float">
            <text:p>327</text:p>
          </table:table-cell>
          <table:table-cell office:value-type="float" office:value="1333" calcext:value-type="float">
            <text:p>1333</text:p>
          </table:table-cell>
          <table:table-cell office:value-type="float" office:value="619" calcext:value-type="float">
            <text:p>619</text:p>
          </table:table-cell>
          <table:table-cell office:value-type="float" office:value="397" calcext:value-type="float">
            <text:p>397</text:p>
          </table:table-cell>
          <table:table-cell office:value-type="float" office:value="247" calcext:value-type="float">
            <text:p>247</text:p>
          </table:table-cell>
          <table:table-cell office:value-type="float" office:value="678" calcext:value-type="float">
            <text:p>678</text:p>
          </table:table-cell>
          <table:table-cell office:value-type="float" office:value="388" calcext:value-type="float">
            <text:p>388</text:p>
          </table:table-cell>
          <table:table-cell office:value-type="float" office:value="2079" calcext:value-type="float">
            <text:p>2079</text:p>
          </table:table-cell>
          <table:table-cell office:value-type="float" office:value="658" calcext:value-type="float">
            <text:p>658</text:p>
          </table:table-cell>
          <table:table-cell office:value-type="float" office:value="880" calcext:value-type="float">
            <text:p>880</text:p>
          </table:table-cell>
          <table:table-cell office:value-type="float" office:value="553" calcext:value-type="float">
            <text:p>553</text:p>
          </table:table-cell>
          <table:table-cell office:value-type="float" office:value="1201" calcext:value-type="float">
            <text:p>1201</text:p>
          </table:table-cell>
          <table:table-cell office:value-type="float" office:value="373" calcext:value-type="float">
            <text:p>373</text:p>
          </table:table-cell>
          <table:table-cell office:value-type="float" office:value="230" calcext:value-type="float">
            <text:p>230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8946" calcext:value-type="float">
            <text:p>8946</text:p>
          </table:table-cell>
          <table:table-cell office:value-type="float" office:value="1723" calcext:value-type="float">
            <text:p>1723</text:p>
          </table:table-cell>
          <table:table-cell office:value-type="float" office:value="434" calcext:value-type="float">
            <text:p>434</text:p>
          </table:table-cell>
          <table:table-cell office:value-type="float" office:value="331" calcext:value-type="float">
            <text:p>331</text:p>
          </table:table-cell>
          <table:table-cell office:value-type="float" office:value="253" calcext:value-type="float">
            <text:p>253</text:p>
          </table:table-cell>
          <table:table-cell office:value-type="float" office:value="156" calcext:value-type="float">
            <text:p>156</text:p>
          </table:table-cell>
          <table:table-cell office:value-type="float" office:value="483" calcext:value-type="float">
            <text:p>483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92" calcext:value-type="float">
            <text:p>1392</text:p>
          </table:table-cell>
          <table:table-cell office:value-type="float" office:value="694" calcext:value-type="float">
            <text:p>694</text:p>
          </table:table-cell>
          <table:table-cell office:value-type="float" office:value="677" calcext:value-type="float">
            <text:p>677</text:p>
          </table:table-cell>
          <table:table-cell office:value-type="float" office:value="298" calcext:value-type="float">
            <text:p>298</text:p>
          </table:table-cell>
          <table:table-cell office:value-type="float" office:value="737" calcext:value-type="float">
            <text:p>737</text:p>
          </table:table-cell>
          <table:table-cell office:value-type="float" office:value="308" calcext:value-type="float">
            <text:p>308</text:p>
          </table:table-cell>
          <table:table-cell office:value-type="float" office:value="1132" calcext:value-type="float">
            <text:p>1132</text:p>
          </table:table-cell>
          <table:table-cell office:value-type="float" office:value="437" calcext:value-type="float">
            <text:p>437</text:p>
          </table:table-cell>
          <table:table-cell office:value-type="float" office:value="1706" calcext:value-type="float">
            <text:p>1706</text:p>
          </table:table-cell>
          <table:table-cell office:value-type="float" office:value="486" calcext:value-type="float">
            <text:p>486</text:p>
          </table:table-cell>
          <table:table-cell office:value-type="float" office:value="1075" calcext:value-type="float">
            <text:p>1075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189" calcext:value-type="float">
            <text:p>189</text:p>
          </table:table-cell>
          <table:table-cell office:value-type="float" office:value="283" calcext:value-type="float">
            <text:p>283</text:p>
          </table:table-cell>
          <table:table-cell office:value-type="float" office:value="366" calcext:value-type="float">
            <text:p>366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0037" calcext:value-type="float">
            <text:p>10037</text:p>
          </table:table-cell>
          <table:table-cell office:value-type="float" office:value="3264" calcext:value-type="float">
            <text:p>3264</text:p>
          </table:table-cell>
          <table:table-cell office:value-type="float" office:value="5310" calcext:value-type="float">
            <text:p>5310</text:p>
          </table:table-cell>
          <table:table-cell office:value-type="float" office:value="1905" calcext:value-type="float">
            <text:p>1905</text:p>
          </table:table-cell>
          <table:table-cell office:value-type="float" office:value="479" calcext:value-type="float">
            <text:p>479</text:p>
          </table:table-cell>
          <table:table-cell office:value-type="float" office:value="628" calcext:value-type="float">
            <text:p>628</text:p>
          </table:table-cell>
          <table:table-cell office:value-type="float" office:value="539" calcext:value-type="float">
            <text:p>539</text:p>
          </table:table-cell>
          <table:table-cell office:value-type="float" office:value="431" calcext:value-type="float">
            <text:p>431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74" calcext:value-type="float">
            <text:p>274</text:p>
          </table:table-cell>
          <table:table-cell office:value-type="float" office:value="176" calcext:value-type="float">
            <text:p>176</text:p>
          </table:table-cell>
          <table:table-cell office:value-type="float" office:value="678" calcext:value-type="float">
            <text:p>678</text:p>
          </table:table-cell>
          <table:table-cell office:value-type="float" office:value="463" calcext:value-type="float">
            <text:p>463</text:p>
          </table:table-cell>
          <table:table-cell office:value-type="float" office:value="268" calcext:value-type="float">
            <text:p>268</text:p>
          </table:table-cell>
          <table:table-cell office:value-type="float" office:value="168" calcext:value-type="float">
            <text:p>168</text:p>
          </table:table-cell>
          <table:table-cell office:value-type="float" office:value="637" calcext:value-type="float">
            <text:p>637</text:p>
          </table:table-cell>
          <table:table-cell office:value-type="float" office:value="523" calcext:value-type="float">
            <text:p>523</text:p>
          </table:table-cell>
          <table:table-cell office:value-type="float" office:value="975" calcext:value-type="float">
            <text:p>975</text:p>
          </table:table-cell>
          <table:table-cell office:value-type="float" office:value="608" calcext:value-type="float">
            <text:p>608</text:p>
          </table:table-cell>
          <table:table-cell office:value-type="float" office:value="594" calcext:value-type="float">
            <text:p>594</text:p>
          </table:table-cell>
          <table:table-cell office:value-type="float" office:value="374" calcext:value-type="float">
            <text:p>374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727" calcext:value-type="float">
            <text:p>4727</text:p>
          </table:table-cell>
          <table:table-cell office:value-type="float" office:value="1633" calcext:value-type="float">
            <text:p>1633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516" calcext:value-type="float">
            <text:p>516</text:p>
          </table:table-cell>
          <table:table-cell office:value-type="float" office:value="427" calcext:value-type="float">
            <text:p>427</text:p>
          </table:table-cell>
          <table:table-cell office:value-type="float" office:value="493" calcext:value-type="float">
            <text:p>493</text:p>
          </table:table-cell>
          <table:table-cell office:value-type="float" office:value="411" calcext:value-type="float">
            <text:p>411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454" calcext:value-type="float">
            <text:p>454</text:p>
          </table:table-cell>
          <table:table-cell office:value-type="float" office:value="364" calcext:value-type="float">
            <text:p>364</text:p>
          </table:table-cell>
          <table:table-cell office:value-type="float" office:value="501" calcext:value-type="float">
            <text:p>501</text:p>
          </table:table-cell>
          <table:table-cell office:value-type="float" office:value="426" calcext:value-type="float">
            <text:p>426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622" calcext:value-type="float">
            <text:p>622</text:p>
          </table:table-cell>
          <table:table-cell office:value-type="float" office:value="403" calcext:value-type="float">
            <text:p>403</text:p>
          </table:table-cell>
          <table:table-cell office:value-type="float" office:value="847" calcext:value-type="float">
            <text:p>847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 office:value-type="float" office:value="302" calcext:value-type="float">
            <text:p>302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9865" calcext:value-type="float">
            <text:p>9865</text:p>
          </table:table-cell>
          <table:table-cell office:value-type="float" office:value="2875" calcext:value-type="float">
            <text:p>2875</text:p>
          </table:table-cell>
          <table:table-cell office:value-type="float" office:value="3874" calcext:value-type="float">
            <text:p>3874</text:p>
          </table:table-cell>
          <table:table-cell office:value-type="float" office:value="1425" calcext:value-type="float">
            <text:p>1425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481" calcext:value-type="float">
            <text:p>481</text:p>
          </table:table-cell>
          <table:table-cell office:value-type="float" office:value="392" calcext:value-type="float">
            <text:p>392</text:p>
          </table:table-cell>
          <table:table-cell office:value-type="float" office:value="354" calcext:value-type="float">
            <text:p>354</text:p>
          </table:table-cell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344" calcext:value-type="float">
            <text:p>344</text:p>
          </table:table-cell>
          <table:table-cell office:value-type="float" office:value="235" calcext:value-type="float">
            <text:p>235</text:p>
          </table:table-cell>
          <table:table-cell office:value-type="float" office:value="305" calcext:value-type="float">
            <text:p>305</text:p>
          </table:table-cell>
          <table:table-cell office:value-type="float" office:value="343" calcext:value-type="float">
            <text:p>343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277" calcext:value-type="float">
            <text:p>277</text:p>
          </table:table-cell>
          <table:table-cell office:value-type="float" office:value="252" calcext:value-type="float">
            <text:p>252</text:p>
          </table:table-cell>
          <table:table-cell office:value-type="float" office:value="536" calcext:value-type="float">
            <text:p>536</text:p>
          </table:table-cell>
          <table:table-cell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office:value-type="float" office:value="285" calcext:value-type="float">
            <text:p>285</text:p>
          </table:table-cell>
          <table:table-cell office:value-type="float" office:value="241" calcext:value-type="float">
            <text:p>241</text:p>
          </table:table-cell>
          <table:table-cell office:value-type="float" office:value="206" calcext:value-type="float">
            <text:p>206</text:p>
          </table:table-cell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991" calcext:value-type="float">
            <text:p>5991</text:p>
          </table:table-cell>
          <table:table-cell office:value-type="float" office:value="1679" calcext:value-type="float">
            <text:p>1679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office:value-type="float" office:value="479" calcext:value-type="float">
            <text:p>479</text:p>
          </table:table-cell>
          <table:table-cell office:value-type="float" office:value="331" calcext:value-type="float">
            <text:p>331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office:value-type="float" office:value="606" calcext:value-type="float">
            <text:p>60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197" calcext:value-type="float">
            <text:p>197</text:p>
          </table:table-cell>
          <table:table-cell office:value-type="float" office:value="516" calcext:value-type="float">
            <text:p>516</text:p>
          </table:table-cell>
          <table:table-cell office:value-type="float" office:value="336" calcext:value-type="float">
            <text:p>336</text:p>
          </table:table-cell>
          <table:table-cell office:value-type="float" office:value="796" calcext:value-type="float">
            <text:p>796</text:p>
          </table:table-cell>
          <table:table-cell office:value-type="float" office:value="570" calcext:value-type="float">
            <text:p>570</text:p>
          </table:table-cell>
          <table:table-cell office:value-type="float" office:value="951" calcext:value-type="float">
            <text:p>951</text:p>
          </table:table-cell>
          <table:table-cell office:value-type="float" office:value="588" calcext:value-type="float">
            <text:p>588</text:p>
          </table:table-cell>
          <table:table-cell office:value-type="float" office:value="776" calcext:value-type="float">
            <text:p>776</text:p>
          </table:table-cell>
          <table:table-cell office:value-type="float" office:value="529" calcext:value-type="float">
            <text:p>529</text:p>
          </table:table-cell>
          <table:table-cell office:value-type="float" office:value="687" calcext:value-type="float">
            <text:p>687</text:p>
          </table:table-cell>
          <table:table-cell office:value-type="float" office:value="462" calcext:value-type="float">
            <text:p>462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3631" calcext:value-type="float">
            <text:p>13631</text:p>
          </table:table-cell>
          <table:table-cell office:value-type="float" office:value="4099" calcext:value-type="float">
            <text:p>4099</text:p>
          </table:table-cell>
          <table:table-cell office:value-type="float" office:value="7572" calcext:value-type="float">
            <text:p>7572</text:p>
          </table:table-cell>
          <table:table-cell office:value-type="float" office:value="2353" calcext:value-type="float">
            <text:p>2353</text:p>
          </table:table-cell>
          <table:table-cell office:value-type="float" office:value="675" calcext:value-type="float">
            <text:p>675</text:p>
          </table:table-cell>
          <table:table-cell office:value-type="float" office:value="501" calcext:value-type="float">
            <text:p>501</text:p>
          </table:table-cell>
          <table:table-cell office:value-type="float" office:value="574" calcext:value-type="float">
            <text:p>574</text:p>
          </table:table-cell>
          <table:table-cell office:value-type="float" office:value="708" calcext:value-type="float">
            <text:p>708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182" calcext:value-type="float">
            <text:p>182</text:p>
          </table:table-cell>
          <table:table-cell office:value-type="float" office:value="258" calcext:value-type="float">
            <text:p>258</text:p>
          </table:table-cell>
          <table:table-cell office:value-type="float" office:value="1187" calcext:value-type="float">
            <text:p>1187</text:p>
          </table:table-cell>
          <table:table-cell office:value-type="float" office:value="612" calcext:value-type="float">
            <text:p>612</text:p>
          </table:table-cell>
          <table:table-cell office:value-type="float" office:value="1408" calcext:value-type="float">
            <text:p>1408</text:p>
          </table:table-cell>
          <table:table-cell office:value-type="float" office:value="662" calcext:value-type="float">
            <text:p>662</text:p>
          </table:table-cell>
          <table:table-cell office:value-type="float" office:value="888" calcext:value-type="float">
            <text:p>888</text:p>
          </table:table-cell>
          <table:table-cell office:value-type="float" office:value="759" calcext:value-type="float">
            <text:p>759</text:p>
          </table:table-cell>
          <table:table-cell office:value-type="float" office:value="988" calcext:value-type="float">
            <text:p>988</text:p>
          </table:table-cell>
          <table:table-cell office:value-type="float" office:value="688" calcext:value-type="float">
            <text:p>688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580" calcext:value-type="float">
            <text:p>580</text:p>
          </table:table-cell>
          <table:table-cell office:value-type="float" office:value="287" calcext:value-type="float">
            <text:p>28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6059" calcext:value-type="float">
            <text:p>6059</text:p>
          </table:table-cell>
          <table:table-cell office:value-type="float" office:value="2210" calcext:value-type="float">
            <text:p>2210</text:p>
          </table:table-cell>
          <table:table-cell office:value-type="float" office:value="377" calcext:value-type="float">
            <text:p>377</text:p>
          </table:table-cell>
          <table:table-cell office:value-type="float" office:value="358" calcext:value-type="float">
            <text:p>358</text:p>
          </table:table-cell>
          <table:table-cell office:value-type="float" office:value="517" calcext:value-type="float">
            <text:p>517</text:p>
          </table:table-cell>
          <table:table-cell office:value-type="float" office:value="435" calcext:value-type="float">
            <text:p>435</text:p>
          </table:table-cell>
          <table:table-cell office:value-type="float" office:value="268" calcext:value-type="float">
            <text:p>268</text:p>
          </table:table-cell>
          <table:table-cell office:value-type="float" office:value="397" calcext:value-type="float">
            <text:p>397</text:p>
          </table:table-cell>
          <table:table-cell office:value-type="float" office:value="466" calcext:value-type="float">
            <text:p>466</text:p>
          </table:table-cell>
          <table:table-cell office:value-type="float" office:value="456" calcext:value-type="float">
            <text:p>456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714" calcext:value-type="float">
            <text:p>714</text:p>
          </table:table-cell>
          <table:table-cell office:value-type="float" office:value="524" calcext:value-type="float">
            <text:p>524</text:p>
          </table:table-cell>
          <table:table-cell office:value-type="float" office:value="353" calcext:value-type="float">
            <text:p>353</text:p>
          </table:table-cell>
          <table:table-cell office:value-type="float" office:value="416" calcext:value-type="float">
            <text:p>416</text:p>
          </table:table-cell>
          <table:table-cell office:value-type="float" office:value="1040" calcext:value-type="float">
            <text:p>1040</text:p>
          </table:table-cell>
          <table:table-cell office:value-type="float" office:value="643" calcext:value-type="float">
            <text:p>643</text:p>
          </table:table-cell>
          <table:table-cell office:value-type="float" office:value="617" calcext:value-type="float">
            <text:p>617</text:p>
          </table:table-cell>
          <table:table-cell office:value-type="float" office:value="500" calcext:value-type="float">
            <text:p>500</text:p>
          </table:table-cell>
          <table:table-cell office:value-type="float" office:value="791" calcext:value-type="float">
            <text:p>791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3614" calcext:value-type="float">
            <text:p>13614</text:p>
          </table:table-cell>
          <table:table-cell office:value-type="float" office:value="2934" calcext:value-type="float">
            <text:p>2934</text:p>
          </table:table-cell>
          <table:table-cell office:value-type="float" office:value="6295" calcext:value-type="float">
            <text:p>6295</text:p>
          </table:table-cell>
          <table:table-cell office:value-type="float" office:value="1722" calcext:value-type="float">
            <text:p>1722</text:p>
          </table:table-cell>
          <table:table-cell office:value-type="float" office:value="838" calcext:value-type="float">
            <text:p>838</text:p>
          </table:table-cell>
          <table:table-cell office:value-type="float" office:value="550" calcext:value-type="float">
            <text:p>550</text:p>
          </table:table-cell>
          <table:table-cell office:value-type="float" office:value="435" calcext:value-type="float">
            <text:p>435</text:p>
          </table:table-cell>
          <table:table-cell office:value-type="float" office:value="379" calcext:value-type="float">
            <text:p>379</text:p>
          </table:table-cell>
          <table:table-cell office:value-type="float" office:value="745" calcext:value-type="float">
            <text:p>745</text:p>
          </table:table-cell>
          <table:table-cell office:value-type="float" office:value="497" calcext:value-type="float">
            <text:p>497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651" calcext:value-type="float">
            <text:p>651</text:p>
          </table:table-cell>
          <table:table-cell office:value-type="float" office:value="438" calcext:value-type="float">
            <text:p>438</text:p>
          </table:table-cell>
          <table:table-cell office:value-type="float" office:value="422" calcext:value-type="float">
            <text:p>422</text:p>
          </table:table-cell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  <table:table-cell office:value-type="float" office:value="377" calcext:value-type="float">
            <text:p>377</text:p>
          </table:table-cell>
          <table:table-cell office:value-type="float" office:value="801" calcext:value-type="float">
            <text:p>801</text:p>
          </table:table-cell>
          <table:table-cell office:value-type="float" office:value="430" calcext:value-type="float">
            <text:p>430</text:p>
          </table:table-cell>
          <table:table-cell office:value-type="float" office:value="909" calcext:value-type="float">
            <text:p>909</text:p>
          </table:table-cell>
          <table:table-cell office:value-type="float" office:value="341" calcext:value-type="float">
            <text:p>341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7319" calcext:value-type="float">
            <text:p>7319</text:p>
          </table:table-cell>
          <table:table-cell office:value-type="float" office:value="1594" calcext:value-type="float">
            <text:p>1594</text:p>
          </table:table-cell>
          <table:table-cell office:value-type="float" office:value="406" calcext:value-type="float">
            <text:p>406</text:p>
          </table:table-cell>
          <table:table-cell office:value-type="float" office:value="320" calcext:value-type="float">
            <text:p>320</text:p>
          </table:table-cell>
          <table:table-cell office:value-type="float" office:value="194" calcext:value-type="float">
            <text:p>194</text:p>
          </table:table-cell>
          <table:table-cell office:value-type="float" office:value="245" calcext:value-type="float">
            <text:p>245</text:p>
          </table:table-cell>
          <table:table-cell office:value-type="float" office:value="392" calcext:value-type="float">
            <text:p>392</text:p>
          </table:table-cell>
          <table:table-cell office:value-type="float" office:value="290" calcext:value-type="float">
            <text:p>290</text:p>
          </table:table-cell>
          <table:table-cell office:value-type="float" office:value="383" calcext:value-type="float">
            <text:p>383</text:p>
          </table:table-cell>
          <table:table-cell office:value-type="float" office:value="279" calcext:value-type="float">
            <text:p>27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539" calcext:value-type="float">
            <text:p>539</text:p>
          </table:table-cell>
          <table:table-cell office:value-type="float" office:value="419" calcext:value-type="float">
            <text:p>419</text:p>
          </table:table-cell>
          <table:table-cell office:value-type="float" office:value="671" calcext:value-type="float">
            <text:p>671</text:p>
          </table:table-cell>
          <table:table-cell office:value-type="float" office:value="532" calcext:value-type="float">
            <text:p>532</text:p>
          </table:table-cell>
          <table:table-cell office:value-type="float" office:value="704" calcext:value-type="float">
            <text:p>704</text:p>
          </table:table-cell>
          <table:table-cell office:value-type="float" office:value="398" calcext:value-type="float">
            <text:p>398</text:p>
          </table:table-cell>
          <table:table-cell office:value-type="float" office:value="1348" calcext:value-type="float">
            <text:p>1348</text:p>
          </table:table-cell>
          <table:table-cell office:value-type="float" office:value="571" calcext:value-type="float">
            <text:p>571</text:p>
          </table:table-cell>
          <table:table-cell office:value-type="float" office:value="1603" calcext:value-type="float">
            <text:p>1603</text:p>
          </table:table-cell>
          <table:table-cell office:value-type="float" office:value="479" calcext:value-type="float">
            <text:p>479</text:p>
          </table:table-cell>
          <table:table-cell office:value-type="float" office:value="555" calcext:value-type="float">
            <text:p>555</text:p>
          </table:table-cell>
          <table:table-cell office:value-type="float" office:value="237" calcext:value-type="float">
            <text:p>237</text:p>
          </table:table-cell>
          <table:table-cell office:value-type="float" office:value="322" calcext:value-type="float">
            <text:p>322</text:p>
          </table:table-cell>
          <table:table-cell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6649" calcext:value-type="float">
            <text:p>6649</text:p>
          </table:table-cell>
          <table:table-cell office:value-type="float" office:value="715" calcext:value-type="float">
            <text:p>715</text:p>
          </table:table-cell>
          <table:table-cell office:value-type="float" office:value="3038" calcext:value-type="float">
            <text:p>3038</text:p>
          </table:table-cell>
          <table:table-cell office:value-type="float" office:value="636" calcext:value-type="float">
            <text:p>636</text:p>
          </table:table-cell>
          <table:table-cell office:value-type="float" office:value="299" calcext:value-type="float">
            <text:p>299</text:p>
          </table:table-cell>
          <table:table-cell office:value-type="float" office:value="453" calcext:value-type="float">
            <text:p>453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451" calcext:value-type="float">
            <text:p>451</text:p>
          </table:table-cell>
          <table:table-cell office:value-type="float" office:value="269" calcext:value-type="float">
            <text:p>269</text:p>
          </table:table-cell>
          <table:table-cell office:value-type="float" office:value="287" calcext:value-type="float">
            <text:p>287</text:p>
          </table:table-cell>
          <table:table-cell office:value-type="float" office:value="231" calcext:value-type="float">
            <text:p>231</text:p>
          </table:table-cell>
          <table:table-cell office:value-type="float" office:value="506" calcext:value-type="float">
            <text:p>506</text:p>
          </table:table-cell>
          <table:table-cell office:value-type="float" office:value="238" calcext:value-type="float">
            <text:p>238</text:p>
          </table:table-cell>
          <table:table-cell office:value-type="float" office:value="317" calcext:value-type="float">
            <text:p>317</text:p>
          </table:table-cell>
          <table:table-cell office:value-type="float" office:value="238" calcext:value-type="float">
            <text:p>238</text:p>
          </table:table-cell>
          <table:table-cell office:value-type="float" office:value="314" calcext:value-type="float">
            <text:p>314</text:p>
          </table:table-cell>
          <table:table-cell office:value-type="float" office:value="217" calcext:value-type="float">
            <text:p>217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11" calcext:value-type="float">
            <text:p>3611</text:p>
          </table:table-cell>
          <table:table-cell office:value-type="float" office:value="686" calcext:value-type="float">
            <text:p>686</text:p>
          </table:table-cell>
          <table:table-cell office:value-type="float" office:value="526" calcext:value-type="float">
            <text:p>526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208" calcext:value-type="float">
            <text:p>208</text:p>
          </table:table-cell>
          <table:table-cell office:value-type="float" office:value="449" calcext:value-type="float">
            <text:p>449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449" calcext:value-type="float">
            <text:p>449</text:p>
          </table:table-cell>
          <table:table-cell office:value-type="float" office:value="285" calcext:value-type="float">
            <text:p>285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495" calcext:value-type="float">
            <text:p>495</text:p>
          </table:table-cell>
          <table:table-cell office:value-type="float" office:value="171" calcext:value-type="float">
            <text:p>171</text:p>
          </table:table-cell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333" calcext:value-type="float">
            <text:p>333</text:p>
          </table:table-cell>
          <table:table-cell office:value-type="float" office:value="187" calcext:value-type="float">
            <text:p>18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2768" calcext:value-type="float">
            <text:p>2768</text:p>
          </table:table-cell>
          <table:table-cell office:value-type="float" office:value="502" calcext:value-type="float">
            <text:p>502</text:p>
          </table:table-cell>
          <table:table-cell office:value-type="float" office:value="1471" calcext:value-type="float">
            <text:p>1471</text:p>
          </table:table-cell>
          <table:table-cell office:value-type="float" office:value="304" calcext:value-type="float">
            <text:p>304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97" calcext:value-type="float">
            <text:p>1297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8903" calcext:value-type="float">
            <text:p>8903</text:p>
          </table:table-cell>
          <table:table-cell office:value-type="float" office:value="1679" calcext:value-type="float">
            <text:p>1679</text:p>
          </table:table-cell>
          <table:table-cell office:value-type="float" office:value="4024" calcext:value-type="float">
            <text:p>4024</text:p>
          </table:table-cell>
          <table:table-cell office:value-type="float" office:value="873" calcext:value-type="float">
            <text:p>873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474" calcext:value-type="float">
            <text:p>474</text:p>
          </table:table-cell>
          <table:table-cell office:value-type="float" office:value="340" calcext:value-type="float">
            <text:p>340</text:p>
          </table:table-cell>
          <table:table-cell office:value-type="float" office:value="424" calcext:value-type="float">
            <text:p>424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323" calcext:value-type="float">
            <text:p>323</text:p>
          </table:table-cell>
          <table:table-cell office:value-type="float" office:value="453" calcext:value-type="float">
            <text:p>453</text:p>
          </table:table-cell>
          <table:table-cell office:value-type="float" office:value="242" calcext:value-type="float">
            <text:p>242</text:p>
          </table:table-cell>
          <table:table-cell office:value-type="float" office:value="349" calcext:value-type="float">
            <text:p>349</text:p>
          </table:table-cell>
          <table:table-cell office:value-type="float" office:value="242" calcext:value-type="float">
            <text:p>242</text:p>
          </table:table-cell>
          <table:table-cell office:value-type="float" office:value="518" calcext:value-type="float">
            <text:p>518</text:p>
          </table:table-cell>
          <table:table-cell office:value-type="float" office:value="292" calcext:value-type="float">
            <text:p>292</text:p>
          </table:table-cell>
          <table:table-cell office:value-type="float" office:value="516" calcext:value-type="float">
            <text:p>516</text:p>
          </table:table-cell>
          <table:table-cell office:value-type="float" office:value="250" calcext:value-type="float">
            <text:p>250</text:p>
          </table:table-cell>
          <table:table-cell office:value-type="float" office:value="425" calcext:value-type="float">
            <text:p>425</text:p>
          </table:table-cell>
          <table:table-cell office:value-type="float" office:value="177" calcext:value-type="float">
            <text:p>177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879" calcext:value-type="float">
            <text:p>4879</text:p>
          </table:table-cell>
          <table:table-cell office:value-type="float" office:value="1065" calcext:value-type="float">
            <text:p>1065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246" calcext:value-type="float">
            <text:p>246</text:p>
          </table:table-cell>
          <table:table-cell office:value-type="float" office:value="285" calcext:value-type="float">
            <text:p>285</text:p>
          </table:table-cell>
          <table:table-cell office:value-type="float" office:value="523" calcext:value-type="float">
            <text:p>523</text:p>
          </table:table-cell>
          <table:table-cell office:value-type="float" office:value="493" calcext:value-type="float">
            <text:p>493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39" calcext:value-type="float">
            <text:p>139</text:p>
          </table:table-cell>
          <table:table-cell office:value-type="float" office:value="173" calcext:value-type="float">
            <text:p>173</text:p>
          </table:table-cell>
          <table:table-cell office:value-type="float" office:value="812" calcext:value-type="float">
            <text:p>812</text:p>
          </table:table-cell>
          <table:table-cell office:value-type="float" office:value="366" calcext:value-type="float">
            <text:p>36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961" calcext:value-type="float">
            <text:p>961</text:p>
          </table:table-cell>
          <table:table-cell office:value-type="float" office:value="422" calcext:value-type="float">
            <text:p>422</text:p>
          </table:table-cell>
          <table:table-cell office:value-type="float" office:value="697" calcext:value-type="float">
            <text:p>697</text:p>
          </table:table-cell>
          <table:table-cell office:value-type="float" office:value="341" calcext:value-type="float">
            <text:p>341</text:p>
          </table:table-cell>
          <table:table-cell office:value-type="float" office:value="445" calcext:value-type="float">
            <text:p>445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5431" calcext:value-type="float">
            <text:p>5431</text:p>
          </table:table-cell>
          <table:table-cell office:value-type="float" office:value="718" calcext:value-type="float">
            <text:p>718</text:p>
          </table:table-cell>
          <table:table-cell office:value-type="float" office:value="2819" calcext:value-type="float">
            <text:p>2819</text:p>
          </table:table-cell>
          <table:table-cell office:value-type="float" office:value="481" calcext:value-type="float">
            <text:p>481</text:p>
          </table:table-cell>
          <table:table-cell office:value-type="float" office:value="355" calcext:value-type="float">
            <text:p>355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109" calcext:value-type="float">
            <text:p>109</text:p>
          </table:table-cell>
          <table:table-cell office:value-type="float" office:value="276" calcext:value-type="float">
            <text:p>27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213" calcext:value-type="float">
            <text:p>213</text:p>
          </table:table-cell>
          <table:table-cell office:value-type="float" office:value="461" calcext:value-type="float">
            <text:p>461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12" calcext:value-type="float">
            <text:p>2612</text:p>
          </table:table-cell>
          <table:table-cell office:value-type="float" office:value="532" calcext:value-type="float">
            <text:p>532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449" calcext:value-type="float">
            <text:p>449</text:p>
          </table:table-cell>
          <table:table-cell office:value-type="float" office:value="230" calcext:value-type="float">
            <text:p>230</text:p>
          </table:table-cell>
          <table:table-cell office:value-type="float" office:value="378" calcext:value-type="float">
            <text:p>378</text:p>
          </table:table-cell>
          <table:table-cell office:value-type="float" office:value="283" calcext:value-type="float">
            <text:p>283</text:p>
          </table:table-cell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9340" calcext:value-type="float">
            <text:p>9340</text:p>
          </table:table-cell>
          <table:table-cell office:value-type="float" office:value="1592" calcext:value-type="float">
            <text:p>1592</text:p>
          </table:table-cell>
          <table:table-cell office:value-type="float" office:value="4729" calcext:value-type="float">
            <text:p>4729</text:p>
          </table:table-cell>
          <table:table-cell office:value-type="float" office:value="1200" calcext:value-type="float">
            <text:p>1200</text:p>
          </table:table-cell>
          <table:table-cell office:value-type="float" office:value="284" calcext:value-type="float">
            <text:p>284</text:p>
          </table:table-cell>
          <table:table-cell office:value-type="float" office:value="266" calcext:value-type="float">
            <text:p>266</text:p>
          </table:table-cell>
          <table:table-cell office:value-type="float" office:value="315" calcext:value-type="float">
            <text:p>315</text:p>
          </table:table-cell>
          <table:table-cell office:value-type="float" office:value="371" calcext:value-type="float">
            <text:p>37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352" calcext:value-type="float">
            <text:p>352</text:p>
          </table:table-cell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756" calcext:value-type="float">
            <text:p>756</text:p>
          </table:table-cell>
          <table:table-cell office:value-type="float" office:value="521" calcext:value-type="float">
            <text:p>521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office:value-type="float" office:value="344" calcext:value-type="float">
            <text:p>344</text:p>
          </table:table-cell>
          <table:table-cell office:value-type="float" office:value="648" calcext:value-type="float">
            <text:p>648</text:p>
          </table:table-cell>
          <table:table-cell office:value-type="float" office:value="357" calcext:value-type="float">
            <text:p>357</text:p>
          </table:table-cell>
          <table:table-cell office:value-type="float" office:value="830" calcext:value-type="float">
            <text:p>830</text:p>
          </table:table-cell>
          <table:table-cell office:value-type="float" office:value="513" calcext:value-type="float">
            <text:p>513</text:p>
          </table:table-cell>
          <table:table-cell office:value-type="float" office:value="486" calcext:value-type="float">
            <text:p>486</text:p>
          </table:table-cell>
          <table:table-cell office:value-type="float" office:value="378" calcext:value-type="float">
            <text:p>378</text:p>
          </table:table-cell>
          <table:table-cell office:value-type="float" office:value="304" calcext:value-type="float">
            <text:p>304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611" calcext:value-type="float">
            <text:p>4611</text:p>
          </table:table-cell>
          <table:table-cell office:value-type="float" office:value="848" calcext:value-type="float">
            <text:p>848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66" calcext:value-type="float">
            <text:p>366</text:p>
          </table:table-cell>
          <table:table-cell office:value-type="float" office:value="285" calcext:value-type="float">
            <text:p>285</text:p>
          </table:table-cell>
          <table:table-cell office:value-type="float" office:value="392" calcext:value-type="float">
            <text:p>392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173" calcext:value-type="float">
            <text:p>173</text:p>
          </table:table-cell>
          <table:table-cell office:value-type="float" office:value="811" calcext:value-type="float">
            <text:p>811</text:p>
          </table:table-cell>
          <table:table-cell office:value-type="float" office:value="307" calcext:value-type="float">
            <text:p>307</text:p>
          </table:table-cell>
          <table:table-cell office:value-type="float" office:value="1110" calcext:value-type="float">
            <text:p>1110</text:p>
          </table:table-cell>
          <table:table-cell office:value-type="float" office:value="267" calcext:value-type="float">
            <text:p>267</text:p>
          </table:table-cell>
          <table:table-cell office:value-type="float" office:value="339" calcext:value-type="float">
            <text:p>339</text:p>
          </table:table-cell>
          <table:table-cell office:value-type="float" office:value="253" calcext:value-type="float">
            <text:p>253</text:p>
          </table:table-cell>
          <table:table-cell office:value-type="float" office:value="344" calcext:value-type="float">
            <text:p>344</text:p>
          </table:table-cell>
          <table:table-cell office:value-type="float" office:value="252" calcext:value-type="float">
            <text:p>252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6919" calcext:value-type="float">
            <text:p>6919</text:p>
          </table:table-cell>
          <table:table-cell office:value-type="float" office:value="936" calcext:value-type="float">
            <text:p>936</text:p>
          </table:table-cell>
          <table:table-cell office:value-type="float" office:value="3404" calcext:value-type="float">
            <text:p>3404</text:p>
          </table:table-cell>
          <table:table-cell office:value-type="float" office:value="725" calcext:value-type="float">
            <text:p>725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float" office:value="316" calcext:value-type="float">
            <text:p>316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649" calcext:value-type="float">
            <text:p>649</text:p>
          </table:table-cell>
          <table:table-cell office:value-type="float" office:value="414" calcext:value-type="float">
            <text:p>414</text:p>
          </table:table-cell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  <table:table-cell office:value-type="float" office:value="298" calcext:value-type="float">
            <text:p>298</text:p>
          </table:table-cell>
          <table:table-cell office:value-type="float" office:value="167" calcext:value-type="float">
            <text:p>167</text:p>
          </table:table-cell>
          <table:table-cell office:value-type="float" office:value="517" calcext:value-type="float">
            <text:p>51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3515" calcext:value-type="float">
            <text:p>3515</text:p>
          </table:table-cell>
          <table:table-cell office:value-type="float" office:value="541" calcext:value-type="float">
            <text:p>541</text:p>
          </table:table-cell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342" calcext:value-type="float">
            <text:p>342</text:p>
          </table:table-cell>
          <table:table-cell office:value-type="float" office:value="203" calcext:value-type="float">
            <text:p>203</text:p>
          </table:table-cell>
          <table:table-cell office:value-type="float" office:value="475" calcext:value-type="float">
            <text:p>475</text:p>
          </table:table-cell>
          <table:table-cell office:value-type="float" office:value="287" calcext:value-type="float">
            <text:p>28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564" calcext:value-type="float">
            <text:p>564</text:p>
          </table:table-cell>
          <table:table-cell office:value-type="float" office:value="276" calcext:value-type="float">
            <text:p>276</text:p>
          </table:table-cell>
          <table:table-cell office:value-type="float" office:value="369" calcext:value-type="float">
            <text:p>369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368" calcext:value-type="float">
            <text:p>368</text:p>
          </table:table-cell>
          <table:table-cell office:value-type="float" office:value="325" calcext:value-type="float">
            <text:p>325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29613" calcext:value-type="float">
            <text:p>29613</text:p>
          </table:table-cell>
          <table:table-cell office:value-type="float" office:value="1731" calcext:value-type="float">
            <text:p>1731</text:p>
          </table:table-cell>
          <table:table-cell office:value-type="float" office:value="14367" calcext:value-type="float">
            <text:p>14367</text:p>
          </table:table-cell>
          <table:table-cell office:value-type="float" office:value="918" calcext:value-type="float">
            <text:p>918</text:p>
          </table:table-cell>
          <table:table-cell office:value-type="float" office:value="1466" calcext:value-type="float">
            <text:p>1466</text:p>
          </table:table-cell>
          <table:table-cell office:value-type="float" office:value="287" calcext:value-type="float">
            <text:p>287</text:p>
          </table:table-cell>
          <table:table-cell office:value-type="float" office:value="1164" calcext:value-type="float">
            <text:p>1164</text:p>
          </table:table-cell>
          <table:table-cell office:value-type="float" office:value="440" calcext:value-type="float">
            <text:p>440</text:p>
          </table:table-cell>
          <table:table-cell office:value-type="float" office:value="583" calcext:value-type="float">
            <text:p>583</text:p>
          </table:table-cell>
          <table:table-cell office:value-type="float" office:value="366" calcext:value-type="float">
            <text:p>366</text:p>
          </table:table-cell>
          <table:table-cell office:value-type="float" office:value="564" calcext:value-type="float">
            <text:p>564</text:p>
          </table:table-cell>
          <table:table-cell office:value-type="float" office:value="146" calcext:value-type="float">
            <text:p>146</text:p>
          </table:table-cell>
          <table:table-cell office:value-type="float" office:value="639" calcext:value-type="float">
            <text:p>639</text:p>
          </table:table-cell>
          <table:table-cell office:value-type="float" office:value="46" calcext:value-type="float">
            <text:p>46</text:p>
          </table:table-cell>
          <table:table-cell office:value-type="float" office:value="1690" calcext:value-type="float">
            <text:p>1690</text:p>
          </table:table-cell>
          <table:table-cell office:value-type="float" office:value="285" calcext:value-type="float">
            <text:p>285</text:p>
          </table:table-cell>
          <table:table-cell office:value-type="float" office:value="1726" calcext:value-type="float">
            <text:p>1726</text:p>
          </table:table-cell>
          <table:table-cell office:value-type="float" office:value="261" calcext:value-type="float">
            <text:p>261</text:p>
          </table:table-cell>
          <table:table-cell office:value-type="float" office:value="1300" calcext:value-type="float">
            <text:p>1300</text:p>
          </table:table-cell>
          <table:table-cell office:value-type="float" office:value="285" calcext:value-type="float">
            <text:p>285</text:p>
          </table:table-cell>
          <table:table-cell office:value-type="float" office:value="2555" calcext:value-type="float">
            <text:p>2555</text:p>
          </table:table-cell>
          <table:table-cell office:value-type="float" office:value="357" calcext:value-type="float">
            <text:p>357</text:p>
          </table:table-cell>
          <table:table-cell office:value-type="float" office:value="1052" calcext:value-type="float">
            <text:p>1052</text:p>
          </table:table-cell>
          <table:table-cell office:value-type="float" office:value="392" calcext:value-type="float">
            <text:p>392</text:p>
          </table:table-cell>
          <table:table-cell office:value-type="float" office:value="1053" calcext:value-type="float">
            <text:p>1053</text:p>
          </table:table-cell>
          <table:table-cell office:value-type="float" office:value="379" calcext:value-type="float">
            <text:p>379</text:p>
          </table:table-cell>
          <table:table-cell office:value-type="float" office:value="315" calcext:value-type="float">
            <text:p>315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5246" calcext:value-type="float">
            <text:p>15246</text:p>
          </table:table-cell>
          <table:table-cell office:value-type="float" office:value="1386" calcext:value-type="float">
            <text:p>1386</text:p>
          </table:table-cell>
          <table:table-cell office:value-type="float" office:value="1239" calcext:value-type="float">
            <text:p>1239</text:p>
          </table:table-cell>
          <table:table-cell office:value-type="float" office:value="373" calcext:value-type="float">
            <text:p>373</text:p>
          </table:table-cell>
          <table:table-cell office:value-type="float" office:value="1109" calcext:value-type="float">
            <text:p>1109</text:p>
          </table:table-cell>
          <table:table-cell office:value-type="float" office:value="403" calcext:value-type="float">
            <text:p>403</text:p>
          </table:table-cell>
          <table:table-cell office:value-type="float" office:value="737" calcext:value-type="float">
            <text:p>737</text:p>
          </table:table-cell>
          <table:table-cell office:value-type="float" office:value="394" calcext:value-type="float">
            <text:p>394</text:p>
          </table:table-cell>
          <table:table-cell office:value-type="float" office:value="833" calcext:value-type="float">
            <text:p>833</text:p>
          </table:table-cell>
          <table:table-cell office:value-type="float" office:value="286" calcext:value-type="float">
            <text:p>286</text:p>
          </table:table-cell>
          <table:table-cell office:value-type="float" office:value="765" calcext:value-type="float">
            <text:p>765</text:p>
          </table:table-cell>
          <table:table-cell office:value-type="float" office:value="416" calcext:value-type="float">
            <text:p>416</text:p>
          </table:table-cell>
          <table:table-cell office:value-type="float" office:value="1995" calcext:value-type="float">
            <text:p>1995</text:p>
          </table:table-cell>
          <table:table-cell office:value-type="float" office:value="545" calcext:value-type="float">
            <text:p>545</text:p>
          </table:table-cell>
          <table:table-cell office:value-type="float" office:value="1605" calcext:value-type="float">
            <text:p>1605</text:p>
          </table:table-cell>
          <table:table-cell office:value-type="float" office:value="253" calcext:value-type="float">
            <text:p>253</text:p>
          </table:table-cell>
          <table:table-cell office:value-type="float" office:value="873" calcext:value-type="float">
            <text:p>873</text:p>
          </table:table-cell>
          <table:table-cell office:value-type="float" office:value="295" calcext:value-type="float">
            <text:p>295</text:p>
          </table:table-cell>
          <table:table-cell office:value-type="float" office:value="2283" calcext:value-type="float">
            <text:p>2283</text:p>
          </table:table-cell>
          <table:table-cell office:value-type="float" office:value="519" calcext:value-type="float">
            <text:p>519</text:p>
          </table:table-cell>
          <table:table-cell office:value-type="float" office:value="1717" calcext:value-type="float">
            <text:p>1717</text:p>
          </table:table-cell>
          <table:table-cell office:value-type="float" office:value="272" calcext:value-type="float">
            <text:p>272</text:p>
          </table:table-cell>
          <table:table-cell office:value-type="float" office:value="1044" calcext:value-type="float">
            <text:p>1044</text:p>
          </table:table-cell>
          <table:table-cell office:value-type="float" office:value="301" calcext:value-type="float">
            <text:p>301</text:p>
          </table:table-cell>
          <table:table-cell office:value-type="float" office:value="675" calcext:value-type="float">
            <text:p>675</text:p>
          </table:table-cell>
          <table:table-cell office:value-type="float" office:value="325" calcext:value-type="float">
            <text:p>325</text:p>
          </table:table-cell>
          <table:table-cell office:value-type="float" office:value="371" calcext:value-type="float">
            <text:p>37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3936" calcext:value-type="float">
            <text:p>53936</text:p>
          </table:table-cell>
          <table:table-cell office:value-type="float" office:value="1214" calcext:value-type="float">
            <text:p>1214</text:p>
          </table:table-cell>
          <table:table-cell office:value-type="float" office:value="26098" calcext:value-type="float">
            <text:p>26098</text:p>
          </table:table-cell>
          <table:table-cell office:value-type="float" office:value="984" calcext:value-type="float">
            <text:p>984</text:p>
          </table:table-cell>
          <table:table-cell office:value-type="float" office:value="2493" calcext:value-type="float">
            <text:p>2493</text:p>
          </table:table-cell>
          <table:table-cell office:value-type="float" office:value="285" calcext:value-type="float">
            <text:p>285</text:p>
          </table:table-cell>
          <table:table-cell office:value-type="float" office:value="2030" calcext:value-type="float">
            <text:p>2030</text:p>
          </table:table-cell>
          <table:table-cell office:value-type="float" office:value="464" calcext:value-type="float">
            <text:p>464</text:p>
          </table:table-cell>
          <table:table-cell office:value-type="float" office:value="3131" calcext:value-type="float">
            <text:p>3131</text:p>
          </table:table-cell>
          <table:table-cell office:value-type="float" office:value="728" calcext:value-type="float">
            <text:p>728</text:p>
          </table:table-cell>
          <table:table-cell office:value-type="float" office:value="1792" calcext:value-type="float">
            <text:p>1792</text:p>
          </table:table-cell>
          <table:table-cell office:value-type="float" office:value="155" calcext:value-type="float">
            <text:p>155</text:p>
          </table:table-cell>
          <table:table-cell office:value-type="float" office:value="1300" calcext:value-type="float">
            <text:p>1300</text:p>
          </table:table-cell>
          <table:table-cell office:value-type="float" office:value="257" calcext:value-type="float">
            <text:p>257</text:p>
          </table:table-cell>
          <table:table-cell office:value-type="float" office:value="2438" calcext:value-type="float">
            <text:p>2438</text:p>
          </table:table-cell>
          <table:table-cell office:value-type="float" office:value="147" calcext:value-type="float">
            <text:p>147</text:p>
          </table:table-cell>
          <table:table-cell office:value-type="float" office:value="1775" calcext:value-type="float">
            <text:p>1775</text:p>
          </table:table-cell>
          <table:table-cell office:value-type="float" office:value="179" calcext:value-type="float">
            <text:p>179</text:p>
          </table:table-cell>
          <table:table-cell office:value-type="float" office:value="1407" calcext:value-type="float">
            <text:p>1407</text:p>
          </table:table-cell>
          <table:table-cell office:value-type="float" office:value="345" calcext:value-type="float">
            <text:p>345</text:p>
          </table:table-cell>
          <table:table-cell office:value-type="float" office:value="3017" calcext:value-type="float">
            <text:p>3017</text:p>
          </table:table-cell>
          <table:table-cell office:value-type="float" office:value="145" calcext:value-type="float">
            <text:p>145</text:p>
          </table:table-cell>
          <table:table-cell office:value-type="float" office:value="3154" calcext:value-type="float">
            <text:p>3154</text:p>
          </table:table-cell>
          <table:table-cell office:value-type="float" office:value="95" calcext:value-type="float">
            <text:p>95</text:p>
          </table:table-cell>
          <table:table-cell office:value-type="float" office:value="1872" calcext:value-type="float">
            <text:p>1872</text:p>
          </table:table-cell>
          <table:table-cell office:value-type="float" office:value="282" calcext:value-type="float">
            <text:p>282</text:p>
          </table:table-cell>
          <table:table-cell office:value-type="float" office:value="1037" calcext:value-type="float">
            <text:p>1037</text:p>
          </table:table-cell>
          <table:table-cell office:value-type="float" office:value="86" calcext:value-type="float">
            <text:p>86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27838" calcext:value-type="float">
            <text:p>27838</text:p>
          </table:table-cell>
          <table:table-cell office:value-type="float" office:value="412" calcext:value-type="float">
            <text:p>412</text:p>
          </table:table-cell>
          <table:table-cell office:value-type="float" office:value="2435" calcext:value-type="float">
            <text:p>2435</text:p>
          </table:table-cell>
          <table:table-cell office:value-type="float" office:value="111" calcext:value-type="float">
            <text:p>111</text:p>
          </table:table-cell>
          <table:table-cell office:value-type="float" office:value="1951" calcext:value-type="float">
            <text:p>1951</text:p>
          </table:table-cell>
          <table:table-cell office:value-type="float" office:value="465" calcext:value-type="float">
            <text:p>465</text:p>
          </table:table-cell>
          <table:table-cell office:value-type="float" office:value="2727" calcext:value-type="float">
            <text:p>2727</text:p>
          </table:table-cell>
          <table:table-cell office:value-type="float" office:value="503" calcext:value-type="float">
            <text:p>503</text:p>
          </table:table-cell>
          <table:table-cell office:value-type="float" office:value="1464" calcext:value-type="float">
            <text:p>1464</text:p>
          </table:table-cell>
          <table:table-cell office:value-type="float" office:value="179" calcext:value-type="float">
            <text:p>179</text:p>
          </table:table-cell>
          <table:table-cell office:value-type="float" office:value="1165" calcext:value-type="float">
            <text:p>1165</text:p>
          </table:table-cell>
          <table:table-cell office:value-type="float" office:value="285" calcext:value-type="float">
            <text:p>285</text:p>
          </table:table-cell>
          <table:table-cell office:value-type="float" office:value="2167" calcext:value-type="float">
            <text:p>2167</text:p>
          </table:table-cell>
          <table:table-cell office:value-type="float" office:value="72" calcext:value-type="float">
            <text:p>72</text:p>
          </table:table-cell>
          <table:table-cell office:value-type="float" office:value="1781" calcext:value-type="float">
            <text:p>1781</text:p>
          </table:table-cell>
          <table:table-cell office:value-type="float" office:value="285" calcext:value-type="float">
            <text:p>285</text:p>
          </table:table-cell>
          <table:table-cell office:value-type="float" office:value="875" calcext:value-type="float">
            <text:p>875</text:p>
          </table:table-cell>
          <table:table-cell office:value-type="float" office:value="394" calcext:value-type="float">
            <text:p>394</text:p>
          </table:table-cell>
          <table:table-cell office:value-type="float" office:value="4277" calcext:value-type="float">
            <text:p>4277</text:p>
          </table:table-cell>
          <table:table-cell office:value-type="float" office:value="395" calcext:value-type="float">
            <text:p>395</text:p>
          </table:table-cell>
          <table:table-cell office:value-type="float" office:value="3759" calcext:value-type="float">
            <text:p>3759</text:p>
          </table:table-cell>
          <table:table-cell office:value-type="float" office:value="285" calcext:value-type="float">
            <text:p>285</text:p>
          </table:table-cell>
          <table:table-cell office:value-type="float" office:value="2597" calcext:value-type="float">
            <text:p>2597</text:p>
          </table:table-cell>
          <table:table-cell office:value-type="float" office:value="116" calcext:value-type="float">
            <text:p>116</text:p>
          </table:table-cell>
          <table:table-cell office:value-type="float" office:value="1554" calcext:value-type="float">
            <text:p>1554</text:p>
          </table:table-cell>
          <table:table-cell office:value-type="float" office:value="285" calcext:value-type="float">
            <text:p>285</text:p>
          </table:table-cell>
          <table:table-cell office:value-type="float" office:value="837" calcext:value-type="float">
            <text:p>837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8031" calcext:value-type="float">
            <text:p>18031</text:p>
          </table:table-cell>
          <table:table-cell office:value-type="float" office:value="1339" calcext:value-type="float">
            <text:p>1339</text:p>
          </table:table-cell>
          <table:table-cell office:value-type="float" office:value="9064" calcext:value-type="float">
            <text:p>9064</text:p>
          </table:table-cell>
          <table:table-cell office:value-type="float" office:value="846" calcext:value-type="float">
            <text:p>846</text:p>
          </table:table-cell>
          <table:table-cell office:value-type="float" office:value="785" calcext:value-type="float">
            <text:p>785</text:p>
          </table:table-cell>
          <table:table-cell office:value-type="float" office:value="285" calcext:value-type="float">
            <text:p>285</text:p>
          </table:table-cell>
          <table:table-cell office:value-type="float" office:value="553" calcext:value-type="float">
            <text:p>553</text:p>
          </table:table-cell>
          <table:table-cell office:value-type="float" office:value="186" calcext:value-type="float">
            <text:p>186</text:p>
          </table:table-cell>
          <table:table-cell office:value-type="float" office:value="767" calcext:value-type="float">
            <text:p>767</text:p>
          </table:table-cell>
          <table:table-cell office:value-type="float" office:value="226" calcext:value-type="float">
            <text:p>226</text:p>
          </table:table-cell>
          <table:table-cell office:value-type="float" office:value="747" calcext:value-type="float">
            <text:p>747</text:p>
          </table:table-cell>
          <table:table-cell office:value-type="float" office:value="325" calcext:value-type="float">
            <text:p>325</text:p>
          </table:table-cell>
          <table:table-cell office:value-type="float" office:value="427" calcext:value-type="float">
            <text:p>427</text:p>
          </table:table-cell>
          <table:table-cell office:value-type="float" office:value="252" calcext:value-type="float">
            <text:p>252</text:p>
          </table:table-cell>
          <table:table-cell office:value-type="float" office:value="816" calcext:value-type="float">
            <text:p>816</text:p>
          </table:table-cell>
          <table:table-cell office:value-type="float" office:value="417" calcext:value-type="float">
            <text:p>41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702" calcext:value-type="float">
            <text:p>702</text:p>
          </table:table-cell>
          <table:table-cell office:value-type="float" office:value="179" calcext:value-type="float">
            <text:p>179</text:p>
          </table:table-cell>
          <table:table-cell office:value-type="float" office:value="1043" calcext:value-type="float">
            <text:p>1043</text:p>
          </table:table-cell>
          <table:table-cell office:value-type="float" office:value="224" calcext:value-type="float">
            <text:p>224</text:p>
          </table:table-cell>
          <table:table-cell office:value-type="float" office:value="1197" calcext:value-type="float">
            <text:p>1197</text:p>
          </table:table-cell>
          <table:table-cell office:value-type="float" office:value="301" calcext:value-type="float">
            <text:p>301</text:p>
          </table:table-cell>
          <table:table-cell office:value-type="float" office:value="841" calcext:value-type="float">
            <text:p>841</text:p>
          </table:table-cell>
          <table:table-cell office:value-type="float" office:value="259" calcext:value-type="float">
            <text:p>259</text:p>
          </table:table-cell>
          <table:table-cell office:value-type="float" office:value="503" calcext:value-type="float">
            <text:p>50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8967" calcext:value-type="float">
            <text:p>8967</text:p>
          </table:table-cell>
          <table:table-cell office:value-type="float" office:value="682" calcext:value-type="float">
            <text:p>682</text:p>
          </table:table-cell>
          <table:table-cell office:value-type="float" office:value="792" calcext:value-type="float">
            <text:p>792</text:p>
          </table:table-cell>
          <table:table-cell office:value-type="float" office:value="285" calcext:value-type="float">
            <text:p>285</text:p>
          </table:table-cell>
          <table:table-cell office:value-type="float" office:value="774" calcext:value-type="float">
            <text:p>774</text:p>
          </table:table-cell>
          <table:table-cell office:value-type="float" office:value="283" calcext:value-type="float">
            <text:p>283</text:p>
          </table:table-cell>
          <table:table-cell office:value-type="float" office:value="795" calcext:value-type="float">
            <text:p>795</text:p>
          </table:table-cell>
          <table:table-cell office:value-type="float" office:value="322" calcext:value-type="float">
            <text:p>322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258" calcext:value-type="float">
            <text:p>258</text:p>
          </table:table-cell>
          <table:table-cell office:value-type="float" office:value="548" calcext:value-type="float">
            <text:p>548</text:p>
          </table:table-cell>
          <table:table-cell office:value-type="float" office:value="242" calcext:value-type="float">
            <text:p>242</text:p>
          </table:table-cell>
          <table:table-cell office:value-type="float" office:value="505" calcext:value-type="float">
            <text:p>505</text:p>
          </table:table-cell>
          <table:table-cell office:value-type="float" office:value="144" calcext:value-type="float">
            <text:p>144</text:p>
          </table:table-cell>
          <table:table-cell office:value-type="float" office:value="649" calcext:value-type="float">
            <text:p>649</text:p>
          </table:table-cell>
          <table:table-cell office:value-type="float" office:value="129" calcext:value-type="float">
            <text:p>129</text:p>
          </table:table-cell>
          <table:table-cell office:value-type="float" office:value="1456" calcext:value-type="float">
            <text:p>1456</text:p>
          </table:table-cell>
          <table:table-cell office:value-type="float" office:value="427" calcext:value-type="float">
            <text:p>427</text:p>
          </table:table-cell>
          <table:table-cell office:value-type="float" office:value="1099" calcext:value-type="float">
            <text:p>1099</text:p>
          </table:table-cell>
          <table:table-cell office:value-type="float" office:value="30" calcext:value-type="float">
            <text:p>30</text:p>
          </table:table-cell>
          <table:table-cell office:value-type="float" office:value="734" calcext:value-type="float">
            <text:p>734</text:p>
          </table:table-cell>
          <table:table-cell office:value-type="float" office:value="138" calcext:value-type="float">
            <text:p>138</text:p>
          </table:table-cell>
          <table:table-cell office:value-type="float" office:value="402" calcext:value-type="float">
            <text:p>402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48931" calcext:value-type="float">
            <text:p>48931</text:p>
          </table:table-cell>
          <table:table-cell office:value-type="float" office:value="1431" calcext:value-type="float">
            <text:p>1431</text:p>
          </table:table-cell>
          <table:table-cell office:value-type="float" office:value="24150" calcext:value-type="float">
            <text:p>24150</text:p>
          </table:table-cell>
          <table:table-cell office:value-type="float" office:value="1126" calcext:value-type="float">
            <text:p>1126</text:p>
          </table:table-cell>
          <table:table-cell office:value-type="float" office:value="2171" calcext:value-type="float">
            <text:p>2171</text:p>
          </table:table-cell>
          <table:table-cell office:value-type="float" office:value="152" calcext:value-type="float">
            <text:p>152</text:p>
          </table:table-cell>
          <table:table-cell office:value-type="float" office:value="2666" calcext:value-type="float">
            <text:p>2666</text:p>
          </table:table-cell>
          <table:table-cell office:value-type="float" office:value="668" calcext:value-type="float">
            <text:p>668</text:p>
          </table:table-cell>
          <table:table-cell office:value-type="float" office:value="1718" calcext:value-type="float">
            <text:p>1718</text:p>
          </table:table-cell>
          <table:table-cell office:value-type="float" office:value="492" calcext:value-type="float">
            <text:p>492</text:p>
          </table:table-cell>
          <table:table-cell office:value-type="float" office:value="1445" calcext:value-type="float">
            <text:p>1445</text:p>
          </table:table-cell>
          <table:table-cell office:value-type="float" office:value="209" calcext:value-type="float">
            <text:p>209</text:p>
          </table:table-cell>
          <table:table-cell office:value-type="float" office:value="1106" calcext:value-type="float">
            <text:p>1106</text:p>
          </table:table-cell>
          <table:table-cell office:value-type="float" office:value="321" calcext:value-type="float">
            <text:p>321</text:p>
          </table:table-cell>
          <table:table-cell office:value-type="float" office:value="2323" calcext:value-type="float">
            <text:p>2323</text:p>
          </table:table-cell>
          <table:table-cell office:value-type="float" office:value="355" calcext:value-type="float">
            <text:p>355</text:p>
          </table:table-cell>
          <table:table-cell office:value-type="float" office:value="1803" calcext:value-type="float">
            <text:p>1803</text:p>
          </table:table-cell>
          <table:table-cell office:value-type="float" office:value="294" calcext:value-type="float">
            <text:p>294</text:p>
          </table:table-cell>
          <table:table-cell office:value-type="float" office:value="1628" calcext:value-type="float">
            <text:p>1628</text:p>
          </table:table-cell>
          <table:table-cell office:value-type="float" office:value="81" calcext:value-type="float">
            <text:p>81</text:p>
          </table:table-cell>
          <table:table-cell office:value-type="float" office:value="2774" calcext:value-type="float">
            <text:p>2774</text:p>
          </table:table-cell>
          <table:table-cell office:value-type="float" office:value="145" calcext:value-type="float">
            <text:p>145</text:p>
          </table:table-cell>
          <table:table-cell office:value-type="float" office:value="3098" calcext:value-type="float">
            <text:p>3098</text:p>
          </table:table-cell>
          <table:table-cell office:value-type="float" office:value="285" calcext:value-type="float">
            <text:p>285</text:p>
          </table:table-cell>
          <table:table-cell office:value-type="float" office:value="1864" calcext:value-type="float">
            <text:p>1864</text:p>
          </table:table-cell>
          <table:table-cell office:value-type="float" office:value="147" calcext:value-type="float">
            <text:p>147</text:p>
          </table:table-cell>
          <table:table-cell office:value-type="float" office:value="977" calcext:value-type="float">
            <text:p>977</text:p>
          </table:table-cell>
          <table:table-cell office:value-type="float" office:value="117" calcext:value-type="float">
            <text:p>117</text:p>
          </table:table-cell>
          <table:table-cell office:value-type="float" office:value="469" calcext:value-type="float">
            <text:p>46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4781" calcext:value-type="float">
            <text:p>24781</text:p>
          </table:table-cell>
          <table:table-cell office:value-type="float" office:value="469" calcext:value-type="float">
            <text:p>469</text:p>
          </table:table-cell>
          <table:table-cell office:value-type="float" office:value="2285" calcext:value-type="float">
            <text:p>2285</text:p>
          </table:table-cell>
          <table:table-cell office:value-type="float" office:value="285" calcext:value-type="float">
            <text:p>285</text:p>
          </table:table-cell>
          <table:table-cell office:value-type="float" office:value="2265" calcext:value-type="float">
            <text:p>2265</text:p>
          </table:table-cell>
          <table:table-cell office:value-type="float" office:value="724" calcext:value-type="float">
            <text:p>724</text:p>
          </table:table-cell>
          <table:table-cell office:value-type="float" office:value="1778" calcext:value-type="float">
            <text:p>1778</text:p>
          </table:table-cell>
          <table:table-cell office:value-type="float" office:value="713" calcext:value-type="float">
            <text:p>713</text:p>
          </table:table-cell>
          <table:table-cell office:value-type="float" office:value="1387" calcext:value-type="float">
            <text:p>1387</text:p>
          </table:table-cell>
          <table:table-cell office:value-type="float" office:value="285" calcext:value-type="float">
            <text:p>285</text:p>
          </table:table-cell>
          <table:table-cell office:value-type="float" office:value="1005" calcext:value-type="float">
            <text:p>1005</text:p>
          </table:table-cell>
          <table:table-cell office:value-type="float" office:value="113" calcext:value-type="float">
            <text:p>113</text:p>
          </table:table-cell>
          <table:table-cell office:value-type="float" office:value="2018" calcext:value-type="float">
            <text:p>2018</text:p>
          </table:table-cell>
          <table:table-cell office:value-type="float" office:value="285" calcext:value-type="float">
            <text:p>285</text:p>
          </table:table-cell>
          <table:table-cell office:value-type="float" office:value="2064" calcext:value-type="float">
            <text:p>2064</text:p>
          </table:table-cell>
          <table:table-cell office:value-type="float" office:value="260" calcext:value-type="float">
            <text:p>260</text:p>
          </table:table-cell>
          <table:table-cell office:value-type="float" office:value="1451" calcext:value-type="float">
            <text:p>1451</text:p>
          </table:table-cell>
          <table:table-cell office:value-type="float" office:value="286" calcext:value-type="float">
            <text:p>286</text:p>
          </table:table-cell>
          <table:table-cell office:value-type="float" office:value="3020" calcext:value-type="float">
            <text:p>3020</text:p>
          </table:table-cell>
          <table:table-cell office:value-type="float" office:value="285" calcext:value-type="float">
            <text:p>285</text:p>
          </table:table-cell>
          <table:table-cell office:value-type="float" office:value="3212" calcext:value-type="float">
            <text:p>3212</text:p>
          </table:table-cell>
          <table:table-cell office:value-type="float" office:value="285" calcext:value-type="float">
            <text:p>285</text:p>
          </table:table-cell>
          <table:table-cell office:value-type="float" office:value="2080" calcext:value-type="float">
            <text:p>2080</text:p>
          </table:table-cell>
          <table:table-cell office:value-type="float" office:value="131" calcext:value-type="float">
            <text:p>131</text:p>
          </table:table-cell>
          <table:table-cell office:value-type="float" office:value="1736" calcext:value-type="float">
            <text:p>1736</text:p>
          </table:table-cell>
          <table:table-cell office:value-type="float" office:value="309" calcext:value-type="float">
            <text:p>309</text:p>
          </table:table-cell>
          <table:table-cell office:value-type="float" office:value="317" calcext:value-type="float">
            <text:p>317</text:p>
          </table:table-cell>
          <table:table-cell office:value-type="float" office:value="242" calcext:value-type="float">
            <text:p>242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7474" calcext:value-type="float">
            <text:p>7474</text:p>
          </table:table-cell>
          <table:table-cell office:value-type="float" office:value="2098" calcext:value-type="float">
            <text:p>2098</text:p>
          </table:table-cell>
          <table:table-cell office:value-type="float" office:value="3261" calcext:value-type="float">
            <text:p>3261</text:p>
          </table:table-cell>
          <table:table-cell office:value-type="float" office:value="930" calcext:value-type="float">
            <text:p>930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373" calcext:value-type="float">
            <text:p>373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325" calcext:value-type="float">
            <text:p>325</text:p>
          </table:table-cell>
          <table:table-cell office:value-type="float" office:value="231" calcext:value-type="float">
            <text:p>231</text:p>
          </table:table-cell>
          <table:table-cell office:value-type="float" office:value="382" calcext:value-type="float">
            <text:p>382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252" calcext:value-type="float">
            <text:p>252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359" calcext:value-type="float">
            <text:p>359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13" calcext:value-type="float">
            <text:p>4213</text:p>
          </table:table-cell>
          <table:table-cell office:value-type="float" office:value="1473" calcext:value-type="float">
            <text:p>1473</text:p>
          </table:table-cell>
          <table:table-cell office:value-type="float" office:value="401" calcext:value-type="float">
            <text:p>401</text:p>
          </table:table-cell>
          <table:table-cell office:value-type="float" office:value="274" calcext:value-type="float">
            <text:p>274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564" calcext:value-type="float">
            <text:p>56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89" calcext:value-type="float">
            <text:p>189</text:p>
          </table:table-cell>
          <table:table-cell office:value-type="float" office:value="313" calcext:value-type="float">
            <text:p>313</text:p>
          </table:table-cell>
          <table:table-cell office:value-type="float" office:value="464" calcext:value-type="float">
            <text:p>464</text:p>
          </table:table-cell>
          <table:table-cell office:value-type="float" office:value="431" calcext:value-type="float">
            <text:p>431</text:p>
          </table:table-cell>
          <table:table-cell office:value-type="float" office:value="520" calcext:value-type="float">
            <text:p>520</text:p>
          </table:table-cell>
          <table:table-cell office:value-type="float" office:value="423" calcext:value-type="float">
            <text:p>423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393" calcext:value-type="float">
            <text:p>393</text:p>
          </table:table-cell>
          <table:table-cell office:value-type="float" office:value="249" calcext:value-type="float">
            <text:p>249</text:p>
          </table:table-cell>
          <table:table-cell office:value-type="float" office:value="651" calcext:value-type="float">
            <text:p>651</text:p>
          </table:table-cell>
          <table:table-cell office:value-type="float" office:value="292" calcext:value-type="float">
            <text:p>292</text:p>
          </table:table-cell>
          <table:table-cell office:value-type="float" office:value="309" calcext:value-type="float">
            <text:p>309</text:p>
          </table:table-cell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1538" calcext:value-type="float">
            <text:p>11538</text:p>
          </table:table-cell>
          <table:table-cell office:value-type="float" office:value="2991" calcext:value-type="float">
            <text:p>2991</text:p>
          </table:table-cell>
          <table:table-cell office:value-type="float" office:value="6755" calcext:value-type="float">
            <text:p>6755</text:p>
          </table:table-cell>
          <table:table-cell office:value-type="float" office:value="2047" calcext:value-type="float">
            <text:p>2047</text:p>
          </table:table-cell>
          <table:table-cell office:value-type="float" office:value="438" calcext:value-type="float">
            <text:p>438</text:p>
          </table:table-cell>
          <table:table-cell office:value-type="float" office:value="356" calcext:value-type="float">
            <text:p>356</text:p>
          </table:table-cell>
          <table:table-cell office:value-type="float" office:value="419" calcext:value-type="float">
            <text:p>419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324" calcext:value-type="float">
            <text:p>324</text:p>
          </table:table-cell>
          <table:table-cell office:value-type="float" office:value="286" calcext:value-type="float">
            <text:p>286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1200" calcext:value-type="float">
            <text:p>1200</text:p>
          </table:table-cell>
          <table:table-cell office:value-type="float" office:value="750" calcext:value-type="float">
            <text:p>750</text:p>
          </table:table-cell>
          <table:table-cell office:value-type="float" office:value="889" calcext:value-type="float">
            <text:p>889</text:p>
          </table:table-cell>
          <table:table-cell office:value-type="float" office:value="540" calcext:value-type="float">
            <text:p>540</text:p>
          </table:table-cell>
          <table:table-cell office:value-type="float" office:value="425" calcext:value-type="float">
            <text:p>425</text:p>
          </table:table-cell>
          <table:table-cell office:value-type="float" office:value="308" calcext:value-type="float">
            <text:p>308</text:p>
          </table:table-cell>
          <table:table-cell office:value-type="float" office:value="924" calcext:value-type="float">
            <text:p>924</text:p>
          </table:table-cell>
          <table:table-cell office:value-type="float" office:value="577" calcext:value-type="float">
            <text:p>577</text:p>
          </table:table-cell>
          <table:table-cell office:value-type="float" office:value="982" calcext:value-type="float">
            <text:p>982</text:p>
          </table:table-cell>
          <table:table-cell office:value-type="float" office:value="442" calcext:value-type="float">
            <text:p>442</text:p>
          </table:table-cell>
          <table:table-cell office:value-type="float" office:value="542" calcext:value-type="float">
            <text:p>542</text:p>
          </table:table-cell>
          <table:table-cell office:value-type="float" office:value="315" calcext:value-type="float">
            <text:p>315</text:p>
          </table:table-cell>
          <table:table-cell office:value-type="float" office:value="284" calcext:value-type="float">
            <text:p>28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4783" calcext:value-type="float">
            <text:p>4783</text:p>
          </table:table-cell>
          <table:table-cell office:value-type="float" office:value="1241" calcext:value-type="float">
            <text:p>1241</text:p>
          </table:table-cell>
          <table:table-cell office:value-type="float" office:value="322" calcext:value-type="float">
            <text:p>322</text:p>
          </table:table-cell>
          <table:table-cell office:value-type="float" office:value="269" calcext:value-type="float">
            <text:p>269</text:p>
          </table:table-cell>
          <table:table-cell office:value-type="float" office:value="522" calcext:value-type="float">
            <text:p>522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office:value-type="float" office:value="474" calcext:value-type="float">
            <text:p>474</text:p>
          </table:table-cell>
          <table:table-cell office:value-type="float" office:value="361" calcext:value-type="float">
            <text:p>361</text:p>
          </table:table-cell>
          <table:table-cell office:value-type="float" office:value="393" calcext:value-type="float">
            <text:p>393</text:p>
          </table:table-cell>
          <table:table-cell office:value-type="float" office:value="340" calcext:value-type="float">
            <text:p>340</text:p>
          </table:table-cell>
          <table:table-cell office:value-type="float" office:value="784" calcext:value-type="float">
            <text:p>784</text:p>
          </table:table-cell>
          <table:table-cell office:value-type="float" office:value="453" calcext:value-type="float">
            <text:p>453</text:p>
          </table:table-cell>
          <table:table-cell office:value-type="float" office:value="781" calcext:value-type="float">
            <text:p>781</text:p>
          </table:table-cell>
          <table:table-cell office:value-type="float" office:value="459" calcext:value-type="float">
            <text:p>459</text:p>
          </table:table-cell>
          <table:table-cell office:value-type="float" office:value="580" calcext:value-type="float">
            <text:p>580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50146" calcext:value-type="float">
            <text:p>50146</text:p>
          </table:table-cell>
          <table:table-cell office:value-type="float" office:value="1725" calcext:value-type="float">
            <text:p>1725</text:p>
          </table:table-cell>
          <table:table-cell office:value-type="float" office:value="24164" calcext:value-type="float">
            <text:p>24164</text:p>
          </table:table-cell>
          <table:table-cell office:value-type="float" office:value="996" calcext:value-type="float">
            <text:p>996</text:p>
          </table:table-cell>
          <table:table-cell office:value-type="float" office:value="1454" calcext:value-type="float">
            <text:p>1454</text:p>
          </table:table-cell>
          <table:table-cell office:value-type="float" office:value="518" calcext:value-type="float">
            <text:p>518</text:p>
          </table:table-cell>
          <table:table-cell office:value-type="float" office:value="1548" calcext:value-type="float">
            <text:p>1548</text:p>
          </table:table-cell>
          <table:table-cell office:value-type="float" office:value="633" calcext:value-type="float">
            <text:p>633</text:p>
          </table:table-cell>
          <table:table-cell office:value-type="float" office:value="2591" calcext:value-type="float">
            <text:p>2591</text:p>
          </table:table-cell>
          <table:table-cell office:value-type="float" office:value="713" calcext:value-type="float">
            <text:p>713</text:p>
          </table:table-cell>
          <table:table-cell office:value-type="float" office:value="1507" calcext:value-type="float">
            <text:p>1507</text:p>
          </table:table-cell>
          <table:table-cell office:value-type="float" office:value="584" calcext:value-type="float">
            <text:p>584</text:p>
          </table:table-cell>
          <table:table-cell office:value-type="float" office:value="908" calcext:value-type="float">
            <text:p>908</text:p>
          </table:table-cell>
          <table:table-cell office:value-type="float" office:value="289" calcext:value-type="float">
            <text:p>289</text:p>
          </table:table-cell>
          <table:table-cell office:value-type="float" office:value="2290" calcext:value-type="float">
            <text:p>2290</text:p>
          </table:table-cell>
          <table:table-cell office:value-type="float" office:value="603" calcext:value-type="float">
            <text:p>603</text:p>
          </table:table-cell>
          <table:table-cell office:value-type="float" office:value="907" calcext:value-type="float">
            <text:p>907</text:p>
          </table:table-cell>
          <table:table-cell office:value-type="float" office:value="603" calcext:value-type="float">
            <text:p>603</text:p>
          </table:table-cell>
          <table:table-cell office:value-type="float" office:value="1455" calcext:value-type="float">
            <text:p>1455</text:p>
          </table:table-cell>
          <table:table-cell office:value-type="float" office:value="210" calcext:value-type="float">
            <text:p>210</text:p>
          </table:table-cell>
          <table:table-cell office:value-type="float" office:value="3314" calcext:value-type="float">
            <text:p>3314</text:p>
          </table:table-cell>
          <table:table-cell office:value-type="float" office:value="289" calcext:value-type="float">
            <text:p>289</text:p>
          </table:table-cell>
          <table:table-cell office:value-type="float" office:value="3110" calcext:value-type="float">
            <text:p>3110</text:p>
          </table:table-cell>
          <table:table-cell office:value-type="float" office:value="329" calcext:value-type="float">
            <text:p>329</text:p>
          </table:table-cell>
          <table:table-cell office:value-type="float" office:value="2952" calcext:value-type="float">
            <text:p>2952</text:p>
          </table:table-cell>
          <table:table-cell office:value-type="float" office:value="289" calcext:value-type="float">
            <text:p>289</text:p>
          </table:table-cell>
          <table:table-cell office:value-type="float" office:value="1589" calcext:value-type="float">
            <text:p>1589</text:p>
          </table:table-cell>
          <table:table-cell office:value-type="float" office:value="391" calcext:value-type="float">
            <text:p>391</text:p>
          </table:table-cell>
          <table:table-cell office:value-type="float" office:value="539" calcext:value-type="float">
            <text:p>539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5982" calcext:value-type="float">
            <text:p>25982</text:p>
          </table:table-cell>
          <table:table-cell office:value-type="float" office:value="1349" calcext:value-type="float">
            <text:p>1349</text:p>
          </table:table-cell>
          <table:table-cell office:value-type="float" office:value="1387" calcext:value-type="float">
            <text:p>1387</text:p>
          </table:table-cell>
          <table:table-cell office:value-type="float" office:value="663" calcext:value-type="float">
            <text:p>663</text:p>
          </table:table-cell>
          <table:table-cell office:value-type="float" office:value="1933" calcext:value-type="float">
            <text:p>1933</text:p>
          </table:table-cell>
          <table:table-cell office:value-type="float" office:value="645" calcext:value-type="float">
            <text:p>645</text:p>
          </table:table-cell>
          <table:table-cell office:value-type="float" office:value="2240" calcext:value-type="float">
            <text:p>2240</text:p>
          </table:table-cell>
          <table:table-cell office:value-type="float" office:value="642" calcext:value-type="float">
            <text:p>642</text:p>
          </table:table-cell>
          <table:table-cell office:value-type="float" office:value="1064" calcext:value-type="float">
            <text:p>1064</text:p>
          </table:table-cell>
          <table:table-cell office:value-type="float" office:value="575" calcext:value-type="float">
            <text:p>575</text:p>
          </table:table-cell>
          <table:table-cell office:value-type="float" office:value="782" calcext:value-type="float">
            <text:p>782</text:p>
          </table:table-cell>
          <table:table-cell office:value-type="float" office:value="490" calcext:value-type="float">
            <text:p>490</text:p>
          </table:table-cell>
          <table:table-cell office:value-type="float" office:value="1814" calcext:value-type="float">
            <text:p>1814</text:p>
          </table:table-cell>
          <table:table-cell office:value-type="float" office:value="496" calcext:value-type="float">
            <text:p>496</text:p>
          </table:table-cell>
          <table:table-cell office:value-type="float" office:value="1834" calcext:value-type="float">
            <text:p>1834</text:p>
          </table:table-cell>
          <table:table-cell office:value-type="float" office:value="289" calcext:value-type="float">
            <text:p>289</text:p>
          </table:table-cell>
          <table:table-cell office:value-type="float" office:value="1762" calcext:value-type="float">
            <text:p>1762</text:p>
          </table:table-cell>
          <table:table-cell office:value-type="float" office:value="293" calcext:value-type="float">
            <text:p>293</text:p>
          </table:table-cell>
          <table:table-cell office:value-type="float" office:value="3710" calcext:value-type="float">
            <text:p>3710</text:p>
          </table:table-cell>
          <table:table-cell office:value-type="float" office:value="289" calcext:value-type="float">
            <text:p>289</text:p>
          </table:table-cell>
          <table:table-cell office:value-type="float" office:value="3637" calcext:value-type="float">
            <text:p>3637</text:p>
          </table:table-cell>
          <table:table-cell office:value-type="float" office:value="359" calcext:value-type="float">
            <text:p>359</text:p>
          </table:table-cell>
          <table:table-cell office:value-type="float" office:value="3050" calcext:value-type="float">
            <text:p>3050</text:p>
          </table:table-cell>
          <table:table-cell office:value-type="float" office:value="136" calcext:value-type="float">
            <text:p>136</text:p>
          </table:table-cell>
          <table:table-cell office:value-type="float" office:value="1632" calcext:value-type="float">
            <text:p>1632</text:p>
          </table:table-cell>
          <table:table-cell office:value-type="float" office:value="125" calcext:value-type="float">
            <text:p>125</text:p>
          </table:table-cell>
          <table:table-cell office:value-type="float" office:value="971" calcext:value-type="float">
            <text:p>971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11280" calcext:value-type="float">
            <text:p>11280</text:p>
          </table:table-cell>
          <table:table-cell office:value-type="float" office:value="1768" calcext:value-type="float">
            <text:p>1768</text:p>
          </table:table-cell>
          <table:table-cell office:value-type="float" office:value="6426" calcext:value-type="float">
            <text:p>6426</text:p>
          </table:table-cell>
          <table:table-cell office:value-type="float" office:value="1183" calcext:value-type="float">
            <text:p>1183</text:p>
          </table:table-cell>
          <table:table-cell office:value-type="float" office:value="621" calcext:value-type="float">
            <text:p>621</text:p>
          </table:table-cell>
          <table:table-cell office:value-type="float" office:value="454" calcext:value-type="float">
            <text:p>454</text:p>
          </table:table-cell>
          <table:table-cell office:value-type="float" office:value="717" calcext:value-type="float">
            <text:p>717</text:p>
          </table:table-cell>
          <table:table-cell office:value-type="float" office:value="448" calcext:value-type="float">
            <text:p>448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520" calcext:value-type="float">
            <text:p>520</text:p>
          </table:table-cell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856" calcext:value-type="float">
            <text:p>856</text:p>
          </table:table-cell>
          <table:table-cell office:value-type="float" office:value="426" calcext:value-type="float">
            <text:p>426</text:p>
          </table:table-cell>
          <table:table-cell office:value-type="float" office:value="617" calcext:value-type="float">
            <text:p>617</text:p>
          </table:table-cell>
          <table:table-cell office:value-type="float" office:value="366" calcext:value-type="float">
            <text:p>366</text:p>
          </table:table-cell>
          <table:table-cell office:value-type="float" office:value="329" calcext:value-type="float">
            <text:p>329</text:p>
          </table:table-cell>
          <table:table-cell office:value-type="float" office:value="216" calcext:value-type="float">
            <text:p>216</text:p>
          </table:table-cell>
          <table:table-cell office:value-type="float" office:value="543" calcext:value-type="float">
            <text:p>543</text:p>
          </table:table-cell>
          <table:table-cell office:value-type="float" office:value="316" calcext:value-type="float">
            <text:p>316</text:p>
          </table:table-cell>
          <table:table-cell office:value-type="float" office:value="814" calcext:value-type="float">
            <text:p>814</text:p>
          </table:table-cell>
          <table:table-cell office:value-type="float" office:value="383" calcext:value-type="float">
            <text:p>383</text:p>
          </table:table-cell>
          <table:table-cell office:value-type="float" office:value="521" calcext:value-type="float">
            <text:p>521</text:p>
          </table:table-cell>
          <table:table-cell office:value-type="float" office:value="152" calcext:value-type="float">
            <text:p>152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854" calcext:value-type="float">
            <text:p>4854</text:p>
          </table:table-cell>
          <table:table-cell office:value-type="float" office:value="998" calcext:value-type="float">
            <text:p>998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11" calcext:value-type="float">
            <text:p>411</text:p>
          </table:table-cell>
          <table:table-cell office:value-type="float" office:value="226" calcext:value-type="float">
            <text:p>226</text:p>
          </table:table-cell>
          <table:table-cell office:value-type="float" office:value="211" calcext:value-type="float">
            <text:p>211</text:p>
          </table:table-cell>
          <table:table-cell office:value-type="float" office:value="380" calcext:value-type="float">
            <text:p>380</text:p>
          </table:table-cell>
          <table:table-cell office:value-type="float" office:value="339" calcext:value-type="float">
            <text:p>33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391" calcext:value-type="float">
            <text:p>391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518" calcext:value-type="float">
            <text:p>518</text:p>
          </table:table-cell>
          <table:table-cell office:value-type="float" office:value="325" calcext:value-type="float">
            <text:p>325</text:p>
          </table:table-cell>
          <table:table-cell office:value-type="float" office:value="639" calcext:value-type="float">
            <text:p>63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6808" calcext:value-type="float">
            <text:p>6808</text:p>
          </table:table-cell>
          <table:table-cell office:value-type="float" office:value="1025" calcext:value-type="float">
            <text:p>1025</text:p>
          </table:table-cell>
          <table:table-cell office:value-type="float" office:value="3403" calcext:value-type="float">
            <text:p>3403</text:p>
          </table:table-cell>
          <table:table-cell office:value-type="float" office:value="737" calcext:value-type="float">
            <text:p>737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472" calcext:value-type="float">
            <text:p>472</text:p>
          </table:table-cell>
          <table:table-cell office:value-type="float" office:value="369" calcext:value-type="float">
            <text:p>369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431" calcext:value-type="float">
            <text:p>431</text:p>
          </table:table-cell>
          <table:table-cell office:value-type="float" office:value="313" calcext:value-type="float">
            <text:p>313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728" calcext:value-type="float">
            <text:p>728</text:p>
          </table:table-cell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405" calcext:value-type="float">
            <text:p>3405</text:p>
          </table:table-cell>
          <table:table-cell office:value-type="float" office:value="752" calcext:value-type="float">
            <text:p>752</text:p>
          </table:table-cell>
          <table:table-cell office:value-type="float" office:value="249" calcext:value-type="float">
            <text:p>249</text:p>
          </table:table-cell>
          <table:table-cell office:value-type="float" office:value="177" calcext:value-type="float">
            <text:p>177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600" calcext:value-type="float">
            <text:p>60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68" calcext:value-type="float">
            <text:p>468</text:p>
          </table:table-cell>
          <table:table-cell office:value-type="float" office:value="252" calcext:value-type="float">
            <text:p>252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office:value-type="float" office:value="567" calcext:value-type="float">
            <text:p>567</text:p>
          </table:table-cell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274" calcext:value-type="float">
            <text:p>274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3968" calcext:value-type="float">
            <text:p>3968</text:p>
          </table:table-cell>
          <table:table-cell office:value-type="float" office:value="976" calcext:value-type="float">
            <text:p>976</text:p>
          </table:table-cell>
          <table:table-cell office:value-type="float" office:value="1965" calcext:value-type="float">
            <text:p>1965</text:p>
          </table:table-cell>
          <table:table-cell office:value-type="float" office:value="649" calcext:value-type="float">
            <text:p>649</text:p>
          </table:table-cell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319" calcext:value-type="float">
            <text:p>319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003" calcext:value-type="float">
            <text:p>2003</text:p>
          </table:table-cell>
          <table:table-cell office:value-type="float" office:value="510" calcext:value-type="float">
            <text:p>510</text:p>
          </table:table-cell>
          <table:table-cell office:value-type="float" office:value="260" calcext:value-type="float">
            <text:p>260</text:p>
          </table:table-cell>
          <table:table-cell office:value-type="float" office:value="203" calcext:value-type="float">
            <text:p>20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229" calcext:value-type="float">
            <text:p>229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88" calcext:value-type="float">
            <text:p>88</text:p>
          </table:table-cell>
          <table:table-cell office:value-type="float" office:value="262" calcext:value-type="float">
            <text:p>262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8918" calcext:value-type="float">
            <text:p>8918</text:p>
          </table:table-cell>
          <table:table-cell office:value-type="float" office:value="1391" calcext:value-type="float">
            <text:p>1391</text:p>
          </table:table-cell>
          <table:table-cell office:value-type="float" office:value="4120" calcext:value-type="float">
            <text:p>4120</text:p>
          </table:table-cell>
          <table:table-cell office:value-type="float" office:value="768" calcext:value-type="float">
            <text:p>768</text:p>
          </table:table-cell>
          <table:table-cell office:value-type="float" office:value="614" calcext:value-type="float">
            <text:p>614</text:p>
          </table:table-cell>
          <table:table-cell office:value-type="float" office:value="203" calcext:value-type="float">
            <text:p>203</text:p>
          </table:table-cell>
          <table:table-cell office:value-type="float" office:value="499" calcext:value-type="float">
            <text:p>499</text:p>
          </table:table-cell>
          <table:table-cell office:value-type="float" office:value="353" calcext:value-type="float">
            <text:p>353</text:p>
          </table:table-cell>
          <table:table-cell office:value-type="float" office:value="601" calcext:value-type="float">
            <text:p>601</text:p>
          </table:table-cell>
          <table:table-cell office:value-type="float" office:value="429" calcext:value-type="float">
            <text:p>429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81" calcext:value-type="float">
            <text:p>281</text:p>
          </table:table-cell>
          <table:table-cell office:value-type="float" office:value="248" calcext:value-type="float">
            <text:p>248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office:value-type="float" office:value="367" calcext:value-type="float">
            <text:p>367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364" calcext:value-type="float">
            <text:p>364</text:p>
          </table:table-cell>
          <table:table-cell office:value-type="float" office:value="259" calcext:value-type="float">
            <text:p>259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385" calcext:value-type="float">
            <text:p>385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798" calcext:value-type="float">
            <text:p>4798</text:p>
          </table:table-cell>
          <table:table-cell office:value-type="float" office:value="833" calcext:value-type="float">
            <text:p>833</text:p>
          </table:table-cell>
          <table:table-cell office:value-type="float" office:value="336" calcext:value-type="float">
            <text:p>336</text:p>
          </table:table-cell>
          <table:table-cell office:value-type="float" office:value="224" calcext:value-type="float">
            <text:p>224</text:p>
          </table:table-cell>
          <table:table-cell office:value-type="float" office:value="923" calcext:value-type="float">
            <text:p>923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266" calcext:value-type="float">
            <text:p>266</text:p>
          </table:table-cell>
          <table:table-cell office:value-type="float" office:value="309" calcext:value-type="float">
            <text:p>309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258" calcext:value-type="float">
            <text:p>258</text:p>
          </table:table-cell>
          <table:table-cell office:value-type="float" office:value="193" calcext:value-type="float">
            <text:p>193</text:p>
          </table:table-cell>
          <table:table-cell office:value-type="float" office:value="400" calcext:value-type="float">
            <text:p>400</text:p>
          </table:table-cell>
          <table:table-cell office:value-type="float" office:value="181" calcext:value-type="float">
            <text:p>181</text:p>
          </table:table-cell>
          <table:table-cell office:value-type="float" office:value="349" calcext:value-type="float">
            <text:p>349</text:p>
          </table:table-cell>
          <table:table-cell office:value-type="float" office:value="204" calcext:value-type="float">
            <text:p>204</text:p>
          </table:table-cell>
          <table:table-cell office:value-type="float" office:value="570" calcext:value-type="float">
            <text:p>570</text:p>
          </table:table-cell>
          <table:table-cell office:value-type="float" office:value="281" calcext:value-type="float">
            <text:p>281</text:p>
          </table:table-cell>
          <table:table-cell office:value-type="float" office:value="323" calcext:value-type="float">
            <text:p>323</text:p>
          </table:table-cell>
          <table:table-cell office:value-type="float" office:value="177" calcext:value-type="float">
            <text:p>177</text:p>
          </table:table-cell>
          <table:table-cell office:value-type="float" office:value="364" calcext:value-type="float">
            <text:p>364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8995" calcext:value-type="float">
            <text:p>18995</text:p>
          </table:table-cell>
          <table:table-cell office:value-type="float" office:value="2321" calcext:value-type="float">
            <text:p>2321</text:p>
          </table:table-cell>
          <table:table-cell office:value-type="float" office:value="8735" calcext:value-type="float">
            <text:p>8735</text:p>
          </table:table-cell>
          <table:table-cell office:value-type="float" office:value="1422" calcext:value-type="float">
            <text:p>1422</text:p>
          </table:table-cell>
          <table:table-cell office:value-type="float" office:value="1061" calcext:value-type="float">
            <text:p>1061</text:p>
          </table:table-cell>
          <table:table-cell office:value-type="float" office:value="517" calcext:value-type="float">
            <text:p>517</text:p>
          </table:table-cell>
          <table:table-cell office:value-type="float" office:value="439" calcext:value-type="float">
            <text:p>439</text:p>
          </table:table-cell>
          <table:table-cell office:value-type="float" office:value="276" calcext:value-type="float">
            <text:p>276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431" calcext:value-type="float">
            <text:p>431</text:p>
          </table:table-cell>
          <table:table-cell office:value-type="float" office:value="374" calcext:value-type="float">
            <text:p>374</text:p>
          </table:table-cell>
          <table:table-cell office:value-type="float" office:value="340" calcext:value-type="float">
            <text:p>340</text:p>
          </table:table-cell>
          <table:table-cell office:value-type="float" office:value="303" calcext:value-type="float">
            <text:p>303</text:p>
          </table:table-cell>
          <table:table-cell office:value-type="float" office:value="841" calcext:value-type="float">
            <text:p>841</text:p>
          </table:table-cell>
          <table:table-cell office:value-type="float" office:value="455" calcext:value-type="float">
            <text:p>455</text:p>
          </table:table-cell>
          <table:table-cell office:value-type="float" office:value="1109" calcext:value-type="float">
            <text:p>1109</text:p>
          </table:table-cell>
          <table:table-cell office:value-type="float" office:value="464" calcext:value-type="float">
            <text:p>464</text:p>
          </table:table-cell>
          <table:table-cell office:value-type="float" office:value="840" calcext:value-type="float">
            <text:p>840</text:p>
          </table:table-cell>
          <table:table-cell office:value-type="float" office:value="363" calcext:value-type="float">
            <text:p>363</text:p>
          </table:table-cell>
          <table:table-cell office:value-type="float" office:value="1114" calcext:value-type="float">
            <text:p>1114</text:p>
          </table:table-cell>
          <table:table-cell office:value-type="float" office:value="427" calcext:value-type="float">
            <text:p>427</text:p>
          </table:table-cell>
          <table:table-cell office:value-type="float" office:value="1084" calcext:value-type="float">
            <text:p>1084</text:p>
          </table:table-cell>
          <table:table-cell office:value-type="float" office:value="332" calcext:value-type="float">
            <text:p>332</text:p>
          </table:table-cell>
          <table:table-cell office:value-type="float" office:value="800" calcext:value-type="float">
            <text:p>800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0260" calcext:value-type="float">
            <text:p>10260</text:p>
          </table:table-cell>
          <table:table-cell office:value-type="float" office:value="1307" calcext:value-type="float">
            <text:p>1307</text:p>
          </table:table-cell>
          <table:table-cell office:value-type="float" office:value="728" calcext:value-type="float">
            <text:p>728</text:p>
          </table:table-cell>
          <table:table-cell office:value-type="float" office:value="379" calcext:value-type="float">
            <text:p>379</text:p>
          </table:table-cell>
          <table:table-cell office:value-type="float" office:value="861" calcext:value-type="float">
            <text:p>861</text:p>
          </table:table-cell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271" calcext:value-type="float">
            <text:p>271</text:p>
          </table:table-cell>
          <table:table-cell office:value-type="float" office:value="404" calcext:value-type="float">
            <text:p>404</text:p>
          </table:table-cell>
          <table:table-cell office:value-type="float" office:value="282" calcext:value-type="float">
            <text:p>282</text:p>
          </table:table-cell>
          <table:table-cell office:value-type="float" office:value="233" calcext:value-type="float">
            <text:p>233</text:p>
          </table:table-cell>
          <table:table-cell office:value-type="float" office:value="144" calcext:value-type="float">
            <text:p>144</text:p>
          </table:table-cell>
          <table:table-cell office:value-type="float" office:value="1033" calcext:value-type="float">
            <text:p>1033</text:p>
          </table:table-cell>
          <table:table-cell office:value-type="float" office:value="407" calcext:value-type="float">
            <text:p>407</text:p>
          </table:table-cell>
          <table:table-cell office:value-type="float" office:value="772" calcext:value-type="float">
            <text:p>772</text:p>
          </table:table-cell>
          <table:table-cell office:value-type="float" office:value="352" calcext:value-type="float">
            <text:p>352</text:p>
          </table:table-cell>
          <table:table-cell office:value-type="float" office:value="649" calcext:value-type="float">
            <text:p>649</text:p>
          </table:table-cell>
          <table:table-cell office:value-type="float" office:value="334" calcext:value-type="float">
            <text:p>334</text:p>
          </table:table-cell>
          <table:table-cell office:value-type="float" office:value="1541" calcext:value-type="float">
            <text:p>1541</text:p>
          </table:table-cell>
          <table:table-cell office:value-type="float" office:value="398" calcext:value-type="float">
            <text:p>398</text:p>
          </table:table-cell>
          <table:table-cell office:value-type="float" office:value="1385" calcext:value-type="float">
            <text:p>1385</text:p>
          </table:table-cell>
          <table:table-cell office:value-type="float" office:value="354" calcext:value-type="float">
            <text:p>354</text:p>
          </table:table-cell>
          <table:table-cell office:value-type="float" office:value="1437" calcext:value-type="float">
            <text:p>1437</text:p>
          </table:table-cell>
          <table:table-cell office:value-type="float" office:value="328" calcext:value-type="float">
            <text:p>328</text:p>
          </table:table-cell>
          <table:table-cell office:value-type="float" office:value="461" calcext:value-type="float">
            <text:p>461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7553" calcext:value-type="float">
            <text:p>7553</text:p>
          </table:table-cell>
          <table:table-cell office:value-type="float" office:value="1588" calcext:value-type="float">
            <text:p>1588</text:p>
          </table:table-cell>
          <table:table-cell office:value-type="float" office:value="3491" calcext:value-type="float">
            <text:p>3491</text:p>
          </table:table-cell>
          <table:table-cell office:value-type="float" office:value="815" calcext:value-type="float">
            <text:p>815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337" calcext:value-type="float">
            <text:p>337</text:p>
          </table:table-cell>
          <table:table-cell office:value-type="float" office:value="276" calcext:value-type="float">
            <text:p>276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02" calcext:value-type="float">
            <text:p>202</text:p>
          </table:table-cell>
          <table:table-cell office:value-type="float" office:value="390" calcext:value-type="float">
            <text:p>390</text:p>
          </table:table-cell>
          <table:table-cell office:value-type="float" office:value="247" calcext:value-type="float">
            <text:p>247</text:p>
          </table:table-cell>
          <table:table-cell office:value-type="float" office:value="497" calcext:value-type="float">
            <text:p>497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062" calcext:value-type="float">
            <text:p>4062</text:p>
          </table:table-cell>
          <table:table-cell office:value-type="float" office:value="962" calcext:value-type="float">
            <text:p>962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428" calcext:value-type="float">
            <text:p>428</text:p>
          </table:table-cell>
          <table:table-cell office:value-type="float" office:value="268" calcext:value-type="float">
            <text:p>26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09" calcext:value-type="float">
            <text:p>809</text:p>
          </table:table-cell>
          <table:table-cell office:value-type="float" office:value="434" calcext:value-type="float">
            <text:p>434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84" calcext:value-type="float">
            <text:p>284</text:p>
          </table:table-cell>
          <table:table-cell office:value-type="float" office:value="341" calcext:value-type="float">
            <text:p>341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  <table:table-cell office:value-type="float" office:value="364" calcext:value-type="float">
            <text:p>364</text:p>
          </table:table-cell>
          <table:table-cell office:value-type="float" office:value="296" calcext:value-type="float">
            <text:p>296</text:p>
          </table:table-cell>
          <table:table-cell office:value-type="float" office:value="412" calcext:value-type="float">
            <text:p>412</text:p>
          </table:table-cell>
          <table:table-cell office:value-type="float" office:value="343" calcext:value-type="float">
            <text:p>343</text:p>
          </table:table-cell>
          <table:table-cell office:value-type="float" office:value="415" calcext:value-type="float">
            <text:p>415</text:p>
          </table:table-cell>
          <table:table-cell office:value-type="float" office:value="174" calcext:value-type="float">
            <text:p>174</text:p>
          </table:table-cell>
          <table:table-cell office:value-type="float" office:value="305" calcext:value-type="float">
            <text:p>305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2660" calcext:value-type="float">
            <text:p>12660</text:p>
          </table:table-cell>
          <table:table-cell office:value-type="float" office:value="1264" calcext:value-type="float">
            <text:p>1264</text:p>
          </table:table-cell>
          <table:table-cell office:value-type="float" office:value="5652" calcext:value-type="float">
            <text:p>5652</text:p>
          </table:table-cell>
          <table:table-cell office:value-type="float" office:value="876" calcext:value-type="float">
            <text:p>87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991" calcext:value-type="float">
            <text:p>991</text:p>
          </table:table-cell>
          <table:table-cell office:value-type="float" office:value="406" calcext:value-type="float">
            <text:p>406</text:p>
          </table:table-cell>
          <table:table-cell office:value-type="float" office:value="548" calcext:value-type="float">
            <text:p>548</text:p>
          </table:table-cell>
          <table:table-cell office:value-type="float" office:value="287" calcext:value-type="float">
            <text:p>287</text:p>
          </table:table-cell>
          <table:table-cell office:value-type="float" office:value="404" calcext:value-type="float">
            <text:p>404</text:p>
          </table:table-cell>
          <table:table-cell office:value-type="float" office:value="314" calcext:value-type="float">
            <text:p>314</text:p>
          </table:table-cell>
          <table:table-cell office:value-type="float" office:value="615" calcext:value-type="float">
            <text:p>615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427" calcext:value-type="float">
            <text:p>427</text:p>
          </table:table-cell>
          <table:table-cell office:value-type="float" office:value="315" calcext:value-type="float">
            <text:p>315</text:p>
          </table:table-cell>
          <table:table-cell office:value-type="float" office:value="581" calcext:value-type="float">
            <text:p>581</text:p>
          </table:table-cell>
          <table:table-cell office:value-type="float" office:value="292" calcext:value-type="float">
            <text:p>292</text:p>
          </table:table-cell>
          <table:table-cell office:value-type="float" office:value="665" calcext:value-type="float">
            <text:p>665</text:p>
          </table:table-cell>
          <table:table-cell office:value-type="float" office:value="213" calcext:value-type="float">
            <text:p>213</text:p>
          </table:table-cell>
          <table:table-cell office:value-type="float" office:value="479" calcext:value-type="float">
            <text:p>479</text:p>
          </table:table-cell>
          <table:table-cell office:value-type="float" office:value="222" calcext:value-type="float">
            <text:p>222</text:p>
          </table:table-cell>
          <table:table-cell office:value-type="float" office:value="424" calcext:value-type="float">
            <text:p>424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7008" calcext:value-type="float">
            <text:p>7008</text:p>
          </table:table-cell>
          <table:table-cell office:value-type="float" office:value="687" calcext:value-type="float">
            <text:p>687</text:p>
          </table:table-cell>
          <table:table-cell office:value-type="float" office:value="649" calcext:value-type="float">
            <text:p>649</text:p>
          </table:table-cell>
          <table:table-cell office:value-type="float" office:value="195" calcext:value-type="float">
            <text:p>195</text:p>
          </table:table-cell>
          <table:table-cell office:value-type="float" office:value="308" calcext:value-type="float">
            <text:p>308</text:p>
          </table:table-cell>
          <table:table-cell office:value-type="float" office:value="243" calcext:value-type="float">
            <text:p>243</text:p>
          </table:table-cell>
          <table:table-cell office:value-type="float" office:value="726" calcext:value-type="float">
            <text:p>726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office:value-type="float" office:value="220" calcext:value-type="float">
            <text:p>220</text:p>
          </table:table-cell>
          <table:table-cell office:value-type="float" office:value="416" calcext:value-type="float">
            <text:p>416</text:p>
          </table:table-cell>
          <table:table-cell office:value-type="float" office:value="333" calcext:value-type="float">
            <text:p>333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718" calcext:value-type="float">
            <text:p>718</text:p>
          </table:table-cell>
          <table:table-cell office:value-type="float" office:value="421" calcext:value-type="float">
            <text:p>42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980" calcext:value-type="float">
            <text:p>980</text:p>
          </table:table-cell>
          <table:table-cell office:value-type="float" office:value="359" calcext:value-type="float">
            <text:p>359</text:p>
          </table:table-cell>
          <table:table-cell office:value-type="float" office:value="1189" calcext:value-type="float">
            <text:p>1189</text:p>
          </table:table-cell>
          <table:table-cell office:value-type="float" office:value="133" calcext:value-type="float">
            <text:p>133</text:p>
          </table:table-cell>
          <table:table-cell office:value-type="float" office:value="524" calcext:value-type="float">
            <text:p>524</text:p>
          </table:table-cell>
          <table:table-cell office:value-type="float" office:value="277" calcext:value-type="float">
            <text:p>277</text:p>
          </table:table-cell>
          <table:table-cell office:value-type="float" office:value="373" calcext:value-type="float">
            <text:p>373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0624" calcext:value-type="float">
            <text:p>30624</text:p>
          </table:table-cell>
          <table:table-cell office:value-type="float" office:value="2699" calcext:value-type="float">
            <text:p>2699</text:p>
          </table:table-cell>
          <table:table-cell office:value-type="float" office:value="14628" calcext:value-type="float">
            <text:p>14628</text:p>
          </table:table-cell>
          <table:table-cell office:value-type="float" office:value="1429" calcext:value-type="float">
            <text:p>1429</text:p>
          </table:table-cell>
          <table:table-cell office:value-type="float" office:value="1133" calcext:value-type="float">
            <text:p>1133</text:p>
          </table:table-cell>
          <table:table-cell office:value-type="float" office:value="549" calcext:value-type="float">
            <text:p>549</text:p>
          </table:table-cell>
          <table:table-cell office:value-type="float" office:value="1669" calcext:value-type="float">
            <text:p>1669</text:p>
          </table:table-cell>
          <table:table-cell office:value-type="float" office:value="616" calcext:value-type="float">
            <text:p>616</text:p>
          </table:table-cell>
          <table:table-cell office:value-type="float" office:value="1822" calcext:value-type="float">
            <text:p>1822</text:p>
          </table:table-cell>
          <table:table-cell office:value-type="float" office:value="552" calcext:value-type="float">
            <text:p>552</text:p>
          </table:table-cell>
          <table:table-cell office:value-type="float" office:value="715" calcext:value-type="float">
            <text:p>715</text:p>
          </table:table-cell>
          <table:table-cell office:value-type="float" office:value="300" calcext:value-type="float">
            <text:p>300</text:p>
          </table:table-cell>
          <table:table-cell office:value-type="float" office:value="567" calcext:value-type="float">
            <text:p>567</text:p>
          </table:table-cell>
          <table:table-cell office:value-type="float" office:value="237" calcext:value-type="float">
            <text:p>237</text:p>
          </table:table-cell>
          <table:table-cell office:value-type="float" office:value="889" calcext:value-type="float">
            <text:p>889</text:p>
          </table:table-cell>
          <table:table-cell office:value-type="float" office:value="390" calcext:value-type="float">
            <text:p>390</text:p>
          </table:table-cell>
          <table:table-cell office:value-type="float" office:value="1352" calcext:value-type="float">
            <text:p>1352</text:p>
          </table:table-cell>
          <table:table-cell office:value-type="float" office:value="372" calcext:value-type="float">
            <text:p>372</text:p>
          </table:table-cell>
          <table:table-cell office:value-type="float" office:value="1434" calcext:value-type="float">
            <text:p>1434</text:p>
          </table:table-cell>
          <table:table-cell office:value-type="float" office:value="342" calcext:value-type="float">
            <text:p>342</text:p>
          </table:table-cell>
          <table:table-cell office:value-type="float" office:value="1133" calcext:value-type="float">
            <text:p>1133</text:p>
          </table:table-cell>
          <table:table-cell office:value-type="float" office:value="499" calcext:value-type="float">
            <text:p>499</text:p>
          </table:table-cell>
          <table:table-cell office:value-type="float" office:value="1363" calcext:value-type="float">
            <text:p>1363</text:p>
          </table:table-cell>
          <table:table-cell office:value-type="float" office:value="375" calcext:value-type="float">
            <text:p>375</text:p>
          </table:table-cell>
          <table:table-cell office:value-type="float" office:value="1787" calcext:value-type="float">
            <text:p>1787</text:p>
          </table:table-cell>
          <table:table-cell office:value-type="float" office:value="241" calcext:value-type="float">
            <text:p>241</text:p>
          </table:table-cell>
          <table:table-cell office:value-type="float" office:value="565" calcext:value-type="float">
            <text:p>565</text:p>
          </table:table-cell>
          <table:table-cell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5996" calcext:value-type="float">
            <text:p>15996</text:p>
          </table:table-cell>
          <table:table-cell office:value-type="float" office:value="1709" calcext:value-type="float">
            <text:p>1709</text:p>
          </table:table-cell>
          <table:table-cell office:value-type="float" office:value="1317" calcext:value-type="float">
            <text:p>1317</text:p>
          </table:table-cell>
          <table:table-cell office:value-type="float" office:value="402" calcext:value-type="float">
            <text:p>402</text:p>
          </table:table-cell>
          <table:table-cell office:value-type="float" office:value="859" calcext:value-type="float">
            <text:p>859</text:p>
          </table:table-cell>
          <table:table-cell office:value-type="float" office:value="399" calcext:value-type="float">
            <text:p>399</text:p>
          </table:table-cell>
          <table:table-cell office:value-type="float" office:value="1237" calcext:value-type="float">
            <text:p>1237</text:p>
          </table:table-cell>
          <table:table-cell office:value-type="float" office:value="483" calcext:value-type="float">
            <text:p>483</text:p>
          </table:table-cell>
          <table:table-cell office:value-type="float" office:value="847" calcext:value-type="float">
            <text:p>847</text:p>
          </table:table-cell>
          <table:table-cell office:value-type="float" office:value="317" calcext:value-type="float">
            <text:p>317</text:p>
          </table:table-cell>
          <table:table-cell office:value-type="float" office:value="639" calcext:value-type="float">
            <text:p>639</text:p>
          </table:table-cell>
          <table:table-cell office:value-type="float" office:value="158" calcext:value-type="float">
            <text:p>158</text:p>
          </table:table-cell>
          <table:table-cell office:value-type="float" office:value="1703" calcext:value-type="float">
            <text:p>1703</text:p>
          </table:table-cell>
          <table:table-cell office:value-type="float" office:value="348" calcext:value-type="float">
            <text:p>348</text:p>
          </table:table-cell>
          <table:table-cell office:value-type="float" office:value="1443" calcext:value-type="float">
            <text:p>1443</text:p>
          </table:table-cell>
          <table:table-cell office:value-type="float" office:value="414" calcext:value-type="float">
            <text:p>414</text:p>
          </table:table-cell>
          <table:table-cell office:value-type="float" office:value="1319" calcext:value-type="float">
            <text:p>1319</text:p>
          </table:table-cell>
          <table:table-cell office:value-type="float" office:value="353" calcext:value-type="float">
            <text:p>353</text:p>
          </table:table-cell>
          <table:table-cell office:value-type="float" office:value="1562" calcext:value-type="float">
            <text:p>1562</text:p>
          </table:table-cell>
          <table:table-cell office:value-type="float" office:value="537" calcext:value-type="float">
            <text:p>537</text:p>
          </table:table-cell>
          <table:table-cell office:value-type="float" office:value="2177" calcext:value-type="float">
            <text:p>2177</text:p>
          </table:table-cell>
          <table:table-cell office:value-type="float" office:value="479" calcext:value-type="float">
            <text:p>479</text:p>
          </table:table-cell>
          <table:table-cell office:value-type="float" office:value="1388" calcext:value-type="float">
            <text:p>1388</text:p>
          </table:table-cell>
          <table:table-cell office:value-type="float" office:value="313" calcext:value-type="float">
            <text:p>313</text:p>
          </table:table-cell>
          <table:table-cell office:value-type="float" office:value="872" calcext:value-type="float">
            <text:p>872</text:p>
          </table:table-cell>
          <table:table-cell office:value-type="float" office:value="391" calcext:value-type="float">
            <text:p>391</text:p>
          </table:table-cell>
          <table:table-cell office:value-type="float" office:value="416" calcext:value-type="float">
            <text:p>416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6330" calcext:value-type="float">
            <text:p>6330</text:p>
          </table:table-cell>
          <table:table-cell office:value-type="float" office:value="1260" calcext:value-type="float">
            <text:p>1260</text:p>
          </table:table-cell>
          <table:table-cell office:value-type="float" office:value="2779" calcext:value-type="float">
            <text:p>2779</text:p>
          </table:table-cell>
          <table:table-cell office:value-type="float" office:value="734" calcext:value-type="float">
            <text:p>734</text:p>
          </table:table-cell>
          <table:table-cell office:value-type="float" office:value="302" calcext:value-type="float">
            <text:p>302</text:p>
          </table:table-cell>
          <table:table-cell office:value-type="float" office:value="194" calcext:value-type="float">
            <text:p>194</text:p>
          </table:table-cell>
          <table:table-cell office:value-type="float" office:value="439" calcext:value-type="float">
            <text:p>439</text:p>
          </table:table-cell>
          <table:table-cell office:value-type="float" office:value="198" calcext:value-type="float">
            <text:p>198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47" calcext:value-type="float">
            <text:p>34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664" calcext:value-type="float">
            <text:p>664</text:p>
          </table:table-cell>
          <table:table-cell office:value-type="float" office:value="314" calcext:value-type="float">
            <text:p>314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551" calcext:value-type="float">
            <text:p>3551</text:p>
          </table:table-cell>
          <table:table-cell office:value-type="float" office:value="768" calcext:value-type="float">
            <text:p>768</text:p>
          </table:table-cell>
          <table:table-cell office:value-type="float" office:value="478" calcext:value-type="float">
            <text:p>478</text:p>
          </table:table-cell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257" calcext:value-type="float">
            <text:p>257</text:p>
          </table:table-cell>
          <table:table-cell office:value-type="float" office:value="700" calcext:value-type="float">
            <text:p>700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209" calcext:value-type="float">
            <text:p>209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169" calcext:value-type="float">
            <text:p>169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38" calcext:value-type="float">
            <text:p>238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office:value-type="float" office:value="359" calcext:value-type="float">
            <text:p>359</text:p>
          </table:table-cell>
          <table:table-cell office:value-type="float" office:value="223" calcext:value-type="float">
            <text:p>223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6366" calcext:value-type="float">
            <text:p>6366</text:p>
          </table:table-cell>
          <table:table-cell office:value-type="float" office:value="1361" calcext:value-type="float">
            <text:p>1361</text:p>
          </table:table-cell>
          <table:table-cell office:value-type="float" office:value="3559" calcext:value-type="float">
            <text:p>3559</text:p>
          </table:table-cell>
          <table:table-cell office:value-type="float" office:value="926" calcext:value-type="float">
            <text:p>926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396" calcext:value-type="float">
            <text:p>396</text:p>
          </table:table-cell>
          <table:table-cell office:value-type="float" office:value="346" calcext:value-type="float">
            <text:p>346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359" calcext:value-type="float">
            <text:p>359</text:p>
          </table:table-cell>
          <table:table-cell office:value-type="float" office:value="255" calcext:value-type="float">
            <text:p>255</text:p>
          </table:table-cell>
          <table:table-cell office:value-type="float" office:value="531" calcext:value-type="float">
            <text:p>531</text:p>
          </table:table-cell>
          <table:table-cell office:value-type="float" office:value="417" calcext:value-type="float">
            <text:p>417</text:p>
          </table:table-cell>
          <table:table-cell office:value-type="float" office:value="1050" calcext:value-type="float">
            <text:p>1050</text:p>
          </table:table-cell>
          <table:table-cell office:value-type="float" office:value="412" calcext:value-type="float">
            <text:p>412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807" calcext:value-type="float">
            <text:p>2807</text:p>
          </table:table-cell>
          <table:table-cell office:value-type="float" office:value="776" calcext:value-type="float">
            <text:p>776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27" calcext:value-type="float">
            <text:p>327</text:p>
          </table:table-cell>
          <table:table-cell office:value-type="float" office:value="303" calcext:value-type="float">
            <text:p>303</text:p>
          </table:table-cell>
          <table:table-cell office:value-type="float" office:value="213" calcext:value-type="float">
            <text:p>213</text:p>
          </table:table-cell>
          <table:table-cell office:value-type="float" office:value="261" calcext:value-type="float">
            <text:p>261</text:p>
          </table:table-cell>
          <table:table-cell office:value-type="float" office:value="519" calcext:value-type="float">
            <text:p>519</text:p>
          </table:table-cell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office:value-type="float" office:value="169" calcext:value-type="float">
            <text:p>169</text:p>
          </table:table-cell>
          <table:table-cell office:value-type="float" office:value="353" calcext:value-type="float">
            <text:p>353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258" calcext:value-type="float">
            <text:p>25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8797" calcext:value-type="float">
            <text:p>8797</text:p>
          </table:table-cell>
          <table:table-cell office:value-type="float" office:value="1374" calcext:value-type="float">
            <text:p>1374</text:p>
          </table:table-cell>
          <table:table-cell office:value-type="float" office:value="3949" calcext:value-type="float">
            <text:p>3949</text:p>
          </table:table-cell>
          <table:table-cell office:value-type="float" office:value="794" calcext:value-type="float">
            <text:p>794</text:p>
          </table:table-cell>
          <table:table-cell office:value-type="float" office:value="685" calcext:value-type="float">
            <text:p>685</text:p>
          </table:table-cell>
          <table:table-cell office:value-type="float" office:value="354" calcext:value-type="float">
            <text:p>354</text:p>
          </table:table-cell>
          <table:table-cell office:value-type="float" office:value="407" calcext:value-type="float">
            <text:p>407</text:p>
          </table:table-cell>
          <table:table-cell office:value-type="float" office:value="333" calcext:value-type="float">
            <text:p>333</text:p>
          </table:table-cell>
          <table:table-cell office:value-type="float" office:value="499" calcext:value-type="float">
            <text:p>499</text:p>
          </table:table-cell>
          <table:table-cell office:value-type="float" office:value="347" calcext:value-type="float">
            <text:p>347</text:p>
          </table:table-cell>
          <table:table-cell office:value-type="float" office:value="326" calcext:value-type="float">
            <text:p>326</text:p>
          </table:table-cell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305" calcext:value-type="float">
            <text:p>305</text:p>
          </table:table-cell>
          <table:table-cell office:value-type="float" office:value="286" calcext:value-type="float">
            <text:p>286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599" calcext:value-type="float">
            <text:p>599</text:p>
          </table:table-cell>
          <table:table-cell office:value-type="float" office:value="322" calcext:value-type="float">
            <text:p>322</text:p>
          </table:table-cell>
          <table:table-cell office:value-type="float" office:value="313" calcext:value-type="float">
            <text:p>313</text:p>
          </table:table-cell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848" calcext:value-type="float">
            <text:p>4848</text:p>
          </table:table-cell>
          <table:table-cell office:value-type="float" office:value="890" calcext:value-type="float">
            <text:p>890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610" calcext:value-type="float">
            <text:p>610</text:p>
          </table:table-cell>
          <table:table-cell office:value-type="float" office:value="285" calcext:value-type="float">
            <text:p>285</text:p>
          </table:table-cell>
          <table:table-cell office:value-type="float" office:value="463" calcext:value-type="float">
            <text:p>463</text:p>
          </table:table-cell>
          <table:table-cell office:value-type="float" office:value="258" calcext:value-type="float">
            <text:p>258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50" calcext:value-type="float">
            <text:p>250</text:p>
          </table:table-cell>
          <table:table-cell office:value-type="float" office:value="397" calcext:value-type="float">
            <text:p>397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  <table:table-cell office:value-type="float" office:value="281" calcext:value-type="float">
            <text:p>281</text:p>
          </table:table-cell>
          <table:table-cell office:value-type="float" office:value="1269" calcext:value-type="float">
            <text:p>1269</text:p>
          </table:table-cell>
          <table:table-cell office:value-type="float" office:value="580" calcext:value-type="float">
            <text:p>580</text:p>
          </table:table-cell>
          <table:table-cell office:value-type="float" office:value="516" calcext:value-type="float">
            <text:p>516</text:p>
          </table:table-cell>
          <table:table-cell office:value-type="float" office:value="508" calcext:value-type="float">
            <text:p>508</text:p>
          </table:table-cell>
          <table:table-cell office:value-type="float" office:value="353" calcext:value-type="float">
            <text:p>353</text:p>
          </table:table-cell>
          <table:table-cell office:value-type="float" office:value="249" calcext:value-type="float">
            <text:p>249</text:p>
          </table:table-cell>
          <table:table-cell office:value-type="float" office:value="334" calcext:value-type="float">
            <text:p>334</text:p>
          </table:table-cell>
          <table:table-cell office:value-type="float" office:value="301" calcext:value-type="float">
            <text:p>301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6078" calcext:value-type="float">
            <text:p>16078</text:p>
          </table:table-cell>
          <table:table-cell office:value-type="float" office:value="3821" calcext:value-type="float">
            <text:p>3821</text:p>
          </table:table-cell>
          <table:table-cell office:value-type="float" office:value="7696" calcext:value-type="float">
            <text:p>7696</text:p>
          </table:table-cell>
          <table:table-cell office:value-type="float" office:value="2018" calcext:value-type="float">
            <text:p>2018</text:p>
          </table:table-cell>
          <table:table-cell office:value-type="float" office:value="846" calcext:value-type="float">
            <text:p>846</text:p>
          </table:table-cell>
          <table:table-cell office:value-type="float" office:value="625" calcext:value-type="float">
            <text:p>625</text:p>
          </table:table-cell>
          <table:table-cell office:value-type="float" office:value="620" calcext:value-type="float">
            <text:p>620</text:p>
          </table:table-cell>
          <table:table-cell office:value-type="float" office:value="424" calcext:value-type="float">
            <text:p>424</text:p>
          </table:table-cell>
          <table:table-cell office:value-type="float" office:value="532" calcext:value-type="float">
            <text:p>532</text:p>
          </table:table-cell>
          <table:table-cell office:value-type="float" office:value="409" calcext:value-type="float">
            <text:p>409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436" calcext:value-type="float">
            <text:p>436</text:p>
          </table:table-cell>
          <table:table-cell office:value-type="float" office:value="326" calcext:value-type="float">
            <text:p>326</text:p>
          </table:table-cell>
          <table:table-cell office:value-type="float" office:value="355" calcext:value-type="float">
            <text:p>355</text:p>
          </table:table-cell>
          <table:table-cell office:value-type="float" office:value="320" calcext:value-type="float">
            <text:p>320</text:p>
          </table:table-cell>
          <table:table-cell office:value-type="float" office:value="1128" calcext:value-type="float">
            <text:p>1128</text:p>
          </table:table-cell>
          <table:table-cell office:value-type="float" office:value="565" calcext:value-type="float">
            <text:p>565</text:p>
          </table:table-cell>
          <table:table-cell office:value-type="float" office:value="1186" calcext:value-type="float">
            <text:p>1186</text:p>
          </table:table-cell>
          <table:table-cell office:value-type="float" office:value="769" calcext:value-type="float">
            <text:p>769</text:p>
          </table:table-cell>
          <table:table-cell office:value-type="float" office:value="568" calcext:value-type="float">
            <text:p>568</text:p>
          </table:table-cell>
          <table:table-cell office:value-type="float" office:value="375" calcext:value-type="float">
            <text:p>375</text:p>
          </table:table-cell>
          <table:table-cell office:value-type="float" office:value="829" calcext:value-type="float">
            <text:p>829</text:p>
          </table:table-cell>
          <table:table-cell office:value-type="float" office:value="441" calcext:value-type="float">
            <text:p>441</text:p>
          </table:table-cell>
          <table:table-cell office:value-type="float" office:value="593" calcext:value-type="float">
            <text:p>593</text:p>
          </table:table-cell>
          <table:table-cell office:value-type="float" office:value="459" calcext:value-type="float">
            <text:p>459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8382" calcext:value-type="float">
            <text:p>8382</text:p>
          </table:table-cell>
          <table:table-cell office:value-type="float" office:value="2073" calcext:value-type="float">
            <text:p>2073</text:p>
          </table:table-cell>
          <table:table-cell office:value-type="float" office:value="925" calcext:value-type="float">
            <text:p>925</text:p>
          </table:table-cell>
          <table:table-cell office:value-type="float" office:value="550" calcext:value-type="float">
            <text:p>550</text:p>
          </table:table-cell>
          <table:table-cell office:value-type="float" office:value="985" calcext:value-type="float">
            <text:p>985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1470" calcext:value-type="float">
            <text:p>1470</text:p>
          </table:table-cell>
          <table:table-cell office:value-type="float" office:value="704" calcext:value-type="float">
            <text:p>704</text:p>
          </table:table-cell>
          <table:table-cell office:value-type="float" office:value="489" calcext:value-type="float">
            <text:p>489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362" calcext:value-type="float">
            <text:p>362</text:p>
          </table:table-cell>
          <table:table-cell office:value-type="float" office:value="661" calcext:value-type="float">
            <text:p>661</text:p>
          </table:table-cell>
          <table:table-cell office:value-type="float" office:value="347" calcext:value-type="float">
            <text:p>347</text:p>
          </table:table-cell>
          <table:table-cell office:value-type="float" office:value="1144" calcext:value-type="float">
            <text:p>1144</text:p>
          </table:table-cell>
          <table:table-cell office:value-type="float" office:value="584" calcext:value-type="float">
            <text:p>584</text:p>
          </table:table-cell>
          <table:table-cell office:value-type="float" office:value="752" calcext:value-type="float">
            <text:p>752</text:p>
          </table:table-cell>
          <table:table-cell office:value-type="float" office:value="678" calcext:value-type="float">
            <text:p>678</text:p>
          </table:table-cell>
          <table:table-cell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0367" calcext:value-type="float">
            <text:p>10367</text:p>
          </table:table-cell>
          <table:table-cell office:value-type="float" office:value="2348" calcext:value-type="float">
            <text:p>2348</text:p>
          </table:table-cell>
          <table:table-cell office:value-type="float" office:value="5912" calcext:value-type="float">
            <text:p>5912</text:p>
          </table:table-cell>
          <table:table-cell office:value-type="float" office:value="1530" calcext:value-type="float">
            <text:p>1530</text:p>
          </table:table-cell>
          <table:table-cell office:value-type="float" office:value="882" calcext:value-type="float">
            <text:p>882</text:p>
          </table:table-cell>
          <table:table-cell office:value-type="float" office:value="433" calcext:value-type="float">
            <text:p>433</text:p>
          </table:table-cell>
          <table:table-cell office:value-type="float" office:value="694" calcext:value-type="float">
            <text:p>694</text:p>
          </table:table-cell>
          <table:table-cell office:value-type="float" office:value="494" calcext:value-type="float">
            <text:p>494</text:p>
          </table:table-cell>
          <table:table-cell office:value-type="float" office:value="601" calcext:value-type="float">
            <text:p>601</text:p>
          </table:table-cell>
          <table:table-cell office:value-type="float" office:value="378" calcext:value-type="float">
            <text:p>378</text:p>
          </table:table-cell>
          <table:table-cell office:value-type="float" office:value="410" calcext:value-type="float">
            <text:p>410</text:p>
          </table:table-cell>
          <table:table-cell office:value-type="float" office:value="319" calcext:value-type="float">
            <text:p>319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364" calcext:value-type="float">
            <text:p>364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581" calcext:value-type="float">
            <text:p>581</text:p>
          </table:table-cell>
          <table:table-cell office:value-type="float" office:value="360" calcext:value-type="float">
            <text:p>360</text:p>
          </table:table-cell>
          <table:table-cell office:value-type="float" office:value="730" calcext:value-type="float">
            <text:p>730</text:p>
          </table:table-cell>
          <table:table-cell office:value-type="float" office:value="470" calcext:value-type="float">
            <text:p>470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298" calcext:value-type="float">
            <text:p>298</text:p>
          </table:table-cell>
          <table:table-cell office:value-type="float" office:value="166" calcext:value-type="float">
            <text:p>166</text:p>
          </table:table-cell>
          <table:table-cell office:value-type="float" office:value="293" calcext:value-type="float">
            <text:p>293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455" calcext:value-type="float">
            <text:p>4455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58" calcext:value-type="float">
            <text:p>458</text:p>
          </table:table-cell>
          <table:table-cell office:value-type="float" office:value="259" calcext:value-type="float">
            <text:p>259</text:p>
          </table:table-cell>
          <table:table-cell office:value-type="float" office:value="660" calcext:value-type="float">
            <text:p>660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 office:value-type="float" office:value="258" calcext:value-type="float">
            <text:p>258</text:p>
          </table:table-cell>
          <table:table-cell office:value-type="float" office:value="190" calcext:value-type="float">
            <text:p>190</text:p>
          </table:table-cell>
          <table:table-cell office:value-type="float" office:value="287" calcext:value-type="float">
            <text:p>287</text:p>
          </table:table-cell>
          <table:table-cell office:value-type="float" office:value="243" calcext:value-type="float">
            <text:p>243</text:p>
          </table:table-cell>
          <table:table-cell office:value-type="float" office:value="664" calcext:value-type="float">
            <text:p>664</text:p>
          </table:table-cell>
          <table:table-cell office:value-type="float" office:value="377" calcext:value-type="float">
            <text:p>377</text:p>
          </table:table-cell>
          <table:table-cell office:value-type="float" office:value="605" calcext:value-type="float">
            <text:p>605</text:p>
          </table:table-cell>
          <table:table-cell office:value-type="float" office:value="360" calcext:value-type="float">
            <text:p>360</text:p>
          </table:table-cell>
          <table:table-cell office:value-type="float" office:value="518" calcext:value-type="float">
            <text:p>518</text:p>
          </table:table-cell>
          <table:table-cell office:value-type="float" office:value="174" calcext:value-type="float">
            <text:p>174</text:p>
          </table:table-cell>
          <table:table-cell office:value-type="float" office:value="390" calcext:value-type="float">
            <text:p>390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20822" calcext:value-type="float">
            <text:p>20822</text:p>
          </table:table-cell>
          <table:table-cell office:value-type="float" office:value="5109" calcext:value-type="float">
            <text:p>5109</text:p>
          </table:table-cell>
          <table:table-cell office:value-type="float" office:value="10544" calcext:value-type="float">
            <text:p>10544</text:p>
          </table:table-cell>
          <table:table-cell office:value-type="float" office:value="2681" calcext:value-type="float">
            <text:p>2681</text:p>
          </table:table-cell>
          <table:table-cell office:value-type="float" office:value="939" calcext:value-type="float">
            <text:p>939</text:p>
          </table:table-cell>
          <table:table-cell office:value-type="float" office:value="666" calcext:value-type="float">
            <text:p>666</text:p>
          </table:table-cell>
          <table:table-cell office:value-type="float" office:value="1639" calcext:value-type="float">
            <text:p>1639</text:p>
          </table:table-cell>
          <table:table-cell office:value-type="float" office:value="681" calcext:value-type="float">
            <text:p>681</text:p>
          </table:table-cell>
          <table:table-cell office:value-type="float" office:value="603" calcext:value-type="float">
            <text:p>603</text:p>
          </table:table-cell>
          <table:table-cell office:value-type="float" office:value="486" calcext:value-type="float">
            <text:p>486</text:p>
          </table:table-cell>
          <table:table-cell office:value-type="float" office:value="281" calcext:value-type="float">
            <text:p>281</text:p>
          </table:table-cell>
          <table:table-cell office:value-type="float" office:value="236" calcext:value-type="float">
            <text:p>236</text:p>
          </table:table-cell>
          <table:table-cell office:value-type="float" office:value="363" calcext:value-type="float">
            <text:p>363</text:p>
          </table:table-cell>
          <table:table-cell office:value-type="float" office:value="439" calcext:value-type="float">
            <text:p>439</text:p>
          </table:table-cell>
          <table:table-cell office:value-type="float" office:value="825" calcext:value-type="float">
            <text:p>825</text:p>
          </table:table-cell>
          <table:table-cell office:value-type="float" office:value="499" calcext:value-type="float">
            <text:p>499</text:p>
          </table:table-cell>
          <table:table-cell office:value-type="float" office:value="902" calcext:value-type="float">
            <text:p>902</text:p>
          </table:table-cell>
          <table:table-cell office:value-type="float" office:value="555" calcext:value-type="float">
            <text:p>555</text:p>
          </table:table-cell>
          <table:table-cell office:value-type="float" office:value="932" calcext:value-type="float">
            <text:p>932</text:p>
          </table:table-cell>
          <table:table-cell office:value-type="float" office:value="557" calcext:value-type="float">
            <text:p>557</text:p>
          </table:table-cell>
          <table:table-cell office:value-type="float" office:value="1707" calcext:value-type="float">
            <text:p>1707</text:p>
          </table:table-cell>
          <table:table-cell office:value-type="float" office:value="752" calcext:value-type="float">
            <text:p>752</text:p>
          </table:table-cell>
          <table:table-cell office:value-type="float" office:value="1117" calcext:value-type="float">
            <text:p>1117</text:p>
          </table:table-cell>
          <table:table-cell office:value-type="float" office:value="618" calcext:value-type="float">
            <text:p>618</text:p>
          </table:table-cell>
          <table:table-cell office:value-type="float" office:value="574" calcext:value-type="float">
            <text:p>574</text:p>
          </table:table-cell>
          <table:table-cell office:value-type="float" office:value="391" calcext:value-type="float">
            <text:p>391</text:p>
          </table:table-cell>
          <table:table-cell office:value-type="float" office:value="443" calcext:value-type="float">
            <text:p>443</text:p>
          </table:table-cell>
          <table:table-cell office:value-type="float" office:value="422" calcext:value-type="float">
            <text:p>422</text:p>
          </table:table-cell>
          <table:table-cell office:value-type="float" office:value="137" calcext:value-type="float">
            <text:p>137</text:p>
          </table:table-cell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10278" calcext:value-type="float">
            <text:p>10278</text:p>
          </table:table-cell>
          <table:table-cell office:value-type="float" office:value="2720" calcext:value-type="float">
            <text:p>2720</text:p>
          </table:table-cell>
          <table:table-cell office:value-type="float" office:value="1407" calcext:value-type="float">
            <text:p>1407</text:p>
          </table:table-cell>
          <table:table-cell office:value-type="float" office:value="845" calcext:value-type="float">
            <text:p>845</text:p>
          </table:table-cell>
          <table:table-cell office:value-type="float" office:value="708" calcext:value-type="float">
            <text:p>708</text:p>
          </table:table-cell>
          <table:table-cell office:value-type="float" office:value="386" calcext:value-type="float">
            <text:p>386</text:p>
          </table:table-cell>
          <table:table-cell office:value-type="float" office:value="652" calcext:value-type="float">
            <text:p>652</text:p>
          </table:table-cell>
          <table:table-cell office:value-type="float" office:value="414" calcext:value-type="float">
            <text:p>414</text:p>
          </table:table-cell>
          <table:table-cell office:value-type="float" office:value="470" calcext:value-type="float">
            <text:p>470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799" calcext:value-type="float">
            <text:p>799</text:p>
          </table:table-cell>
          <table:table-cell office:value-type="float" office:value="600" calcext:value-type="float">
            <text:p>600</text:p>
          </table:table-cell>
          <table:table-cell office:value-type="float" office:value="979" calcext:value-type="float">
            <text:p>979</text:p>
          </table:table-cell>
          <table:table-cell office:value-type="float" office:value="540" calcext:value-type="float">
            <text:p>540</text:p>
          </table:table-cell>
          <table:table-cell office:value-type="float" office:value="566" calcext:value-type="float">
            <text:p>566</text:p>
          </table:table-cell>
          <table:table-cell office:value-type="float" office:value="308" calcext:value-type="float">
            <text:p>308</text:p>
          </table:table-cell>
          <table:table-cell office:value-type="float" office:value="2047" calcext:value-type="float">
            <text:p>2047</text:p>
          </table:table-cell>
          <table:table-cell office:value-type="float" office:value="765" calcext:value-type="float">
            <text:p>765</text:p>
          </table:table-cell>
          <table:table-cell office:value-type="float" office:value="1086" calcext:value-type="float">
            <text:p>1086</text:p>
          </table:table-cell>
          <table:table-cell office:value-type="float" office:value="434" calcext:value-type="float">
            <text:p>434</text:p>
          </table:table-cell>
          <table:table-cell office:value-type="float" office:value="797" calcext:value-type="float">
            <text:p>797</text:p>
          </table:table-cell>
          <table:table-cell office:value-type="float" office:value="374" calcext:value-type="float">
            <text:p>374</text:p>
          </table:table-cell>
          <table:table-cell office:value-type="float" office:value="483" calcext:value-type="float">
            <text:p>483</text:p>
          </table:table-cell>
          <table:table-cell office:value-type="float" office:value="253" calcext:value-type="float">
            <text:p>253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8670" calcext:value-type="float">
            <text:p>8670</text:p>
          </table:table-cell>
          <table:table-cell office:value-type="float" office:value="1644" calcext:value-type="float">
            <text:p>1644</text:p>
          </table:table-cell>
          <table:table-cell office:value-type="float" office:value="4468" calcext:value-type="float">
            <text:p>4468</text:p>
          </table:table-cell>
          <table:table-cell office:value-type="float" office:value="1133" calcext:value-type="float">
            <text:p>1133</text:p>
          </table:table-cell>
          <table:table-cell office:value-type="float" office:value="536" calcext:value-type="float">
            <text:p>536</text:p>
          </table:table-cell>
          <table:table-cell office:value-type="float" office:value="475" calcext:value-type="float">
            <text:p>475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21" calcext:value-type="float">
            <text:p>221</text:p>
          </table:table-cell>
          <table:table-cell office:value-type="float" office:value="302" calcext:value-type="float">
            <text:p>302</text:p>
          </table:table-cell>
          <table:table-cell office:value-type="float" office:value="231" calcext:value-type="float">
            <text:p>231</text:p>
          </table:table-cell>
          <table:table-cell office:value-type="float" office:value="349" calcext:value-type="float">
            <text:p>349</text:p>
          </table:table-cell>
          <table:table-cell office:value-type="float" office:value="296" calcext:value-type="float">
            <text:p>296</text:p>
          </table:table-cell>
          <table:table-cell office:value-type="float" office:value="553" calcext:value-type="float">
            <text:p>553</text:p>
          </table:table-cell>
          <table:table-cell office:value-type="float" office:value="469" calcext:value-type="float">
            <text:p>469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716" calcext:value-type="float">
            <text:p>716</text:p>
          </table:table-cell>
          <table:table-cell office:value-type="float" office:value="418" calcext:value-type="float">
            <text:p>418</text:p>
          </table:table-cell>
          <table:table-cell office:value-type="float" office:value="491" calcext:value-type="float">
            <text:p>491</text:p>
          </table:table-cell>
          <table:table-cell office:value-type="float" office:value="276" calcext:value-type="float">
            <text:p>276</text:p>
          </table:table-cell>
          <table:table-cell office:value-type="float" office:value="239" calcext:value-type="float">
            <text:p>239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202" calcext:value-type="float">
            <text:p>4202</text:p>
          </table:table-cell>
          <table:table-cell office:value-type="float" office:value="907" calcext:value-type="float">
            <text:p>907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383" calcext:value-type="float">
            <text:p>383</text:p>
          </table:table-cell>
          <table:table-cell office:value-type="float" office:value="319" calcext:value-type="float">
            <text:p>319</text:p>
          </table:table-cell>
          <table:table-cell office:value-type="float" office:value="335" calcext:value-type="float">
            <text:p>335</text:p>
          </table:table-cell>
          <table:table-cell office:value-type="float" office:value="306" calcext:value-type="float">
            <text:p>306</text:p>
          </table:table-cell>
          <table:table-cell office:value-type="float" office:value="250" calcext:value-type="float">
            <text:p>250</text:p>
          </table:table-cell>
          <table:table-cell office:value-type="float" office:value="296" calcext:value-type="float">
            <text:p>296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419" calcext:value-type="float">
            <text:p>419</text:p>
          </table:table-cell>
          <table:table-cell office:value-type="float" office:value="331" calcext:value-type="float">
            <text:p>331</text:p>
          </table:table-cell>
          <table:table-cell office:value-type="float" office:value="361" calcext:value-type="float">
            <text:p>361</text:p>
          </table:table-cell>
          <table:table-cell office:value-type="float" office:value="310" calcext:value-type="float">
            <text:p>310</text:p>
          </table:table-cell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office:value-type="float" office:value="929" calcext:value-type="float">
            <text:p>929</text:p>
          </table:table-cell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office:value-type="float" office:value="191" calcext:value-type="float">
            <text:p>191</text:p>
          </table:table-cell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8732" calcext:value-type="float">
            <text:p>8732</text:p>
          </table:table-cell>
          <table:table-cell office:value-type="float" office:value="1310" calcext:value-type="float">
            <text:p>1310</text:p>
          </table:table-cell>
          <table:table-cell office:value-type="float" office:value="4481" calcext:value-type="float">
            <text:p>4481</text:p>
          </table:table-cell>
          <table:table-cell office:value-type="float" office:value="996" calcext:value-type="float">
            <text:p>996</text:p>
          </table:table-cell>
          <table:table-cell office:value-type="float" office:value="377" calcext:value-type="float">
            <text:p>377</text:p>
          </table:table-cell>
          <table:table-cell office:value-type="float" office:value="203" calcext:value-type="float">
            <text:p>203</text:p>
          </table:table-cell>
          <table:table-cell office:value-type="float" office:value="403" calcext:value-type="float">
            <text:p>403</text:p>
          </table:table-cell>
          <table:table-cell office:value-type="float" office:value="219" calcext:value-type="float">
            <text:p>219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32" calcext:value-type="float">
            <text:p>432</text:p>
          </table:table-cell>
          <table:table-cell office:value-type="float" office:value="385" calcext:value-type="float">
            <text:p>385</text:p>
          </table:table-cell>
          <table:table-cell office:value-type="float" office:value="358" calcext:value-type="float">
            <text:p>358</text:p>
          </table:table-cell>
          <table:table-cell office:value-type="float" office:value="303" calcext:value-type="float">
            <text:p>303</text:p>
          </table:table-cell>
          <table:table-cell office:value-type="float" office:value="648" calcext:value-type="float">
            <text:p>648</text:p>
          </table:table-cell>
          <table:table-cell office:value-type="float" office:value="305" calcext:value-type="float">
            <text:p>305</text:p>
          </table:table-cell>
          <table:table-cell office:value-type="float" office:value="532" calcext:value-type="float">
            <text:p>532</text:p>
          </table:table-cell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office:value-type="float" office:value="371" calcext:value-type="float">
            <text:p>371</text:p>
          </table:table-cell>
          <table:table-cell office:value-type="float" office:value="398" calcext:value-type="float">
            <text:p>398</text:p>
          </table:table-cell>
          <table:table-cell office:value-type="float" office:value="314" calcext:value-type="float">
            <text:p>31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251" calcext:value-type="float">
            <text:p>4251</text:p>
          </table:table-cell>
          <table:table-cell office:value-type="float" office:value="717" calcext:value-type="float">
            <text:p>717</text:p>
          </table:table-cell>
          <table:table-cell office:value-type="float" office:value="639" calcext:value-type="float">
            <text:p>639</text:p>
          </table:table-cell>
          <table:table-cell office:value-type="float" office:value="326" calcext:value-type="float">
            <text:p>326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90" calcext:value-type="float">
            <text:p>290</text:p>
          </table:table-cell>
          <table:table-cell office:value-type="float" office:value="349" calcext:value-type="float">
            <text:p>349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592" calcext:value-type="float">
            <text:p>592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259" calcext:value-type="float">
            <text:p>259</text:p>
          </table:table-cell>
          <table:table-cell office:value-type="float" office:value="766" calcext:value-type="float">
            <text:p>766</text:p>
          </table:table-cell>
          <table:table-cell office:value-type="float" office:value="280" calcext:value-type="float">
            <text:p>280</text:p>
          </table:table-cell>
          <table:table-cell office:value-type="float" office:value="416" calcext:value-type="float">
            <text:p>416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6330" calcext:value-type="float">
            <text:p>16330</text:p>
          </table:table-cell>
          <table:table-cell office:value-type="float" office:value="2435" calcext:value-type="float">
            <text:p>2435</text:p>
          </table:table-cell>
          <table:table-cell office:value-type="float" office:value="9601" calcext:value-type="float">
            <text:p>9601</text:p>
          </table:table-cell>
          <table:table-cell office:value-type="float" office:value="1731" calcext:value-type="float">
            <text:p>1731</text:p>
          </table:table-cell>
          <table:table-cell office:value-type="float" office:value="560" calcext:value-type="float">
            <text:p>560</text:p>
          </table:table-cell>
          <table:table-cell office:value-type="float" office:value="331" calcext:value-type="float">
            <text:p>331</text:p>
          </table:table-cell>
          <table:table-cell office:value-type="float" office:value="364" calcext:value-type="float">
            <text:p>364</text:p>
          </table:table-cell>
          <table:table-cell office:value-type="float" office:value="209" calcext:value-type="float">
            <text:p>209</text:p>
          </table:table-cell>
          <table:table-cell office:value-type="float" office:value="1091" calcext:value-type="float">
            <text:p>1091</text:p>
          </table:table-cell>
          <table:table-cell office:value-type="float" office:value="471" calcext:value-type="float">
            <text:p>471</text:p>
          </table:table-cell>
          <table:table-cell office:value-type="float" office:value="302" calcext:value-type="float">
            <text:p>302</text:p>
          </table:table-cell>
          <table:table-cell office:value-type="float" office:value="283" calcext:value-type="float">
            <text:p>283</text:p>
          </table:table-cell>
          <table:table-cell office:value-type="float" office:value="313" calcext:value-type="float">
            <text:p>313</text:p>
          </table:table-cell>
          <table:table-cell office:value-type="float" office:value="420" calcext:value-type="float">
            <text:p>420</text:p>
          </table:table-cell>
          <table:table-cell office:value-type="float" office:value="916" calcext:value-type="float">
            <text:p>916</text:p>
          </table:table-cell>
          <table:table-cell office:value-type="float" office:value="573" calcext:value-type="float">
            <text:p>573</text:p>
          </table:table-cell>
          <table:table-cell office:value-type="float" office:value="883" calcext:value-type="float">
            <text:p>883</text:p>
          </table:table-cell>
          <table:table-cell office:value-type="float" office:value="578" calcext:value-type="float">
            <text:p>578</text:p>
          </table:table-cell>
          <table:table-cell office:value-type="float" office:value="923" calcext:value-type="float">
            <text:p>923</text:p>
          </table:table-cell>
          <table:table-cell office:value-type="float" office:value="529" calcext:value-type="float">
            <text:p>529</text:p>
          </table:table-cell>
          <table:table-cell office:value-type="float" office:value="1779" calcext:value-type="float">
            <text:p>1779</text:p>
          </table:table-cell>
          <table:table-cell office:value-type="float" office:value="766" calcext:value-type="float">
            <text:p>766</text:p>
          </table:table-cell>
          <table:table-cell office:value-type="float" office:value="1160" calcext:value-type="float">
            <text:p>1160</text:p>
          </table:table-cell>
          <table:table-cell office:value-type="float" office:value="447" calcext:value-type="float">
            <text:p>447</text:p>
          </table:table-cell>
          <table:table-cell office:value-type="float" office:value="887" calcext:value-type="float">
            <text:p>887</text:p>
          </table:table-cell>
          <table:table-cell office:value-type="float" office:value="416" calcext:value-type="float">
            <text:p>416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6729" calcext:value-type="float">
            <text:p>6729</text:p>
          </table:table-cell>
          <table:table-cell office:value-type="float" office:value="1308" calcext:value-type="float">
            <text:p>1308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94" calcext:value-type="float">
            <text:p>894</text:p>
          </table:table-cell>
          <table:table-cell office:value-type="float" office:value="431" calcext:value-type="float">
            <text:p>431</text:p>
          </table:table-cell>
          <table:table-cell office:value-type="float" office:value="296" calcext:value-type="float">
            <text:p>29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787" calcext:value-type="float">
            <text:p>787</text:p>
          </table:table-cell>
          <table:table-cell office:value-type="float" office:value="470" calcext:value-type="float">
            <text:p>470</text:p>
          </table:table-cell>
          <table:table-cell office:value-type="float" office:value="551" calcext:value-type="float">
            <text:p>551</text:p>
          </table:table-cell>
          <table:table-cell office:value-type="float" office:value="474" calcext:value-type="float">
            <text:p>474</text:p>
          </table:table-cell>
          <table:table-cell office:value-type="float" office:value="426" calcext:value-type="float">
            <text:p>426</text:p>
          </table:table-cell>
          <table:table-cell office:value-type="float" office:value="264" calcext:value-type="float">
            <text:p>264</text:p>
          </table:table-cell>
          <table:table-cell office:value-type="float" office:value="1405" calcext:value-type="float">
            <text:p>1405</text:p>
          </table:table-cell>
          <table:table-cell office:value-type="float" office:value="385" calcext:value-type="float">
            <text:p>385</text:p>
          </table:table-cell>
          <table:table-cell office:value-type="float" office:value="706" calcext:value-type="float">
            <text:p>706</text:p>
          </table:table-cell>
          <table:table-cell office:value-type="float" office:value="289" calcext:value-type="float">
            <text:p>289</text:p>
          </table:table-cell>
          <table:table-cell office:value-type="float" office:value="906" calcext:value-type="float">
            <text:p>906</text:p>
          </table:table-cell>
          <table:table-cell office:value-type="float" office:value="484" calcext:value-type="float">
            <text:p>484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7317" calcext:value-type="float">
            <text:p>7317</text:p>
          </table:table-cell>
          <table:table-cell office:value-type="float" office:value="1488" calcext:value-type="float">
            <text:p>1488</text:p>
          </table:table-cell>
          <table:table-cell office:value-type="float" office:value="3451" calcext:value-type="float">
            <text:p>3451</text:p>
          </table:table-cell>
          <table:table-cell office:value-type="float" office:value="982" calcext:value-type="float">
            <text:p>98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609" calcext:value-type="float">
            <text:p>609</text:p>
          </table:table-cell>
          <table:table-cell office:value-type="float" office:value="401" calcext:value-type="float">
            <text:p>401</text:p>
          </table:table-cell>
          <table:table-cell office:value-type="float" office:value="275" calcext:value-type="float">
            <text:p>275</text:p>
          </table:table-cell>
          <table:table-cell office:value-type="float" office:value="180" calcext:value-type="float">
            <text:p>180</text:p>
          </table:table-cell>
          <table:table-cell office:value-type="float" office:value="951" calcext:value-type="float">
            <text:p>951</text:p>
          </table:table-cell>
          <table:table-cell office:value-type="float" office:value="298" calcext:value-type="float">
            <text:p>298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866" calcext:value-type="float">
            <text:p>3866</text:p>
          </table:table-cell>
          <table:table-cell office:value-type="float" office:value="885" calcext:value-type="float">
            <text:p>885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office:value-type="float" office:value="347" calcext:value-type="float">
            <text:p>347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244" calcext:value-type="float">
            <text:p>244</text:p>
          </table:table-cell>
          <table:table-cell office:value-type="float" office:value="197" calcext:value-type="float">
            <text:p>197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79" calcext:value-type="float">
            <text:p>179</text:p>
          </table:table-cell>
          <table:table-cell office:value-type="float" office:value="305" calcext:value-type="float">
            <text:p>30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742" calcext:value-type="float">
            <text:p>742</text:p>
          </table:table-cell>
          <table:table-cell office:value-type="float" office:value="391" calcext:value-type="float">
            <text:p>391</text:p>
          </table:table-cell>
          <table:table-cell office:value-type="float" office:value="540" calcext:value-type="float">
            <text:p>540</text:p>
          </table:table-cell>
          <table:table-cell office:value-type="float" office:value="253" calcext:value-type="float">
            <text:p>253</text:p>
          </table:table-cell>
          <table:table-cell office:value-type="float" office:value="710" calcext:value-type="float">
            <text:p>710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0468" calcext:value-type="float">
            <text:p>10468</text:p>
          </table:table-cell>
          <table:table-cell office:value-type="float" office:value="1854" calcext:value-type="float">
            <text:p>1854</text:p>
          </table:table-cell>
          <table:table-cell office:value-type="float" office:value="4584" calcext:value-type="float">
            <text:p>4584</text:p>
          </table:table-cell>
          <table:table-cell office:value-type="float" office:value="1064" calcext:value-type="float">
            <text:p>1064</text:p>
          </table:table-cell>
          <table:table-cell office:value-type="float" office:value="390" calcext:value-type="float">
            <text:p>390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309" calcext:value-type="float">
            <text:p>309</text:p>
          </table:table-cell>
          <table:table-cell office:value-type="float" office:value="245" calcext:value-type="float">
            <text:p>245</text:p>
          </table:table-cell>
          <table:table-cell office:value-type="float" office:value="429" calcext:value-type="float">
            <text:p>429</text:p>
          </table:table-cell>
          <table:table-cell office:value-type="float" office:value="318" calcext:value-type="float">
            <text:p>31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98" calcext:value-type="float">
            <text:p>498</text:p>
          </table:table-cell>
          <table:table-cell office:value-type="float" office:value="280" calcext:value-type="float">
            <text:p>280</text:p>
          </table:table-cell>
          <table:table-cell office:value-type="float" office:value="372" calcext:value-type="float">
            <text:p>372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706" calcext:value-type="float">
            <text:p>706</text:p>
          </table:table-cell>
          <table:table-cell office:value-type="float" office:value="359" calcext:value-type="float">
            <text:p>359</text:p>
          </table:table-cell>
          <table:table-cell office:value-type="float" office:value="573" calcext:value-type="float">
            <text:p>573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884" calcext:value-type="float">
            <text:p>5884</text:p>
          </table:table-cell>
          <table:table-cell office:value-type="float" office:value="1295" calcext:value-type="float">
            <text:p>1295</text:p>
          </table:table-cell>
          <table:table-cell office:value-type="float" office:value="334" calcext:value-type="float">
            <text:p>334</text:p>
          </table:table-cell>
          <table:table-cell office:value-type="float" office:value="248" calcext:value-type="float">
            <text:p>248</text:p>
          </table:table-cell>
          <table:table-cell office:value-type="float" office:value="435" calcext:value-type="float">
            <text:p>435</text:p>
          </table:table-cell>
          <table:table-cell office:value-type="float" office:value="294" calcext:value-type="float">
            <text:p>294</text:p>
          </table:table-cell>
          <table:table-cell office:value-type="float" office:value="426" calcext:value-type="float">
            <text:p>426</text:p>
          </table:table-cell>
          <table:table-cell office:value-type="float" office:value="323" calcext:value-type="float">
            <text:p>323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687" calcext:value-type="float">
            <text:p>687</text:p>
          </table:table-cell>
          <table:table-cell office:value-type="float" office:value="528" calcext:value-type="float">
            <text:p>528</text:p>
          </table:table-cell>
          <table:table-cell office:value-type="float" office:value="424" calcext:value-type="float">
            <text:p>424</text:p>
          </table:table-cell>
          <table:table-cell office:value-type="float" office:value="397" calcext:value-type="float">
            <text:p>397</text:p>
          </table:table-cell>
          <table:table-cell office:value-type="float" office:value="663" calcext:value-type="float">
            <text:p>663</text:p>
          </table:table-cell>
          <table:table-cell office:value-type="float" office:value="445" calcext:value-type="float">
            <text:p>445</text:p>
          </table:table-cell>
          <table:table-cell office:value-type="float" office:value="826" calcext:value-type="float">
            <text:p>826</text:p>
          </table:table-cell>
          <table:table-cell office:value-type="float" office:value="432" calcext:value-type="float">
            <text:p>432</text:p>
          </table:table-cell>
          <table:table-cell office:value-type="float" office:value="1011" calcext:value-type="float">
            <text:p>1011</text:p>
          </table:table-cell>
          <table:table-cell office:value-type="float" office:value="404" calcext:value-type="float">
            <text:p>404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306" calcext:value-type="float">
            <text:p>30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5328" calcext:value-type="float">
            <text:p>5328</text:p>
          </table:table-cell>
          <table:table-cell office:value-type="float" office:value="748" calcext:value-type="float">
            <text:p>748</text:p>
          </table:table-cell>
          <table:table-cell office:value-type="float" office:value="2933" calcext:value-type="float">
            <text:p>2933</text:p>
          </table:table-cell>
          <table:table-cell office:value-type="float" office:value="534" calcext:value-type="float">
            <text:p>534</text:p>
          </table:table-cell>
          <table:table-cell office:value-type="float" office:value="362" calcext:value-type="float">
            <text:p>362</text:p>
          </table:table-cell>
          <table:table-cell office:value-type="float" office:value="222" calcext:value-type="float">
            <text:p>222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568" calcext:value-type="float">
            <text:p>568</text:p>
          </table:table-cell>
          <table:table-cell office:value-type="float" office:value="252" calcext:value-type="float">
            <text:p>252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52" calcext:value-type="float">
            <text:p>552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229" calcext:value-type="float">
            <text:p>229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395" calcext:value-type="float">
            <text:p>2395</text:p>
          </table:table-cell>
          <table:table-cell office:value-type="float" office:value="491" calcext:value-type="float">
            <text:p>49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office:value-type="float" office:value="228" calcext:value-type="float">
            <text:p>228</text:p>
          </table:table-cell>
          <table:table-cell office:value-type="float" office:value="289" calcext:value-type="float">
            <text:p>289</text:p>
          </table:table-cell>
          <table:table-cell office:value-type="float" office:value="258" calcext:value-type="float">
            <text:p>258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292" calcext:value-type="float">
            <text:p>292</text:p>
          </table:table-cell>
          <table:table-cell office:value-type="float" office:value="322" calcext:value-type="float">
            <text:p>322</text:p>
          </table:table-cell>
          <table:table-cell office:value-type="float" office:value="257" calcext:value-type="float">
            <text:p>257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office:value-type="float" office:value="265" calcext:value-type="float">
            <text:p>265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0979" calcext:value-type="float">
            <text:p>10979</text:p>
          </table:table-cell>
          <table:table-cell office:value-type="float" office:value="1359" calcext:value-type="float">
            <text:p>1359</text:p>
          </table:table-cell>
          <table:table-cell office:value-type="float" office:value="5712" calcext:value-type="float">
            <text:p>5712</text:p>
          </table:table-cell>
          <table:table-cell office:value-type="float" office:value="1014" calcext:value-type="float">
            <text:p>1014</text:p>
          </table:table-cell>
          <table:table-cell office:value-type="float" office:value="474" calcext:value-type="float">
            <text:p>474</text:p>
          </table:table-cell>
          <table:table-cell office:value-type="float" office:value="394" calcext:value-type="float">
            <text:p>394</text:p>
          </table:table-cell>
          <table:table-cell office:value-type="float" office:value="989" calcext:value-type="float">
            <text:p>989</text:p>
          </table:table-cell>
          <table:table-cell office:value-type="float" office:value="737" calcext:value-type="float">
            <text:p>737</text:p>
          </table:table-cell>
          <table:table-cell office:value-type="float" office:value="512" calcext:value-type="float">
            <text:p>512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723" calcext:value-type="float">
            <text:p>723</text:p>
          </table:table-cell>
          <table:table-cell office:value-type="float" office:value="363" calcext:value-type="float">
            <text:p>363</text:p>
          </table:table-cell>
          <table:table-cell office:value-type="float" office:value="524" calcext:value-type="float">
            <text:p>524</text:p>
          </table:table-cell>
          <table:table-cell office:value-type="float" office:value="324" calcext:value-type="float">
            <text:p>324</text:p>
          </table:table-cell>
          <table:table-cell office:value-type="float" office:value="652" calcext:value-type="float">
            <text:p>652</text:p>
          </table:table-cell>
          <table:table-cell office:value-type="float" office:value="411" calcext:value-type="float">
            <text:p>411</text:p>
          </table:table-cell>
          <table:table-cell office:value-type="float" office:value="719" calcext:value-type="float">
            <text:p>719</text:p>
          </table:table-cell>
          <table:table-cell office:value-type="float" office:value="436" calcext:value-type="float">
            <text:p>436</text:p>
          </table:table-cell>
          <table:table-cell office:value-type="float" office:value="483" calcext:value-type="float">
            <text:p>483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267" calcext:value-type="float">
            <text:p>5267</text:p>
          </table:table-cell>
          <table:table-cell office:value-type="float" office:value="720" calcext:value-type="float">
            <text:p>720</text:p>
          </table:table-cell>
          <table:table-cell office:value-type="float" office:value="815" calcext:value-type="float">
            <text:p>815</text:p>
          </table:table-cell>
          <table:table-cell office:value-type="float" office:value="357" calcext:value-type="float">
            <text:p>357</text:p>
          </table:table-cell>
          <table:table-cell office:value-type="float" office:value="487" calcext:value-type="float">
            <text:p>487</text:p>
          </table:table-cell>
          <table:table-cell office:value-type="float" office:value="227" calcext:value-type="float">
            <text:p>227</text:p>
          </table:table-cell>
          <table:table-cell office:value-type="float" office:value="869" calcext:value-type="float">
            <text:p>869</text:p>
          </table:table-cell>
          <table:table-cell office:value-type="float" office:value="218" calcext:value-type="float">
            <text:p>21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578" calcext:value-type="float">
            <text:p>578</text:p>
          </table:table-cell>
          <table:table-cell office:value-type="float" office:value="324" calcext:value-type="float">
            <text:p>324</text:p>
          </table:table-cell>
          <table:table-cell office:value-type="float" office:value="607" calcext:value-type="float">
            <text:p>607</text:p>
          </table:table-cell>
          <table:table-cell office:value-type="float" office:value="346" calcext:value-type="float">
            <text:p>346</text:p>
          </table:table-cell>
          <table:table-cell office:value-type="float" office:value="669" calcext:value-type="float">
            <text:p>669</text:p>
          </table:table-cell>
          <table:table-cell office:value-type="float" office:value="388" calcext:value-type="float">
            <text:p>388</text:p>
          </table:table-cell>
          <table:table-cell office:value-type="float" office:value="316" calcext:value-type="float">
            <text:p>316</text:p>
          </table:table-cell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05" meta:object-count="0"/>
    <meta:generator>LibreOffice/6.0.7.3$Linux_X86_64 LibreOffice_project/00m0$Build-3</meta:generator>
  </office:meta>
</office:document-meta>
</file>